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62000000587CE155E8D689C89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pitch="variable"/>
    <style:font-face style:name="OpenSymbol3" svg:font-family="OpenSymbol" style:font-adornments="Oblique" style:font-pitch="variable" style:font-charset="x-symbol"/>
    <style:font-face style:name="OpenSymbol4" svg:font-family="OpenSymbol" style:font-adornments="Roman" style:font-family-generic="swiss" style:font-pitch="variable" style:font-charset="x-symbol"/>
    <style:font-face style:name="OpenSymbol5" svg:font-family="OpenSymbol" style:font-adornments="Roman" style:font-family-generic="swiss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Tableau1" style:family="table">
      <style:table-properties style:width="9.151cm" table:align="margins" fo:background-color="transparent">
        <style:background-image/>
      </style:table-properties>
    </style:style>
    <style:style style:name="Tableau1.A" style:family="table-column">
      <style:table-column-properties style:column-width="5.988cm" style:rel-column-width="42885*"/>
    </style:style>
    <style:style style:name="Tableau1.B" style:family="table-column">
      <style:table-column-properties style:column-width="3.163cm" style:rel-column-width="22650*"/>
    </style:style>
    <style:style style:name="Tableau1.1" style:family="table-row">
      <style:table-row-properties style:min-row-height="9.102cm" fo:background-color="transparent">
        <style:background-image/>
      </style:table-row-properties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padding="0.097cm" fo:border-left="1pt solid #b2b2b2" fo:border-right="none" fo:border-top="none" fo:border-bottom="none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3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Header">
      <style:text-properties fo:font-size="3pt" style:font-size-asian="4pt" style:font-size-complex="4pt"/>
    </style:style>
    <style:style style:name="P17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8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text-properties fo:font-size="6pt" style:font-size-asian="6pt" style:font-size-complex="6pt"/>
    </style:style>
    <style:style style:name="P23" style:family="paragraph" style:parent-style-name="_5f_En-tête" style:master-page-name="">
      <loext:graphic-properties draw:fill="none" draw:fill-color="#ffe6b3"/>
      <style:paragraph-properties fo:margin-left="0cm" fo:margin-right="0cm" fo:text-align="start" style:justify-single-word="false" fo:text-indent="0cm" style:auto-text-indent="false" style:page-number="auto" fo:background-color="transparent" fo:padding="0cm" fo:border="none" style:shadow="none"/>
      <style:text-properties officeooo:paragraph-rsid="00ccef2a"/>
    </style:style>
    <style:style style:name="P24" style:family="paragraph" style:parent-style-name="_5f_Paragraphe_20_livret_20_réponse_20_élève">
      <style:paragraph-properties fo:margin-top="0cm" fo:margin-bottom="0cm" style:contextual-spacing="false"/>
      <style:text-properties officeooo:paragraph-rsid="00bf2d30"/>
    </style:style>
    <style:style style:name="P25" style:family="paragraph" style:parent-style-name="Standard">
      <style:paragraph-properties fo:margin-top="0cm" fo:margin-bottom="0.101cm" style:contextual-spacing="false"/>
      <style:text-properties officeooo:paragraph-rsid="00bf2d30"/>
    </style:style>
    <style:style style:name="P26" style:family="paragraph" style:parent-style-name="_5f_Paragraphe_20_livret_20_">
      <style:paragraph-properties fo:margin-top="0.199cm" fo:margin-bottom="0cm" style:contextual-spacing="false"/>
      <style:text-properties officeooo:paragraph-rsid="00bf2d30"/>
    </style:style>
    <style:style style:name="P27" style:family="paragraph" style:parent-style-name="_5f_Paragraphe_20_livret_20_réponse_20_élève">
      <style:paragraph-properties fo:margin-top="0cm" fo:margin-bottom="0.199cm" style:contextual-spacing="false"/>
      <style:text-properties officeooo:paragraph-rsid="00bf2d30"/>
    </style:style>
    <style:style style:name="P28" style:family="paragraph" style:parent-style-name="_5f_Paragraphe_20_livret_20_réponse_20_élève">
      <style:text-properties officeooo:paragraph-rsid="00bf2d30"/>
    </style:style>
    <style:style style:name="P29" style:family="paragraph" style:parent-style-name="_5f_Paragraphe_20_livret_20_réponse_20_élève">
      <style:paragraph-properties style:line-height-at-least="0.6cm" fo:text-align="center" style:justify-single-word="false" fo:break-before="column"/>
      <style:text-properties officeooo:paragraph-rsid="00bf2d30"/>
    </style:style>
    <style:style style:name="P30" style:family="paragraph" style:parent-style-name="_5f_Paragraphe_20_livret_20_réponse_20_élève">
      <style:paragraph-properties style:line-height-at-least="0.6cm" fo:text-align="center" style:justify-single-word="false"/>
      <style:text-properties officeooo:paragraph-rsid="00bf2d30"/>
    </style:style>
    <style:style style:name="P31" style:family="paragraph" style:parent-style-name="_5f_Paragraphe_20_livret_20_">
      <style:paragraph-properties fo:margin-top="0cm" fo:margin-bottom="0.199cm" style:contextual-spacing="false" fo:text-align="center" style:justify-single-word="false"/>
      <style:text-properties fo:color="#000000" loext:opacity="100%" officeooo:paragraph-rsid="00bf2d30"/>
    </style:style>
    <style:style style:name="P32" style:family="paragraph" style:parent-style-name="_5f_Paragraphe_20_livret_20_réponse_20_élève">
      <style:paragraph-properties style:line-height-at-least="0.801cm" fo:text-align="center" style:justify-single-word="false"/>
      <style:text-properties officeooo:paragraph-rsid="00bf2d30"/>
    </style:style>
    <style:style style:name="P33" style:family="paragraph" style:parent-style-name="_5f_Paragraphe_20_livret_20_réponse_20_élève">
      <style:paragraph-properties style:line-height-at-least="0.801cm" fo:text-align="center" style:justify-single-word="false"/>
      <style:text-properties officeooo:paragraph-rsid="00c34b84"/>
    </style:style>
    <style:style style:name="P34" style:family="paragraph" style:parent-style-name="FILET_5f_POINTILLES">
      <style:paragraph-properties style:line-height-at-least="0.801cm"/>
      <style:text-properties officeooo:paragraph-rsid="00ccef2a"/>
    </style:style>
    <style:style style:name="P35" style:family="paragraph" style:parent-style-name="_5f_Paragraphe_20_livret">
      <style:paragraph-properties fo:margin-top="0cm" fo:margin-bottom="0cm" style:contextual-spacing="false"/>
      <style:text-properties officeooo:paragraph-rsid="00ccef2a"/>
    </style:style>
    <style:style style:name="P36" style:family="paragraph" style:parent-style-name="FILET_5f_POINTILLES">
      <style:text-properties officeooo:paragraph-rsid="00ccef2a"/>
    </style:style>
    <style:style style:name="P37" style:family="paragraph" style:parent-style-name="Standard">
      <style:text-properties officeooo:paragraph-rsid="00ccef2a"/>
    </style:style>
    <style:style style:name="P38" style:family="paragraph" style:parent-style-name="_5f_Paragraphe_20_livret">
      <style:paragraph-properties fo:margin-top="0cm" fo:margin-bottom="0.199cm" style:contextual-spacing="false"/>
      <style:text-properties officeooo:paragraph-rsid="00ccef2a"/>
    </style:style>
    <style:style style:name="P39" style:family="paragraph" style:parent-style-name="_5f_Paragraphe_20_livret">
      <style:text-properties officeooo:paragraph-rsid="00ccef2a"/>
    </style:style>
    <style:style style:name="P40" style:family="paragraph" style:parent-style-name="_5f_Paragraphe_20_livret">
      <style:paragraph-properties fo:margin-top="0.101cm" fo:margin-bottom="0.7cm" style:contextual-spacing="false"/>
      <style:text-properties officeooo:paragraph-rsid="00ccef2a"/>
    </style:style>
    <style:style style:name="P41" style:family="paragraph" style:parent-style-name="_5f_Paragraphe_20_livret_20_">
      <style:paragraph-properties fo:margin-top="0.101cm" fo:margin-bottom="0cm" style:contextual-spacing="false"/>
      <style:text-properties officeooo:paragraph-rsid="00ccef2a"/>
    </style:style>
    <style:style style:name="P42" style:family="paragraph" style:parent-style-name="_5f_Paragraphe_20_livret_20_">
      <style:text-properties officeooo:paragraph-rsid="00ccef2a"/>
    </style:style>
    <style:style style:name="P43" style:family="paragraph" style:parent-style-name="_5f_Paragraphe_20_livret_20_">
      <style:paragraph-properties fo:margin-left="0cm" fo:margin-right="0cm" fo:margin-top="0cm" fo:margin-bottom="0cm" style:contextual-spacing="false" fo:text-indent="0cm" style:auto-text-indent="false"/>
      <style:text-properties officeooo:paragraph-rsid="00ccef2a"/>
    </style:style>
    <style:style style:name="P44" style:family="paragraph" style:parent-style-name="FILET_5f_POINTILLES">
      <style:paragraph-properties style:line-height-at-least="0.801cm" fo:text-align="justify" style:justify-single-word="false"/>
      <style:text-properties fo:color="#b3b3b3" loext:opacity="100%" officeooo:paragraph-rsid="00ccef2a" style:font-size-asian="10pt"/>
    </style:style>
    <style:style style:name="P45" style:family="paragraph" style:parent-style-name="_5f_Paragraphe_20_livret_20_">
      <loext:graphic-properties draw:fill-hatch-name="hatch"/>
      <style:paragraph-properties fo:margin-top="0cm" fo:margin-bottom="0cm" style:contextual-spacing="false" fo:line-height="150%">
        <style:tab-stops>
          <style:tab-stop style:position="2.544cm" style:leader-style="dotted" style:leader-text="."/>
          <style:tab-stop style:position="5.5cm" style:leader-style="dotted" style:leader-text="."/>
          <style:tab-stop style:position="8.301cm" style:leader-style="dotted" style:leader-text="."/>
        </style:tab-stops>
      </style:paragraph-properties>
      <style:text-properties officeooo:rsid="00957dd9" officeooo:paragraph-rsid="00d0d82e"/>
    </style:style>
    <style:style style:name="P46" style:family="paragraph" style:parent-style-name="_5f_Paragraphe_20_livret_20_">
      <loext:graphic-properties draw:fill-hatch-name="hatch"/>
      <style:paragraph-properties fo:margin-top="0cm" fo:margin-bottom="0cm" style:contextual-spacing="false" fo:line-height="150%"/>
      <style:text-properties officeooo:rsid="00957dd9" officeooo:paragraph-rsid="00d0d82e"/>
    </style:style>
    <style:style style:name="P47" style:family="paragraph" style:parent-style-name="Table_20_Contents">
      <style:paragraph-properties fo:margin-top="0cm" fo:margin-bottom="0cm" style:contextual-spacing="false" fo:text-align="justify" style:justify-single-word="false"/>
      <style:text-properties officeooo:paragraph-rsid="00ccef2a" style:font-size-asian="10pt"/>
    </style:style>
    <style:style style:name="P48" style:family="paragraph" style:parent-style-name="_5f_Paragraphe_20_livret">
      <style:paragraph-properties fo:text-align="center" style:justify-single-word="false"/>
      <style:text-properties officeooo:paragraph-rsid="00ccef2a"/>
    </style:style>
    <style:style style:name="P49" style:family="paragraph" style:parent-style-name="_5f_Paragraphe_20_livret_20_">
      <style:paragraph-properties fo:margin-top="0cm" fo:margin-bottom="0.199cm" style:contextual-spacing="false" fo:text-align="center" style:justify-single-word="false"/>
      <style:text-properties officeooo:paragraph-rsid="00bf2d30"/>
    </style:style>
    <style:style style:name="P50" style:family="paragraph" style:parent-style-name="_5f_Paragraphe_20_livret_20_">
      <style:paragraph-properties fo:margin-left="0cm" fo:margin-right="0cm" fo:margin-top="0cm" fo:margin-bottom="0cm" style:contextual-spacing="false" fo:text-indent="0cm" style:auto-text-indent="false"/>
      <style:text-properties officeooo:rsid="00c2c5bd" officeooo:paragraph-rsid="00ccef2a"/>
    </style:style>
    <style:style style:name="P51" style:family="paragraph" style:parent-style-name="_5f_Paragraphe_20_livret_20_réponse_20_élève">
      <loext:graphic-properties draw:fill-hatch-name="hatch"/>
      <style:paragraph-properties>
        <style:tab-stops>
          <style:tab-stop style:position="9.098cm" style:type="right" style:leader-style="dotted" style:leader-text="."/>
        </style:tab-stops>
      </style:paragraph-properties>
    </style:style>
    <style:style style:name="P52" style:family="paragraph" style:parent-style-name="_5f_Paragraphe_20_livret_20_réponse_20_élève" style:master-page-name="">
      <loext:graphic-properties draw:fill-hatch-name="hatch"/>
      <style:paragraph-properties style:page-number="auto">
        <style:tab-stops>
          <style:tab-stop style:position="9.098cm" style:type="right" style:leader-style="dotted" style:leader-text="."/>
        </style:tab-stops>
      </style:paragraph-properties>
      <style:text-properties officeooo:paragraph-rsid="00d07677"/>
    </style:style>
    <style:style style:name="P53" style:family="paragraph" style:parent-style-name="_5f_Paragraphe_20_livret_20_réponse_20_élève">
      <loext:graphic-properties draw:fill-hatch-name="hatch"/>
      <style:paragraph-properties>
        <style:tab-stops>
          <style:tab-stop style:position="9.098cm" style:type="right" style:leader-style="dotted" style:leader-text="."/>
        </style:tab-stops>
      </style:paragraph-properties>
      <style:text-properties officeooo:rsid="00d07677" officeooo:paragraph-rsid="00d07677"/>
    </style:style>
    <style:style style:name="P54" style:family="paragraph" style:parent-style-name="Exo_5f_Num" style:master-page-name="_5f_Fiche_20_éditeur_20_série_20_2_20_une_20_colonne_20_impaire_20__28_G_29_">
      <loext:graphic-properties draw:fill-gradient-name="gradient" draw:fill-hatch-name="hatch"/>
      <style:paragraph-properties fo:margin-top="0cm" fo:margin-bottom="0.101cm" style:contextual-spacing="false" style:page-number="118" fo:break-before="auto" fo:break-after="auto"/>
      <style:text-properties officeooo:paragraph-rsid="00cb953c"/>
    </style:style>
    <style:style style:name="P55" style:family="paragraph" style:parent-style-name="Exo_5f_Num">
      <style:text-properties officeooo:paragraph-rsid="00bf2d30"/>
    </style:style>
    <style:style style:name="P56" style:family="paragraph" style:parent-style-name="Exo_5f_Num">
      <style:paragraph-properties fo:margin-top="0.499cm" fo:margin-bottom="0.101cm" style:contextual-spacing="false"/>
      <style:text-properties officeooo:paragraph-rsid="00bf2d30"/>
    </style:style>
    <style:style style:name="P57" style:family="paragraph" style:parent-style-name="Exo_5f_Num" style:list-style-name="Num_5f_Exo">
      <style:paragraph-properties fo:margin-top="0.559cm" fo:margin-bottom="0.101cm" style:contextual-spacing="false"/>
      <style:text-properties officeooo:paragraph-rsid="00ccef2a"/>
    </style:style>
    <style:style style:name="P58" style:family="paragraph" style:parent-style-name="Exo_5f_Num" style:list-style-name="">
      <style:paragraph-properties fo:margin-top="0cm" fo:margin-bottom="0cm" style:contextual-spacing="false"/>
      <style:text-properties officeooo:paragraph-rsid="00ccef2a"/>
    </style:style>
    <style:style style:name="P59" style:family="paragraph" style:parent-style-name="FILET_5f_POINTILLES" style:list-style-name="liste_5f_abc">
      <style:text-properties officeooo:paragraph-rsid="00c993ca"/>
    </style:style>
    <style:style style:name="P60" style:family="paragraph" style:parent-style-name="FILET_5f_POINTILLES" style:list-style-name="liste_5f_abc">
      <style:text-properties officeooo:paragraph-rsid="00ccef2a"/>
    </style:style>
    <style:style style:name="P61" style:family="paragraph" style:parent-style-name="Standard" style:list-style-name="Num_5f_Exo">
      <style:paragraph-properties fo:margin-top="0.347cm" fo:margin-bottom="0cm" style:contextual-spacing="false"/>
      <style:text-properties officeooo:rsid="00957dd9" officeooo:paragraph-rsid="00ccef2a"/>
    </style:style>
    <style:style style:name="P62" style:family="paragraph" style:parent-style-name="_5f_Paragraphe_20_livret" style:list-style-name="liste_5f_abc">
      <style:paragraph-properties fo:margin-top="0.3cm" fo:margin-bottom="0cm" style:contextual-spacing="false"/>
      <style:text-properties officeooo:paragraph-rsid="00ccef2a"/>
    </style:style>
    <style:style style:name="P63" style:family="paragraph" style:parent-style-name="_5f_Paragraphe_20_livret" style:list-style-name="liste_5f_abc">
      <style:paragraph-properties fo:margin-top="0.43cm" fo:margin-bottom="0.101cm" style:contextual-spacing="false"/>
      <style:text-properties officeooo:paragraph-rsid="00ccef2a"/>
    </style:style>
    <style:style style:name="P64" style:family="paragraph" style:parent-style-name="_5f_Paragraphe_20_livret" style:list-style-name="liste_5f_abc">
      <style:paragraph-properties fo:margin-top="0.289cm" fo:margin-bottom="0cm" style:contextual-spacing="false"/>
      <style:text-properties officeooo:paragraph-rsid="00ccef2a"/>
    </style:style>
    <style:style style:name="P65" style:family="paragraph" style:parent-style-name="_5f_Paragraphe_20_livret_20_" style:list-style-name="_5f_Numérotation_20_des_20_exercices_20_livrets">
      <style:paragraph-properties fo:margin-top="0.199cm" fo:margin-bottom="0.4cm" style:contextual-spacing="false" fo:text-align="center" style:justify-single-word="false"/>
      <style:text-properties officeooo:paragraph-rsid="00bf2d30"/>
    </style:style>
    <style:style style:name="P66" style:family="paragraph" style:parent-style-name="_5f_Paragraphe_20_livret_20_" style:list-style-name="_5f_Numérotation_20_des_20_exercices_20_livrets">
      <style:paragraph-properties fo:margin-left="0cm" fo:margin-right="0cm" fo:text-align="center" style:justify-single-word="false" fo:text-indent="0cm" style:auto-text-indent="false"/>
      <style:text-properties officeooo:paragraph-rsid="00bf2d30"/>
    </style:style>
    <style:style style:name="P67" style:family="paragraph" style:parent-style-name="_5f_Paragraphe_20_livret_20_" style:list-style-name="liste_5f_abc">
      <style:paragraph-properties fo:margin-top="0.199cm" fo:margin-bottom="0.101cm" style:contextual-spacing="false"/>
      <style:text-properties officeooo:paragraph-rsid="00bf2d30"/>
    </style:style>
    <style:style style:name="P68" style:family="paragraph" style:parent-style-name="_5f_Paragraphe_20_livret_20_" style:list-style-name="liste_5f_abc">
      <style:paragraph-properties fo:margin-top="0.101cm" fo:margin-bottom="0.101cm" style:contextual-spacing="false"/>
      <style:text-properties officeooo:paragraph-rsid="00ccef2a"/>
    </style:style>
    <style:style style:name="P69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ccef2a"/>
    </style:style>
    <style:style style:name="P70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ccef2a"/>
    </style:style>
    <style:style style:name="P71" style:family="paragraph" style:parent-style-name="_5f_Paragraphe_20_livret_20_" style:list-style-name="liste_5f_abc">
      <style:paragraph-properties fo:margin-top="0.3cm" fo:margin-bottom="0.101cm" style:contextual-spacing="false"/>
      <style:text-properties officeooo:paragraph-rsid="00ccef2a"/>
    </style:style>
    <style:style style:name="P72" style:family="paragraph" style:parent-style-name="_5f_Paragraphe_20_livret_20_" style:list-style-name="L1" style:master-page-name="">
      <loext:graphic-properties draw:fill="none"/>
      <style:paragraph-properties fo:margin-left="0.3cm" fo:margin-right="0cm" fo:margin-top="0cm" fo:margin-bottom="0cm" style:contextual-spacing="false" fo:text-align="justify" style:justify-single-word="false" fo:text-indent="-0.3cm" style:auto-text-indent="false" style:page-number="auto" fo:background-color="transparent" style:shadow="none">
        <style:tab-stops>
          <style:tab-stop style:position="0.093cm"/>
        </style:tab-stops>
      </style:paragraph-properties>
      <style:text-properties officeooo:paragraph-rsid="00bf2d30"/>
    </style:style>
    <style:style style:name="P73" style:family="paragraph" style:parent-style-name="_5f_Paragraphe_20_livret_20_" style:list-style-name="L1">
      <loext:graphic-properties draw:fill="none"/>
      <style:paragraph-properties fo:margin-left="0.3cm" fo:margin-right="0cm" fo:margin-top="0cm" fo:margin-bottom="0cm" style:contextual-spacing="false" fo:text-align="justify" style:justify-single-word="false" fo:text-indent="-0.3cm" style:auto-text-indent="false" fo:background-color="transparent" style:shadow="none">
        <style:tab-stops>
          <style:tab-stop style:position="0.093cm"/>
        </style:tab-stops>
      </style:paragraph-properties>
      <style:text-properties officeooo:paragraph-rsid="00bf2d30"/>
    </style:style>
    <style:style style:name="P74" style:family="paragraph" style:parent-style-name="_5f_Paragraphe_20_livret_20_" style:list-style-name="liste_5f_abc">
      <style:paragraph-properties fo:margin-top="0.3cm" fo:margin-bottom="0cm" style:contextual-spacing="false" fo:text-align="justify" style:justify-single-word="false"/>
      <style:text-properties officeooo:paragraph-rsid="00ccef2a"/>
    </style:style>
    <style:style style:name="P75" style:family="paragraph" style:parent-style-name="_5f_Paragraphe_20_livret_20_" style:list-style-name="L1">
      <loext:graphic-properties draw:fill="none"/>
      <style:paragraph-properties fo:margin-left="0.3cm" fo:margin-right="0cm" fo:margin-top="0cm" fo:margin-bottom="0cm" style:contextual-spacing="false" fo:text-align="start" style:justify-single-word="false" fo:text-indent="-0.3cm" style:auto-text-indent="false" fo:background-color="transparent" style:shadow="none">
        <style:tab-stops>
          <style:tab-stop style:position="0.093cm"/>
        </style:tab-stops>
      </style:paragraph-properties>
      <style:text-properties officeooo:paragraph-rsid="00bf2d30"/>
    </style:style>
    <style:style style:name="P76" style:family="paragraph" style:parent-style-name="_5f_Paragraphe_20_livret_20_" style:list-style-name="liste_5f_abc">
      <style:paragraph-properties fo:margin-top="0.3cm" fo:margin-bottom="0.101cm" style:contextual-spacing="false" fo:text-align="start" style:justify-single-word="false"/>
      <style:text-properties officeooo:paragraph-rsid="00ccef2a"/>
    </style:style>
    <style:style style:name="P77" style:family="paragraph" style:parent-style-name="_5f_Paragraphe_20_livret_20_" style:list-style-name="liste_5f_abc">
      <loext:graphic-properties draw:fill="none"/>
      <style:paragraph-properties fo:margin-top="0.199cm" fo:margin-bottom="0cm" style:contextual-spacing="false" fo:text-align="justify" style:justify-single-word="false" fo:background-color="transparent" style:shadow="none">
        <style:tab-stops/>
      </style:paragraph-properties>
      <style:text-properties fo:letter-spacing="-0.018cm" officeooo:paragraph-rsid="00bf2d30"/>
    </style:style>
    <style:style style:name="P78" style:family="paragraph" style:parent-style-name="_5f_Paragraphe_20_livret_20_" style:list-style-name="liste_5f_abc">
      <style:paragraph-properties fo:margin-top="0.3cm" fo:margin-bottom="0cm" style:contextual-spacing="false"/>
      <style:text-properties fo:letter-spacing="-0.007cm" officeooo:paragraph-rsid="00bf2d30"/>
    </style:style>
    <style:style style:name="P79" style:family="paragraph" style:parent-style-name="_5f_Paragraphe_20_livret_20_réponse_20_élève" style:list-style-name="liste_5f_abc">
      <style:text-properties officeooo:paragraph-rsid="00bf2d30"/>
    </style:style>
    <style:style style:name="P80" style:family="paragraph" style:parent-style-name="_5f_Paragraphe_20_livret_20_réponse_20_élève" style:list-style-name="liste_5f_abc">
      <style:text-properties officeooo:paragraph-rsid="00d3b4c3"/>
    </style:style>
    <style:style style:name="P81" style:family="paragraph" style:parent-style-name="_5f_Paragraphe_20_livret_20_réponse_20_élève" style:list-style-name="liste_5f_abc">
      <style:paragraph-properties fo:margin-top="0cm" fo:margin-bottom="0cm" style:contextual-spacing="false">
        <style:tab-stops>
          <style:tab-stop style:position="9.5cm" style:type="right" style:leader-style="dotted" style:leader-text="."/>
        </style:tab-stops>
      </style:paragraph-properties>
      <style:text-properties officeooo:rsid="003dc139" officeooo:paragraph-rsid="00bf2d30"/>
    </style:style>
    <style:style style:name="P82" style:family="paragraph" style:parent-style-name="_5f_Paragraphe_20_livret_20_réponse_20_élève" style:list-style-name="liste_5f_abc">
      <style:paragraph-properties>
        <style:tab-stops>
          <style:tab-stop style:position="9.5cm" style:type="right" style:leader-style="dotted" style:leader-text="."/>
        </style:tab-stops>
      </style:paragraph-properties>
      <style:text-properties officeooo:paragraph-rsid="00bf2d30"/>
    </style:style>
    <style:style style:name="P83" style:family="paragraph" style:parent-style-name="_5f_Paragraphe_20_livret_20_réponse_20_élève" style:list-style-name="_5f_Numérotation_20_des_20_exercices_20_livrets">
      <style:paragraph-properties>
        <style:tab-stops>
          <style:tab-stop style:position="9.5cm" style:type="right" style:leader-style="dotted" style:leader-text="."/>
        </style:tab-stops>
      </style:paragraph-properties>
      <style:text-properties officeooo:paragraph-rsid="00bf2d30"/>
    </style:style>
    <style:style style:name="P84" style:family="paragraph" style:parent-style-name="_5f_Pied_20_de_20_page" style:list-style-name="">
      <style:paragraph-properties fo:text-align="end" style:justify-single-word="false"/>
    </style:style>
    <style:style style:name="P85" style:family="paragraph" style:parent-style-name="_5f_Pied_20_de_20_page">
      <style:paragraph-properties fo:text-align="end" style:justify-single-word="false"/>
    </style:style>
    <style:style style:name="P86" style:family="paragraph" style:parent-style-name="_5f_Pied_20_de_20_page" style:list-style-name=""/>
    <style:style style:name="P8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8" style:family="paragraph" style:parent-style-name="_5f_Titre_20_d_27_exercices_20_livret" style:list-style-name="">
      <style:paragraph-properties fo:margin-top="0cm" fo:margin-bottom="0cm" style:contextual-spacing="false"/>
      <style:text-properties fo:font-style="normal" officeooo:paragraph-rsid="00bf2d30" style:font-style-asian="normal" style:font-style-complex="normal"/>
    </style:style>
    <style:style style:name="P89" style:family="paragraph" style:parent-style-name="_5f_Titre_20_d_27_exercices_20_livret" style:list-style-name="">
      <style:paragraph-properties fo:margin-top="0cm" fo:margin-bottom="0.379cm" style:contextual-spacing="false"/>
      <style:text-properties fo:font-style="normal" officeooo:paragraph-rsid="00bf2d30" style:font-style-asian="normal" style:font-style-complex="normal"/>
    </style:style>
    <style:style style:name="P90" style:family="paragraph" style:parent-style-name="_5f_Titre_20_d_27_exercices_20_livret_20_sans_20_titre" style:list-style-name="Num_5f_Exo">
      <loext:graphic-properties draw:fill-gradient-name="gradient" draw:fill-hatch-name="hatch"/>
      <style:paragraph-properties fo:margin-top="0cm" fo:margin-bottom="0.199cm" style:contextual-spacing="false" fo:break-before="column"/>
      <style:text-properties officeooo:paragraph-rsid="00bf2d30"/>
    </style:style>
    <style:style style:name="P91" style:family="paragraph" style:parent-style-name="_5f_Titre_20_d_27_exercices_20_livret_20_sans_20_titre" style:list-style-name="Num_5f_Exo" style:master-page-name="_5f_Fiche_20_éditeur_20_série_20_2_20_une_20_colonne_20_impaire_20__28_G_29_">
      <style:paragraph-properties fo:margin-top="0cm" fo:margin-bottom="0.199cm" style:contextual-spacing="false" style:page-number="121" fo:break-before="page" style:shadow="none"/>
      <style:text-properties officeooo:paragraph-rsid="00ccef2a"/>
    </style:style>
    <style:style style:name="P92" style:family="paragraph" style:parent-style-name="_5f_Titre_20_d_27_exercices_20_livret_20_sans_20_titre" style:list-style-name="Num_5f_Exo">
      <loext:graphic-properties draw:fill-hatch-name="hatch"/>
      <style:paragraph-properties fo:margin-top="0cm" fo:margin-bottom="0.199cm" style:contextual-spacing="false" fo:break-before="column"/>
      <style:text-properties officeooo:paragraph-rsid="00ccef2a"/>
    </style:style>
    <style:style style:name="P93" style:family="paragraph" style:parent-style-name="_5f_Titre_20_d_27_exercices_20_livret_20_sans_20_titre" style:list-style-name="Num_5f_Exo">
      <loext:graphic-properties draw:fill-hatch-name="hatch"/>
      <style:paragraph-properties fo:margin-top="0cm" fo:margin-bottom="0cm" style:contextual-spacing="false" fo:break-before="column"/>
      <style:text-properties officeooo:paragraph-rsid="00ccef2a"/>
    </style:style>
    <style:style style:name="P94" style:family="paragraph" style:parent-style-name="_5f_Titre_20_d_27_exercices_20_livret_20_sans_20_titre" style:list-style-name="Num_5f_Exo">
      <loext:graphic-properties draw:fill-hatch-name="hatch"/>
      <style:paragraph-properties fo:margin-top="0.499cm" fo:margin-bottom="0cm" style:contextual-spacing="false"/>
      <style:text-properties officeooo:paragraph-rsid="00ccef2a"/>
    </style:style>
    <style:style style:name="P9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style:paragraph-properties fo:margin-left="0cm" fo:margin-right="0cm" fo:margin-top="0cm" fo:margin-bottom="0cm" fo:line-height="100%" fo:text-indent="0cm" style:writing-mode="lr-tb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1" style:font-size-complex="12pt" style:font-style-complex="italic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1" style:font-size-complex="12pt" style:font-style-complex="italic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1" style:font-size-complex="12pt" style:font-style-complex="italic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Lucida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solid" draw:fill-color="#ff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solid" draw:fill-color="#ff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solid" draw:fill-color="#ff99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solid" draw:fill-color="#ff33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ff33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ff00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ff66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ff66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ff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9933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66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cc66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style:paragraph-properties fo:margin-left="0cm" fo:margin-right="0cm" fo:margin-top="0cm" fo:margin-bottom="0cm" fo:line-height="100%" fo:text-indent="0cm"/>
    </style:style>
    <style:style style:name="P1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28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29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3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4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1ca2b8" loext:opacity="100%" style:font-name="Bitstream Vera Sans1" fo:font-size="16pt" fo:language="zxx" fo:country="none" fo:font-style="normal" fo:text-shadow="none" fo:font-weight="bold" officeooo:rsid="002e6cc3" style:font-size-asian="16pt" style:language-asian="zxx" style:country-asian="none" style:font-style-asian="normal" style:font-size-complex="16pt" style:font-style-complex="normal"/>
    </style:style>
    <style:style style:name="T5" style:family="text">
      <style:text-properties fo:font-variant="normal" fo:text-transform="none" fo:color="#1ca2b8" loext:opacity="100%" style:font-name="Bitstream Vera Sans1" fo:font-size="16pt" fo:language="zxx" fo:country="none" fo:font-style="normal" fo:text-shadow="none" fo:font-weight="bold" officeooo:rsid="00bb26f2" style:font-size-asian="16pt" style:language-asian="zxx" style:country-asian="none" style:font-style-asian="normal" style:font-size-complex="16pt" style:font-style-complex="normal"/>
    </style:style>
    <style:style style:name="T6" style:family="text">
      <style:text-properties fo:font-variant="normal" fo:text-transform="none" fo:color="#1ca2b8" loext:opacity="100%" style:font-name="Bitstream Vera Sans1" fo:font-size="16pt" fo:language="zxx" fo:country="none" fo:font-style="normal" fo:text-shadow="none" fo:font-weight="bold" officeooo:rsid="003cdcaa" style:font-size-asian="16pt" style:language-asian="zxx" style:country-asian="none" style:font-style-asian="normal" style:font-size-complex="16pt" style:font-style-complex="normal"/>
    </style:style>
    <style:style style:name="T7" style:family="text">
      <style:text-properties fo:font-variant="normal" fo:text-transform="none" fo:color="#1ca2b8" loext:opacity="100%" style:font-name="Bitstream Vera Sans1" fo:font-size="16pt" fo:language="fr" fo:country="FR" fo:font-style="normal" fo:text-shadow="none" fo:font-weight="bold" officeooo:rsid="003cdcaa" style:font-size-asian="16pt" style:language-asian="zxx" style:country-asian="none" style:font-style-asian="normal" style:font-size-complex="16pt" style:font-style-complex="normal"/>
    </style:style>
    <style:style style:name="T8" style:family="text">
      <style:text-properties fo:font-variant="normal" fo:text-transform="none" fo:color="#1ca2b8" loext:opacity="100%" style:font-name="Bitstream Vera Sans1" fo:font-size="16pt" fo:language="fr" fo:country="FR" fo:font-style="normal" fo:text-shadow="none" fo:font-weight="bold" officeooo:rsid="00c0ef07" style:font-size-asian="16pt" style:language-asian="zxx" style:country-asian="none" style:font-style-asian="normal" style:font-size-complex="16pt" style:font-style-complex="normal"/>
    </style:style>
    <style:style style:name="T9" style:family="text">
      <style:text-properties fo:letter-spacing="normal" fo:font-weight="normal" officeooo:rsid="00938187" style:font-name-asian="OpenSymbol1" style:font-name-complex="OpenSymbol1"/>
    </style:style>
    <style:style style:name="T10" style:family="text">
      <style:text-properties fo:letter-spacing="normal" fo:font-weight="normal" officeooo:rsid="00940237" style:font-name-asian="OpenSymbol1" style:font-name-complex="OpenSymbol1"/>
    </style:style>
    <style:style style:name="T11" style:family="text">
      <style:text-properties fo:letter-spacing="normal" fo:font-weight="normal" officeooo:rsid="00d07677" style:font-name-asian="OpenSymbol1" style:font-name-complex="OpenSymbol1"/>
    </style:style>
    <style:style style:name="T12" style:family="text">
      <style:text-properties style:text-position="0% 100%" style:font-name-asian="OpenSymbol1" style:font-style-asian="normal" style:font-name-complex="OpenSymbol1" style:font-style-complex="normal"/>
    </style:style>
    <style:style style:name="T13" style:family="text">
      <style:text-properties style:text-position="0% 100%" officeooo:rsid="004e23d4" style:font-name-asian="OpenSymbol1" style:font-style-asian="normal" style:font-name-complex="OpenSymbol1" style:font-style-complex="normal"/>
    </style:style>
    <style:style style:name="T14" style:family="text">
      <style:text-properties style:text-position="0% 100%" officeooo:rsid="00675db1" style:font-name-asian="OpenSymbol1" style:font-style-asian="normal" style:font-name-complex="OpenSymbol1" style:font-style-complex="normal"/>
    </style:style>
    <style:style style:name="T15" style:family="text">
      <style:text-properties style:text-position="0% 100%" officeooo:rsid="00b0eae3" style:font-name-asian="OpenSymbol1" style:font-style-asian="normal" style:font-name-complex="OpenSymbol1" style:font-style-complex="normal"/>
    </style:style>
    <style:style style:name="T16" style:family="text">
      <style:text-properties style:text-position="0% 100%" officeooo:rsid="00b18e00" style:font-name-asian="OpenSymbol1" style:font-style-asian="normal" style:font-name-complex="OpenSymbol1" style:font-style-complex="normal"/>
    </style:style>
    <style:style style:name="T17" style:family="text">
      <style:text-properties style:text-position="0% 100%" style:font-name-asian="OpenSymbol1" style:font-name-complex="OpenSymbol1"/>
    </style:style>
    <style:style style:name="T18" style:family="text">
      <style:text-properties style:text-position="0% 100%" officeooo:rsid="007fa51c" style:font-name-asian="OpenSymbol1" style:font-name-complex="OpenSymbol1"/>
    </style:style>
    <style:style style:name="T19" style:family="text">
      <style:text-properties style:text-position="0% 100%" officeooo:rsid="008082eb" style:font-name-asian="OpenSymbol1" style:font-name-complex="OpenSymbol1"/>
    </style:style>
    <style:style style:name="T20" style:family="text">
      <style:text-properties style:text-position="0% 100%" officeooo:rsid="00828ffa" style:font-name-asian="OpenSymbol1" style:font-name-complex="OpenSymbol1"/>
    </style:style>
    <style:style style:name="T21" style:family="text">
      <style:text-properties style:text-position="0% 100%" officeooo:rsid="00827e1b" style:font-name-asian="OpenSymbol1" style:font-name-complex="OpenSymbol1"/>
    </style:style>
    <style:style style:name="T22" style:family="text">
      <style:text-properties style:text-position="0% 100%" officeooo:rsid="008315a7" style:font-name-asian="OpenSymbol1" style:font-name-complex="OpenSymbol1"/>
    </style:style>
    <style:style style:name="T23" style:family="text">
      <style:text-properties style:text-position="0% 100%" officeooo:rsid="00a7d1c0" style:font-name-asian="OpenSymbol1" style:font-name-complex="OpenSymbol1"/>
    </style:style>
    <style:style style:name="T24" style:family="text">
      <style:text-properties style:text-position="0% 100%" officeooo:rsid="00a885c2" style:font-name-asian="OpenSymbol1" style:font-name-complex="OpenSymbol1"/>
    </style:style>
    <style:style style:name="T25" style:family="text">
      <style:text-properties style:text-position="0% 100%" officeooo:rsid="00a8d906" style:font-name-asian="OpenSymbol1" style:font-name-complex="OpenSymbol1"/>
    </style:style>
    <style:style style:name="T26" style:family="text">
      <style:text-properties style:text-position="0% 100%" officeooo:rsid="00575c81" style:font-name-asian="OpenSymbol1" style:font-name-complex="OpenSymbol1"/>
    </style:style>
    <style:style style:name="T27" style:family="text">
      <style:text-properties style:text-position="0% 100%" officeooo:rsid="00aab3b2" style:font-name-asian="OpenSymbol1" style:font-name-complex="OpenSymbol1"/>
    </style:style>
    <style:style style:name="T28" style:family="text">
      <style:text-properties style:text-position="0% 100%" officeooo:rsid="00b6b03f" style:font-name-asian="OpenSymbol1" style:font-name-complex="OpenSymbol1"/>
    </style:style>
    <style:style style:name="T29" style:family="text">
      <style:text-properties style:text-position="0% 100%" officeooo:rsid="00aa566e" style:font-name-asian="OpenSymbol1" style:font-name-complex="OpenSymbol1"/>
    </style:style>
    <style:style style:name="T30" style:family="text">
      <style:text-properties style:text-position="0% 100%" officeooo:rsid="005a7ffc" style:font-name-asian="OpenSymbol1" style:font-name-complex="OpenSymbol1"/>
    </style:style>
    <style:style style:name="T31" style:family="text">
      <style:text-properties style:text-position="0% 100%" officeooo:rsid="00ac8662" style:font-name-asian="OpenSymbol1" style:font-name-complex="OpenSymbol1"/>
    </style:style>
    <style:style style:name="T32" style:family="text">
      <style:text-properties style:text-position="0% 100%" fo:letter-spacing="-0.007cm" officeooo:rsid="006ad85e" style:font-name-asian="OpenSymbol1" style:font-name-complex="OpenSymbol1"/>
    </style:style>
    <style:style style:name="T33" style:family="text">
      <style:text-properties style:text-position="0% 100%" fo:letter-spacing="-0.007cm" officeooo:rsid="0075e6e2" style:font-name-asian="OpenSymbol1" style:font-name-complex="OpenSymbol1"/>
    </style:style>
    <style:style style:name="T34" style:family="text">
      <style:text-properties style:text-position="0% 100%" fo:letter-spacing="normal" fo:font-weight="normal" officeooo:rsid="003dc139" style:font-name-asian="OpenSymbol1" style:font-style-asian="normal" style:font-name-complex="OpenSymbol1" style:font-style-complex="normal"/>
    </style:style>
    <style:style style:name="T35" style:family="text">
      <style:text-properties fo:color="#000000" loext:opacity="100%"/>
    </style:style>
    <style:style style:name="T36" style:family="text">
      <style:text-properties fo:color="#000000" loext:opacity="100%" style:font-name="OpenSymbol4" style:font-name-asian="OpenSymbol4" style:font-name-complex="OpenSymbol4"/>
    </style:style>
    <style:style style:name="T37" style:family="text">
      <style:text-properties fo:color="#000000" loext:opacity="100%" officeooo:rsid="00348e64"/>
    </style:style>
    <style:style style:name="T38" style:family="text">
      <style:text-properties fo:color="#000000" loext:opacity="100%" style:font-name="Times New Roman" fo:font-size="12pt" fo:font-style="italic" style:font-size-asian="12pt" style:font-style-asian="italic" style:font-size-complex="12pt" style:font-style-complex="italic"/>
    </style:style>
    <style:style style:name="T39" style:family="text">
      <style:text-properties fo:color="#000000" loext:opacity="100%" style:font-name="OpenSymbol2" fo:font-size="11pt" style:font-size-asian="11pt" style:font-size-complex="11pt"/>
    </style:style>
    <style:style style:name="T40" style:family="text">
      <style:text-properties fo:color="#000000" loext:opacity="100%" style:font-name="Bitstream Vera Sans1" fo:font-size="10pt" fo:letter-spacing="-0.007cm" fo:font-style="normal" fo:font-weight="normal" officeooo:rsid="00c04406" fo:background-color="transparent" loext:char-shading-value="0" style:font-size-asian="12pt" style:font-style-asian="italic" style:font-size-complex="12pt" style:font-style-complex="italic"/>
    </style:style>
    <style:style style:name="T41" style:family="text">
      <style:text-properties fo:color="#000000" loext:opacity="100%" style:font-name="Bitstream Vera Sans1" fo:font-size="10pt" fo:letter-spacing="-0.007cm" fo:font-style="normal" fo:font-weight="normal" officeooo:rsid="00790d18" fo:background-color="transparent" loext:char-shading-value="0" style:font-size-asian="12pt" style:font-style-asian="italic" style:font-size-complex="12pt" style:font-style-complex="italic"/>
    </style:style>
    <style:style style:name="T42" style:family="text">
      <style:text-properties fo:color="#000000" loext:opacity="100%" style:font-name="Bitstream Vera Sans1" fo:font-size="10pt" fo:font-style="normal" fo:font-weight="normal" officeooo:rsid="00c04406" fo:background-color="transparent" loext:char-shading-value="0" style:font-size-asian="12pt" style:font-style-asian="italic" style:font-size-complex="12pt" style:font-style-complex="italic"/>
    </style:style>
    <style:style style:name="T43" style:family="text">
      <style:text-properties fo:color="#000000" loext:opacity="100%" style:font-name="Bitstream Vera Sans1" fo:font-size="10pt" fo:letter-spacing="normal" fo:font-style="normal" fo:font-weight="normal" officeooo:rsid="00940237" fo:background-color="transparent" loext:char-shading-value="0" style:font-name-asian="OpenSymbol1" style:font-size-asian="12pt" style:font-style-asian="italic" style:font-name-complex="OpenSymbol1" style:font-size-complex="12pt" style:font-style-complex="italic"/>
    </style:style>
    <style:style style:name="T44" style:family="text">
      <style:text-properties fo:color="#000000" loext:opacity="100%" style:text-position="0% 100%" style:font-name="OpenSymbol5" fo:font-size="10pt" fo:font-style="normal" officeooo:rsid="008082eb" style:font-name-asian="OpenSymbol1" style:font-size-asian="10pt" style:font-style-asian="normal" style:font-name-complex="OpenSymbol1" style:font-size-complex="10pt" style:font-style-complex="normal"/>
    </style:style>
    <style:style style:name="T45" style:family="text">
      <style:text-properties fo:color="#000000" loext:opacity="100%" style:text-position="0% 100%" style:font-name="Bitstream Vera Sans1" fo:font-size="10pt" fo:font-style="normal" fo:font-weight="normal" officeooo:rsid="00aab3b2" fo:background-color="transparent" loext:char-shading-value="0" style:font-name-asian="OpenSymbol1" style:font-size-asian="12pt" style:font-style-asian="italic" style:font-name-complex="OpenSymbol1" style:font-size-complex="12pt" style:font-style-complex="italic"/>
    </style:style>
    <style:style style:name="T46" style:family="text">
      <style:text-properties style:font-name-asian="Bitstream Vera Sans4" style:font-name-complex="Bitstream Vera Sans4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b3b3b3" loext:opacity="100%"/>
    </style:style>
    <style:style style:name="T49" style:family="text">
      <style:text-properties fo:color="#b3b3b3" loext:opacity="100%" style:font-name="Bitstream Vera Sans4" style:font-name-asian="Bitstream Vera Sans4" style:font-name-complex="Bitstream Vera Sans4"/>
    </style:style>
    <style:style style:name="T50" style:family="text">
      <style:text-properties fo:color="#b3b3b3" loext:opacity="100%" fo:letter-spacing="normal" fo:font-weight="normal" officeooo:rsid="00940237" style:font-name-asian="OpenSymbol1" style:font-name-complex="OpenSymbol1"/>
    </style:style>
    <style:style style:name="T51" style:family="text">
      <style:text-properties fo:font-style="normal" officeooo:rsid="0034ac09" style:font-style-asian="normal" style:font-style-complex="normal"/>
    </style:style>
    <style:style style:name="T52" style:family="text">
      <style:text-properties fo:font-style="normal" officeooo:rsid="00403e86" style:font-style-asian="normal" style:font-style-complex="normal"/>
    </style:style>
    <style:style style:name="T53" style:family="text">
      <style:text-properties officeooo:rsid="00358bd6"/>
    </style:style>
    <style:style style:name="T54" style:family="text">
      <style:text-properties style:font-name="OpenSymbol4" style:font-name-asian="OpenSymbol4" style:font-name-complex="OpenSymbol4"/>
    </style:style>
    <style:style style:name="T55" style:family="text">
      <style:text-properties style:font-name="Bitstream Vera Sans1"/>
    </style:style>
    <style:style style:name="T56" style:family="text">
      <style:text-properties style:font-name="Bitstream Vera Sans1" style:font-name-asian="OpenSymbol4" style:font-name-complex="OpenSymbol4"/>
    </style:style>
    <style:style style:name="T57" style:family="text">
      <style:text-properties officeooo:rsid="00403e86"/>
    </style:style>
    <style:style style:name="T5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59" style:family="text">
      <style:text-properties style:font-name="OpenSymbol2" fo:font-size="11pt" style:font-size-asian="11pt" style:font-size-complex="11pt"/>
    </style:style>
    <style:style style:name="T60" style:family="text">
      <style:text-properties officeooo:rsid="00c990c8"/>
    </style:style>
    <style:style style:name="T61" style:family="text">
      <style:text-properties officeooo:rsid="00cb953c"/>
    </style:style>
    <style:style style:name="T62" style:family="text">
      <style:text-properties officeooo:rsid="00480c4e"/>
    </style:style>
    <style:style style:name="T63" style:family="text">
      <style:text-properties fo:letter-spacing="-0.007cm"/>
    </style:style>
    <style:style style:name="T64" style:family="text">
      <style:text-properties fo:letter-spacing="-0.007cm" officeooo:rsid="006ad85e"/>
    </style:style>
    <style:style style:name="T65" style:family="text">
      <style:text-properties fo:letter-spacing="-0.007cm" officeooo:rsid="007e5d48"/>
    </style:style>
    <style:style style:name="T66" style:family="text">
      <style:text-properties fo:letter-spacing="-0.007cm" officeooo:rsid="00790d18"/>
    </style:style>
    <style:style style:name="T67" style:family="text">
      <style:text-properties officeooo:rsid="0079f58a"/>
    </style:style>
    <style:style style:name="T68" style:family="text">
      <style:text-properties style:text-outline="false" fo:letter-spacing="normal" style:letter-kerning="false"/>
    </style:style>
    <style:style style:name="T69" style:family="text">
      <style:text-properties officeooo:rsid="00c04406"/>
    </style:style>
    <style:style style:name="T70" style:family="text">
      <style:text-properties officeooo:rsid="00b6b03f"/>
    </style:style>
    <style:style style:name="T71" style:family="text">
      <style:text-properties officeooo:rsid="00bdc917"/>
    </style:style>
    <style:style style:name="T72" style:family="text">
      <style:text-properties fo:color="#c9211e" loext:opacity="100%" fo:font-weight="bold" officeooo:rsid="00d2859f" style:font-weight-asian="bold" style:font-weight-complex="bold"/>
    </style:style>
    <style:style style:name="T73" style:family="text">
      <style:text-properties fo:color="#c9211e" loext:opacity="100%" style:text-position="0% 100%" style:font-name="Bitstream Vera Sans1" fo:font-size="10pt" fo:font-style="normal" fo:font-weight="bold" officeooo:rsid="00d1cdee" fo:background-color="transparent" loext:char-shading-value="0" style:font-name-asian="OpenSymbol1" style:font-size-asian="12pt" style:font-style-asian="normal" style:font-weight-asian="bold" style:font-name-complex="OpenSymbol1" style:font-size-complex="12pt" style:font-style-complex="normal" style:font-weight-complex="bold"/>
    </style:style>
    <style:style style:name="T74" style:family="text">
      <style:text-properties officeooo:rsid="00d2859f"/>
    </style:style>
    <style:style style:name="T75" style:family="text">
      <style:text-properties fo:letter-spacing="-0.004cm" officeooo:rsid="003ee8f7"/>
    </style:style>
    <style:style style:name="T76" style:family="text">
      <style:text-properties fo:letter-spacing="-0.004cm" officeooo:rsid="0039c46c"/>
    </style:style>
    <style:style style:name="T77" style:family="text">
      <style:text-properties fo:letter-spacing="-0.004cm" officeooo:rsid="00d07677"/>
    </style:style>
    <style:style style:name="T78" style:family="text">
      <style:text-properties officeooo:rsid="00d20de4"/>
    </style:style>
    <style:style style:name="T79" style:family="text">
      <style:text-properties officeooo:rsid="00d3b4c3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1" style:font-size-complex="12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Lucida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use-window-font-color="true" loext:opacity="0%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4" fo:column-gap="0.3cm">
          <style:column-sep style:width="0.021cm" style:color="#b2b2b2" style:height="100%" style:style="solid"/>
          <style:column style:rel-width="16383*" fo:start-indent="0cm" fo:end-indent="0.15cm"/>
          <style:column style:rel-width="16383*" fo:start-indent="0.15cm" fo:end-indent="0.15cm"/>
          <style:column style:rel-width="16383*" fo:start-indent="0.15cm" fo:end-indent="0.15cm"/>
          <style:column style:rel-width="16386*" fo:start-indent="0.1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>
          <style:column-sep style:width="0.021cm" style:color="#b2b2b2" style:height="100%" style:style="solid"/>
          <style:column style:rel-width="1699*" fo:start-indent="0cm" fo:end-indent="0.15cm"/>
          <style:column style:rel-width="1787*" fo:start-indent="0.15cm" fo:end-indent="0.15cm"/>
          <style:column style:rel-width="1702*" fo:start-indent="0.15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ed_20__28_var_29__20_1108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ed_20__28_var_29__20_1109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ed_20__28_var_29__20_1110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ed_20__28_var_29__20_1112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ed_20__28_var_29__20_1113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ed_20__28_var_29__20_111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ed_20__28_var_29__20_1121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ed_20__28_var_29__20_1122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19cm" svg:stroke-color="#000000" draw:marker-start="" draw:marker-start-width="0.229cm" draw:marker-start-center="false" draw:marker-end="Arrow_20_concave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1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19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6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9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1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8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6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4" style:family="graphic">
      <style:graphic-properties draw:stroke="solid" draw:stroke-dash="Dashed_20__28_var_29__20_1108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ed_20__28_var_29__20_1109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1110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1112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1113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111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ed_20__28_var_29__20_1121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ed_20__28_var_29__20_1122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.019cm" svg:stroke-color="#000000" draw:marker-start="" draw:marker-start-width="0.229cm" draw:marker-start-center="false" draw:marker-end="Arrow_20_concave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solid" svg:stroke-width="0cm" svg:stroke-color="#000000" draw:marker-start="" draw:marker-start-width="0.199cm" draw:marker-start-center="false" draw:marker-end="Arrow_20_concave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solid" svg:stroke-width="0.028cm" svg:stroke-color="#ff9999" draw:marker-start-width="0.242cm" draw:marker-start-center="false" draw:marker-end-width="0.242cm" draw:marker-end-center="false" draw:fill="solid" draw:fill-color="#ff9999" draw:textarea-horizontal-align="justify" draw:textarea-vertical-align="middle" draw:auto-grow-height="false" fo:min-height="0.55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28cm" svg:stroke-color="#ff0000" draw:marker-start-width="0.242cm" draw:marker-start-center="false" draw:marker-end-width="0.242cm" draw:marker-end-center="false" draw:fill="solid" draw:fill-color="#ff0000" draw:textarea-horizontal-align="justify" draw:textarea-vertical-align="middle" draw:auto-grow-height="false" fo:min-height="0.53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28cm" svg:stroke-color="#ff0000" draw:marker-start-width="0.242cm" draw:marker-start-center="false" draw:marker-end-width="0.242cm" draw:marker-end-center="false" draw:fill="solid" draw:fill-color="#ff0000" draw:textarea-horizontal-align="justify" draw:textarea-vertical-align="middle" draw:auto-grow-height="false" fo:min-height="0.53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28cm" svg:stroke-color="#ff6666" draw:marker-start-width="0.242cm" draw:marker-start-center="false" draw:marker-end-width="0.242cm" draw:marker-end-center="false" draw:fill="solid" draw:fill-color="#ff6666" draw:textarea-horizontal-align="justify" draw:textarea-vertical-align="middle" draw:auto-grow-height="false" fo:min-height="0.533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28cm" svg:stroke-color="#ff9900" draw:marker-start-width="0.242cm" draw:marker-start-center="false" draw:marker-end-width="0.242cm" draw:marker-end-center="false" draw:fill="solid" draw:fill-color="#ff9900" draw:textarea-horizontal-align="justify" draw:textarea-vertical-align="middle" draw:auto-grow-height="false" fo:min-height="0.53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.028cm" svg:stroke-color="#ff3300" draw:marker-start-width="0.242cm" draw:marker-start-center="false" draw:marker-end-width="0.242cm" draw:marker-end-center="false" draw:fill="solid" draw:fill-color="#ff3300" draw:textarea-horizontal-align="justify" draw:textarea-vertical-align="middle" draw:auto-grow-height="false" fo:min-height="0.533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.028cm" svg:stroke-color="#ffcc00" draw:marker-start-width="0.242cm" draw:marker-start-center="false" draw:marker-end-width="0.242cm" draw:marker-end-center="false" draw:fill="solid" draw:fill-color="#ffcc00" draw:textarea-horizontal-align="justify" draw:textarea-vertical-align="middle" draw:auto-grow-height="false" fo:min-height="0.55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.028cm" svg:stroke-color="#ff3399" draw:marker-start-width="0.242cm" draw:marker-start-center="false" draw:marker-end-width="0.242cm" draw:marker-end-center="false" draw:fill="solid" draw:fill-color="#ff3399" draw:textarea-horizontal-align="justify" draw:textarea-vertical-align="middle" draw:auto-grow-height="false" fo:min-height="0.53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.028cm" svg:stroke-color="#ff0066" draw:marker-start-width="0.242cm" draw:marker-start-center="false" draw:marker-end-width="0.242cm" draw:marker-end-center="false" draw:fill="solid" draw:fill-color="#ff0066" draw:textarea-horizontal-align="justify" draw:textarea-vertical-align="middle" draw:auto-grow-height="false" fo:min-height="0.53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.028cm" svg:stroke-color="#ff66cc" draw:marker-start-width="0.242cm" draw:marker-start-center="false" draw:marker-end-width="0.242cm" draw:marker-end-center="false" draw:fill="solid" draw:fill-color="#ff66cc" draw:textarea-horizontal-align="justify" draw:textarea-vertical-align="middle" draw:auto-grow-height="false" fo:min-height="0.55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.028cm" svg:stroke-color="#ff3399" draw:marker-start-width="0.242cm" draw:marker-start-center="false" draw:marker-end-width="0.242cm" draw:marker-end-center="false" draw:fill="solid" draw:fill-color="#ff3399" draw:textarea-horizontal-align="justify" draw:textarea-vertical-align="middle" draw:auto-grow-height="false" fo:min-height="0.538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.028cm" svg:stroke-color="#ff3399" draw:marker-start-width="0.242cm" draw:marker-start-center="false" draw:marker-end-width="0.242cm" draw:marker-end-center="false" draw:fill="solid" draw:fill-color="#ff3399" draw:textarea-horizontal-align="justify" draw:textarea-vertical-align="middle" draw:auto-grow-height="false" fo:min-height="0.53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.028cm" svg:stroke-color="#ff0066" draw:marker-start-width="0.242cm" draw:marker-start-center="false" draw:marker-end-width="0.242cm" draw:marker-end-center="false" draw:fill="solid" draw:fill-color="#ff0066" draw:textarea-horizontal-align="justify" draw:textarea-vertical-align="middle" draw:auto-grow-height="false" fo:min-height="0.533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.028cm" svg:stroke-color="#ff66cc" draw:marker-start-width="0.242cm" draw:marker-start-center="false" draw:marker-end-width="0.242cm" draw:marker-end-center="false" draw:fill="solid" draw:fill-color="#ff66cc" draw:textarea-horizontal-align="justify" draw:textarea-vertical-align="middle" draw:auto-grow-height="false" fo:min-height="0.549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.028cm" svg:stroke-color="#ff66ff" draw:marker-start-width="0.242cm" draw:marker-start-center="false" draw:marker-end-width="0.242cm" draw:marker-end-center="false" draw:fill="solid" draw:fill-color="#ff66ff" draw:textarea-horizontal-align="justify" draw:textarea-vertical-align="middle" draw:auto-grow-height="false" fo:min-height="0.53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28cm" svg:stroke-color="#ff00ff" draw:marker-start-width="0.242cm" draw:marker-start-center="false" draw:marker-end-width="0.242cm" draw:marker-end-center="false" draw:fill="solid" draw:fill-color="#ff00ff" draw:textarea-horizontal-align="justify" draw:textarea-vertical-align="middle" draw:auto-grow-height="false" fo:min-height="0.53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.028cm" svg:stroke-color="#ff99ff" draw:marker-start-width="0.242cm" draw:marker-start-center="false" draw:marker-end-width="0.242cm" draw:marker-end-center="false" draw:fill="solid" draw:fill-color="#ff99ff" draw:textarea-horizontal-align="justify" draw:textarea-vertical-align="middle" draw:auto-grow-height="false" fo:min-height="0.552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.028cm" svg:stroke-color="#ff66ff" draw:marker-start-width="0.242cm" draw:marker-start-center="false" draw:marker-end-width="0.242cm" draw:marker-end-center="false" draw:fill="solid" draw:fill-color="#ff66ff" draw:textarea-horizontal-align="justify" draw:textarea-vertical-align="middle" draw:auto-grow-height="false" fo:min-height="0.533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7" style:family="graphic">
      <style:graphic-properties draw:stroke="solid" svg:stroke-width="0.028cm" svg:stroke-color="#ff00ff" draw:marker-start-width="0.242cm" draw:marker-start-center="false" draw:marker-end-width="0.242cm" draw:marker-end-center="false" draw:fill="solid" draw:fill-color="#ff00ff" draw:textarea-horizontal-align="justify" draw:textarea-vertical-align="middle" draw:auto-grow-height="false" fo:min-height="0.533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.028cm" svg:stroke-color="#ff99ff" draw:marker-start-width="0.242cm" draw:marker-start-center="false" draw:marker-end-width="0.242cm" draw:marker-end-center="false" draw:fill="solid" draw:fill-color="#ff99ff" draw:textarea-horizontal-align="justify" draw:textarea-vertical-align="middle" draw:auto-grow-height="false" fo:min-height="0.55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.028cm" svg:stroke-color="#9933ff" draw:marker-start-width="0.242cm" draw:marker-start-center="false" draw:marker-end-width="0.242cm" draw:marker-end-center="false" draw:fill="solid" draw:fill-color="#9933ff" draw:textarea-horizontal-align="justify" draw:textarea-vertical-align="middle" draw:auto-grow-height="false" fo:min-height="0.533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.028cm" svg:stroke-color="#6600ff" draw:marker-start-width="0.242cm" draw:marker-start-center="false" draw:marker-end-width="0.242cm" draw:marker-end-center="false" draw:fill="solid" draw:fill-color="#6600ff" draw:textarea-horizontal-align="justify" draw:textarea-vertical-align="middle" draw:auto-grow-height="false" fo:min-height="0.53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.028cm" svg:stroke-color="#cc66ff" draw:marker-start-width="0.242cm" draw:marker-start-center="false" draw:marker-end-width="0.242cm" draw:marker-end-center="false" draw:fill="solid" draw:fill-color="#cc66ff" draw:textarea-horizontal-align="justify" draw:textarea-vertical-align="middle" draw:auto-grow-height="false" fo:min-height="0.55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.028cm" svg:stroke-color="#000000" draw:marker-start-width="0.242cm" draw:marker-start-center="false" draw:marker-end="Arrow_20_concave" draw:marker-end-width="0.1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4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4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5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5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5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6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5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7" style:family="graphic">
      <style:graphic-properties draw:stroke="solid" svg:stroke-width="0.018cm" svg:stroke-color="#000000" draw:marker-start-width="0.228cm" draw:marker-start-center="false" draw:marker-end-width="0.228cm" draw:marker-end-center="false" draw:fill="none" draw:fill-color="#729fcf" draw:textarea-horizontal-align="justify" draw:textarea-vertical-align="middle" fo:padding-top="0.136cm" fo:padding-bottom="0.136cm" fo:padding-left="0.258cm" fo:padding-right="0.258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49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9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0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1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4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2" style:family="graphic">
      <style:graphic-properties draw:stroke="solid" svg:stroke-width="0.009cm" svg:stroke-color="#c0c0c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73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74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5" style:family="graphic">
      <style:graphic-properties draw:stroke="solid" svg:stroke-width="0.019cm" svg:stroke-color="#666666" draw:marker-start="" draw:marker-start-width="0.24cm" draw:marker-start-center="false" draw:marker-end="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6" style:family="graphic">
      <style:graphic-properties draw:stroke="solid" svg:stroke-width="0.03cm" svg:stroke-color="#000000" draw:marker-start="" draw:marker-start-width="0.191cm" draw:marker-start-center="false" draw:marker-end="Arrow_20_concave" draw:marker-end-width="0.25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77" style:family="graphic">
      <style:graphic-properties draw:stroke="solid" svg:stroke-width="0.019cm" svg:stroke-color="#666666" draw:marker-start="" draw:marker-start-width="0.199cm" draw:marker-start-center="false" draw:marker-end="" draw:marker-end-width="0.2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8" style:family="graphic">
      <style:graphic-properties draw:stroke="solid" svg:stroke-width="0.03cm" svg:stroke-color="#000000" draw:marker-start="Arrow_20_concave" draw:marker-start-width="0.25cm" draw:marker-start-center="false" draw:marker-end="" draw:marker-end-width="0.191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7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808080" draw:textarea-horizontal-align="justify" draw:textarea-vertical-align="middle" draw:auto-grow-height="false" fo:min-height="0.028cm" fo:min-width="0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82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cccccc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3" style:family="graphic">
      <style:graphic-properties draw:stroke="solid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4" style:family="graphic">
      <style:graphic-properties draw:stroke="solid" draw:stroke-dash="Dashed_20__28_var_29__20_3698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5" style:family="graphic">
      <style:graphic-properties draw:stroke="solid" draw:stroke-dash="Dashed_20__28_var_29__20_3699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6" style:family="graphic">
      <style:graphic-properties draw:stroke="solid" draw:stroke-dash="Dashed_20__28_var_29__20_3700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7" style:family="graphic">
      <style:graphic-properties draw:stroke="solid" draw:stroke-dash="Dashed_20__28_var_29__20_3701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8" style:family="graphic">
      <style:graphic-properties draw:stroke="none" draw:stroke-dash="Dashed_20__28_var_29__20_3702" svg:stroke-width="0.019cm" svg:stroke-color="#000000" draw:marker-start-width="0.231cm" draw:marker-start-center="false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1cm" fo:min-width="0.29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9" style:family="graphic">
      <style:graphic-properties draw:stroke="none" draw:stroke-dash="Dashed_20__28_var_29__20_3703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501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0" style:family="graphic">
      <style:graphic-properties draw:stroke="none" draw:stroke-dash="Dashed_20__28_var_29__20_3704" svg:stroke-width="0.019cm" svg:stroke-color="#000000" draw:marker-start-width="0.228cm" draw:marker-start-center="false" draw:marker-end-width="0.228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01cm" fo:min-width="0.63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1" style:family="graphic">
      <style:graphic-properties draw:stroke="none" draw:stroke-dash="Dashed_20__28_var_29__20_3705" svg:stroke-width="0.019cm" svg:stroke-color="#000000" draw:marker-start-width="0.228cm" draw:marker-start-center="false" draw:marker-end-width="0.228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99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2" style:family="graphic">
      <style:graphic-properties draw:stroke="solid" draw:stroke-dash="Dashed_20__28_var_29__20_3706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draw:stroke="solid" draw:stroke-dash="Dashed_20__28_var_29__20_3707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4" style:family="graphic">
      <style:graphic-properties draw:stroke="solid" draw:stroke-dash="Dashed_20__28_var_29__20_3708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5" style:family="graphic">
      <style:graphic-properties draw:stroke="solid" draw:stroke-dash="Dashed_20__28_var_29__20_3709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6" style:family="graphic">
      <style:graphic-properties draw:stroke="solid" draw:stroke-dash="Dashed_20__28_var_29__20_3710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7" style:family="graphic">
      <style:graphic-properties draw:stroke="solid" draw:stroke-dash="Dashed_20__28_var_29__20_3711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8" style:family="graphic">
      <style:graphic-properties draw:stroke="solid" draw:stroke-dash="Dashed_20__28_var_29__20_3712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9" style:family="graphic">
      <style:graphic-properties draw:stroke="solid" draw:stroke-dash="Dashed_20__28_var_29__20_3713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0" style:family="graphic">
      <style:graphic-properties draw:stroke="solid" draw:stroke-dash="Dashed_20__28_var_29__20_3714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1" style:family="graphic">
      <style:graphic-properties draw:stroke="solid" draw:stroke-dash="Dashed_20__28_var_29__20_3715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2" style:family="graphic">
      <style:graphic-properties draw:stroke="none" draw:stroke-dash="Dashed_20__28_var_29__20_3716" svg:stroke-width="0.019cm" svg:stroke-color="#808080" draw:marker-start-width="0.231cm" draw:marker-start-center="false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99cm" fo:min-width="0.2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3" style:family="graphic">
      <style:graphic-properties draw:stroke="solid" draw:stroke-dash="Dashed_20__28_var_29__20_3717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4" style:family="graphic">
      <style:graphic-properties draw:stroke="solid" draw:stroke-dash="Dashed_20__28_var_29__20_3718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5" style:family="graphic">
      <style:graphic-properties draw:stroke="solid" svg:stroke-width="0.03cm" svg:stroke-color="#000000" draw:marker-start-width="0.258cm" draw:marker-start-center="false" draw:marker-end-width="0.25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6" style:family="graphic">
      <style:graphic-properties draw:stroke="solid" svg:stroke-width="0.03cm" svg:stroke-color="#000000" draw:marker-start-width="0.263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7" style:family="graphic">
      <style:graphic-properties draw:stroke="solid" svg:stroke-width="0.03cm" svg:stroke-color="#000000" draw:marker-start="Arrow_20_concave" draw:marker-start-width="0.25cm" draw:marker-start-center="false" draw:marker-end-width="0.25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8" style:family="graphic">
      <style:graphic-properties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109" style:family="graphic">
      <style:graphic-properties draw:stroke="solid" draw:stroke-dash="Dashed_20__28_var_29__20_105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0" style:family="graphic">
      <style:graphic-properties draw:stroke="solid" draw:stroke-dash="Dashed_20__28_var_29__20_1055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1" style:family="graphic">
      <style:graphic-properties draw:stroke="solid" draw:stroke-dash="Dashed_20__28_var_29__20_1056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2" style:family="graphic">
      <style:graphic-properties draw:stroke="solid" draw:stroke-dash="Dashed_20__28_var_29__20_1058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3" style:family="graphic">
      <style:graphic-properties draw:stroke="solid" draw:stroke-dash="Dashed_20__28_var_29__20_1059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4" style:family="graphic">
      <style:graphic-properties draw:stroke="solid" draw:stroke-dash="Dashed_20__28_var_29__20_1060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5" style:family="graphic">
      <style:graphic-properties draw:stroke="solid" draw:stroke-dash="Dashed_20__28_var_29__20_1061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6" style:family="graphic">
      <style:graphic-properties draw:stroke="solid" draw:stroke-dash="Dashed_20__28_var_29__20_1063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7" style:family="graphic">
      <style:graphic-properties draw:stroke="solid" draw:stroke-dash="Dashed_20__28_var_29__20_106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8" style:family="graphic">
      <style:graphic-properties draw:stroke="solid" draw:stroke-dash="Dashed_20__28_var_29__20_1065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9" style:family="graphic">
      <style:graphic-properties draw:stroke="solid" draw:stroke-dash="Dashed_20__28_var_29__20_1066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0" style:family="graphic">
      <style:graphic-properties draw:stroke="solid" draw:stroke-dash="Dashed_20__28_var_29__20_1067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1" style:family="graphic">
      <style:graphic-properties draw:stroke="solid" draw:stroke-dash="Dashed_20__28_var_29__20_1068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2" style:family="graphic">
      <style:graphic-properties draw:stroke="solid" draw:stroke-dash="Dashed_20__28_var_29__20_1069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3" style:family="graphic">
      <style:graphic-properties draw:stroke="solid" draw:stroke-dash="Dashed_20__28_var_29__20_1070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4" style:family="graphic">
      <style:graphic-properties draw:stroke="solid" draw:stroke-dash="Dashed_20__28_var_29__20_1071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5" style:family="graphic">
      <style:graphic-properties draw:stroke="solid" draw:stroke-dash="Dashed_20__28_var_29__20_1072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6" style:family="graphic">
      <style:graphic-properties draw:stroke="solid" draw:stroke-dash="Dashed_20__28_var_29__20_1073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7" style:family="graphic">
      <style:graphic-properties draw:stroke="solid" draw:stroke-dash="Dashed_20__28_var_29__20_107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8" style:family="graphic">
      <style:graphic-properties draw:stroke="solid" draw:stroke-dash="Dashed_20__28_var_29__20_1075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9" style:family="graphic">
      <style:graphic-properties draw:stroke="solid" draw:stroke-dash="Dashed_20__28_var_29__20_1076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0" style:family="graphic">
      <style:graphic-properties draw:stroke="solid" draw:stroke-dash="Dashed_20__28_var_29__20_1077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1" style:family="graphic">
      <style:graphic-properties draw:stroke="none" draw:stroke-dash="Dashed_20__28_var_29__20_1078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8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2" style:family="graphic">
      <style:graphic-properties draw:stroke="none" draw:stroke-dash="Dashed_20__28_var_29__20_1079" svg:stroke-width="0.019cm" svg:stroke-color="#000000" draw:marker-start="" draw:marker-start-width="0.288cm" draw:marker-start-center="false" draw:marker-end="" draw:marker-end-width="0.288cm" draw:marker-end-center="false" draw:fill="none" draw:fill-color="#ffffff" draw:textarea-horizontal-align="justify" draw:auto-grow-width="true" fo:min-height="0.413cm" fo:min-width="0.52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3" style:family="graphic">
      <style:graphic-properties draw:stroke="none" draw:stroke-dash="Dashed_20__28_var_29__20_1080" svg:stroke-width="0.019cm" svg:stroke-color="#000000" draw:marker-start="" draw:marker-start-width="0.288cm" draw:marker-start-center="false" draw:marker-end="" draw:marker-end-width="0.288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4" style:family="graphic">
      <style:graphic-properties draw:stroke="solid" draw:stroke-dash="Dashed_20__28_var_29__20_1081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5" style:family="graphic">
      <style:graphic-properties draw:stroke="solid" draw:stroke-dash="Dashed_20__28_var_29__20_1082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6" style:family="graphic">
      <style:graphic-properties draw:stroke="solid" draw:stroke-dash="Dashed_20__28_var_29__20_1083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7" style:family="graphic">
      <style:graphic-properties draw:stroke="solid" draw:stroke-dash="Dashed_20__28_var_29__20_1084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8" style:family="graphic">
      <style:graphic-properties draw:stroke="solid" draw:stroke-dash="Dashed_20__28_var_29__20_1085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9" style:family="graphic">
      <style:graphic-properties draw:stroke="solid" draw:stroke-dash="Dashed_20__28_var_29__20_1086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0" style:family="graphic">
      <style:graphic-properties draw:stroke="solid" draw:stroke-dash="Dashed_20__28_var_29__20_1087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1" style:family="graphic">
      <style:graphic-properties draw:stroke="solid" draw:stroke-dash="Dashed_20__28_var_29__20_1088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2" style:family="graphic">
      <style:graphic-properties draw:stroke="none" draw:stroke-dash="Dashed_20__28_var_29__20_1089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3" style:family="graphic">
      <style:graphic-properties draw:stroke="none" draw:stroke-dash="Dashed_20__28_var_29__20_1090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4" style:family="graphic">
      <style:graphic-properties draw:stroke="none" draw:stroke-dash="Dashed_20__28_var_29__20_1091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5" style:family="graphic">
      <style:graphic-properties draw:stroke="none" draw:stroke-dash="Dashed_20__28_var_29__20_1092" svg:stroke-width="0.019cm" svg:stroke-color="#808080" draw:marker-start="" draw:marker-start-width="0.303cm" draw:marker-start-center="false" draw:marker-end="" draw:marker-end-width="0.30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6" style:family="graphic">
      <style:graphic-properties draw:stroke="solid" draw:stroke-dash="Dashed_20__28_var_29__20_1093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7" style:family="graphic">
      <style:graphic-properties draw:stroke="solid" draw:stroke-dash="Dashed_20__28_var_29__20_1094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8" style:family="graphic">
      <style:graphic-properties draw:stroke="none" draw:stroke-dash="Dashed_20__28_var_29__20_1095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9" style:family="graphic">
      <style:graphic-properties draw:stroke="solid" draw:stroke-dash="Dashed_20__28_var_29__20_1096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0" style:family="graphic">
      <style:graphic-properties draw:stroke="solid" draw:stroke-dash="Dashed_20__28_var_29__20_1097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1" style:family="graphic">
      <style:graphic-properties draw:stroke="none" draw:stroke-dash="Dashed_20__28_var_29__20_1098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2" style:family="graphic">
      <style:graphic-properties draw:stroke="solid" draw:stroke-dash="Dashed_20__28_var_29__20_1099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3" style:family="graphic">
      <style:graphic-properties draw:stroke="solid" draw:stroke-dash="Dashed_20__28_var_29__20_1100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4" style:family="graphic">
      <style:graphic-properties draw:stroke="none" draw:stroke-dash="Dashed_20__28_var_29__20_1101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5" style:family="graphic">
      <style:graphic-properties draw:stroke="solid" draw:stroke-dash="Dashed_20__28_var_29__20_1102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6" style:family="graphic">
      <style:graphic-properties draw:stroke="solid" draw:stroke-dash="Dashed_20__28_var_29__20_1103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7" style:family="graphic">
      <style:graphic-properties draw:stroke="none" draw:stroke-dash="Dashed_20__28_var_29__20_1104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6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8" style:family="graphic">
      <style:graphic-properties draw:stroke="solid" draw:stroke-dash="Dashed_20__28_var_29__20_1105" svg:stroke-width="0.03cm" svg:stroke-color="#000000" draw:marker-start="" draw:marker-start-width="0.198cm" draw:marker-start-center="false" draw:marker-end="" draw:marker-end-width="0.198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59" style:family="graphic">
      <style:graphic-properties draw:stroke="solid" draw:stroke-dash="Dashed_20__28_var_29__20_1106" svg:stroke-width="0.03cm" svg:stroke-color="#000000" draw:marker-start="" draw:marker-start-width="0.198cm" draw:marker-start-center="false" draw:marker-end="" draw:marker-end-width="0.198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60" style:family="graphic">
      <style:graphic-properties draw:stroke="solid" draw:stroke-dash="Dashed_20__28_var_29__20_1107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1" style:family="graphic">
      <style:graphic-properties draw:stroke="solid" draw:stroke-dash="Dashed_20__28_var_29__20_1057" svg:stroke-width="0.03cm" svg:stroke-color="#000000" draw:marker-start="Arrow_20_concave" draw:marker-start-width="0.25cm" draw:marker-start-center="false" draw:marker-end="" draw:marker-end-width="0.258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62" style:family="graphic">
      <style:graphic-properties draw:stroke="solid" draw:stroke-dash="Dashed_20__28_var_29__20_1062" svg:stroke-width="0.03cm" svg:stroke-color="#000000" draw:marker-start="" draw:marker-start-width="0.258cm" draw:marker-start-center="false" draw:marker-end="Arrow_20_concave" draw:marker-end-width="0.2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6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64" style:family="graphic">
      <style:graphic-properties draw:stroke="solid" svg:stroke-width="0.009cm" svg:stroke-color="#c0c0c0" draw:marker-start-width="0.3cm" draw:marker-start-center="false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165" style:family="graphic">
      <style:graphic-properties draw:stroke="solid" svg:stroke-width="0.018cm" svg:stroke-color="#80808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66" style:family="graphic">
      <style:graphic-properties draw:stroke="solid" svg:stroke-width="0.019cm" svg:stroke-color="#666666" draw:marker-start-width="0.191cm" draw:marker-start-center="false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67" style:family="graphic">
      <style:graphic-properties draw:stroke="solid" svg:stroke-width="0.03cm" svg:stroke-color="#000000" draw:marker-start-width="0.206cm" draw:marker-start-center="false" draw:marker-end="Arrow_20_concave" draw:marker-end-width="0.2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68" style:family="graphic">
      <style:graphic-properties draw:stroke="solid" svg:stroke-width="0.03cm" svg:stroke-color="#000000" draw:marker-start="Arrow_20_concave" draw:marker-start-width="0.25cm" draw:marker-start-center="false" draw:marker-end-width="0.206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69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0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0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4cm" fo:min-width="0.5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1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38cm" fo:min-width="0.5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2" style:family="graphic">
      <style:graphic-properties draw:stroke="solid" svg:stroke-width="0.03cm" svg:stroke-color="#000000" draw:marker-start-width="0.245cm" draw:marker-start-center="false" draw:marker-end-width="0.245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3" style:family="graphic">
      <style:graphic-properties draw:stroke="solid" draw:stroke-dash="Dashed_20__28_var_29__20_371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4" style:family="graphic">
      <style:graphic-properties draw:stroke="solid" draw:stroke-dash="Dashed_20__28_var_29__20_372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5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6" style:family="graphic">
      <style:graphic-properties draw:stroke="solid" draw:stroke-dash="Dashed_20__28_var_29__20_372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7" style:family="graphic">
      <style:graphic-properties draw:stroke="solid" draw:stroke-dash="Dashed_20__28_var_29__20_372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8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6cm" fo:min-width="0.22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9" style:family="graphic">
      <style:graphic-properties draw:stroke="solid" draw:stroke-dash="Dashed_20__28_var_29__20_3723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0" style:family="graphic">
      <style:graphic-properties draw:stroke="solid" draw:stroke-dash="Dashed_20__28_var_29__20_3724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1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82" style:family="graphic">
      <style:graphic-properties draw:stroke="solid" draw:stroke-dash="Dashed_20__28_var_29__20_3725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3" style:family="graphic">
      <style:graphic-properties draw:stroke="solid" draw:stroke-dash="Dashed_20__28_var_29__20_3726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4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4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85" style:family="graphic">
      <style:graphic-properties draw:stroke="solid" draw:stroke-dash="Dashed_20__28_var_29__20_3727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6" style:family="graphic">
      <style:graphic-properties draw:stroke="solid" draw:stroke-dash="Dashed_20__28_var_29__20_3728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7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6cm" fo:min-width="0.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88" style:family="graphic">
      <style:graphic-properties draw:stroke="solid" draw:stroke-dash="Dashed_20__28_var_29__20_372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9" style:family="graphic">
      <style:graphic-properties draw:stroke="solid" draw:stroke-dash="Dashed_20__28_var_29__20_373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0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17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91" style:family="graphic">
      <style:graphic-properties draw:stroke="solid" draw:stroke-dash="Dashed_20__28_var_29__20_373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2" style:family="graphic">
      <style:graphic-properties draw:stroke="solid" draw:stroke-dash="Dashed_20__28_var_29__20_373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3" style:family="graphic">
      <style:graphic-properties draw:stroke="solid" draw:stroke-dash="Dashed_20__28_var_29__20_3733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4" style:family="graphic">
      <style:graphic-properties draw:stroke="solid" draw:stroke-dash="Dashed_20__28_var_29__20_3734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5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4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01208227" text:style-name="Num_5f_Exo">
        <text:list-item>
          <text:h text:style-name="P54" text:outline-level="1"> Lis et écris les coordonnées des points A à H. </text:h>
        </text:list-item>
      </text:list>
      <text:list xml:id="list3127759801" text:style-name="_5f_Numérotation_20_des_20_exercices_20_livrets">
        <text:list-header>
          <text:p text:style-name="P65"><draw:g text:anchor-type="as-char" draw:z-index="0" draw:name="Forme9" draw:style-name="gr163"><draw:g draw:style-name="gr2"><draw:line draw:style-name="gr164" draw:text-style-name="P131" svg:x1="0.1cm" svg:y1="0cm" svg:x2="0.1cm" svg:y2="5cm"><text:p/></draw:line><draw:line draw:style-name="gr164" draw:text-style-name="P131" svg:x1="0.2cm" svg:y1="0cm" svg:x2="0.2cm" svg:y2="5cm"><text:p/></draw:line><draw:line draw:style-name="gr164" draw:text-style-name="P131" svg:x1="0.3cm" svg:y1="0cm" svg:x2="0.3cm" svg:y2="5cm"><text:p/></draw:line><draw:line draw:style-name="gr164" draw:text-style-name="P131" svg:x1="0.4cm" svg:y1="0cm" svg:x2="0.4cm" svg:y2="5cm"><text:p/></draw:line><draw:line draw:style-name="gr164" draw:text-style-name="P131" svg:x1="0.6cm" svg:y1="0cm" svg:x2="0.6cm" svg:y2="5cm"><text:p/></draw:line><draw:line draw:style-name="gr164" draw:text-style-name="P131" svg:x1="0.7cm" svg:y1="0cm" svg:x2="0.7cm" svg:y2="5cm"><text:p/></draw:line><draw:line draw:style-name="gr164" draw:text-style-name="P131" svg:x1="0.8cm" svg:y1="0cm" svg:x2="0.8cm" svg:y2="5cm"><text:p/></draw:line><draw:line draw:style-name="gr164" draw:text-style-name="P131" svg:x1="0.9cm" svg:y1="0cm" svg:x2="0.9cm" svg:y2="5cm"><text:p/></draw:line><draw:line draw:style-name="gr164" draw:text-style-name="P131" svg:x1="1.1cm" svg:y1="0cm" svg:x2="1.1cm" svg:y2="5cm"><text:p/></draw:line><draw:line draw:style-name="gr164" draw:text-style-name="P131" svg:x1="1.2cm" svg:y1="0cm" svg:x2="1.2cm" svg:y2="5cm"><text:p/></draw:line><draw:line draw:style-name="gr164" draw:text-style-name="P131" svg:x1="1.3cm" svg:y1="0cm" svg:x2="1.3cm" svg:y2="5cm"><text:p/></draw:line><draw:line draw:style-name="gr164" draw:text-style-name="P131" svg:x1="1.4cm" svg:y1="0cm" svg:x2="1.4cm" svg:y2="5cm"><text:p/></draw:line><draw:line draw:style-name="gr164" draw:text-style-name="P131" svg:x1="1.6cm" svg:y1="0cm" svg:x2="1.6cm" svg:y2="5cm"><text:p/></draw:line><draw:line draw:style-name="gr164" draw:text-style-name="P131" svg:x1="1.7cm" svg:y1="0cm" svg:x2="1.7cm" svg:y2="5cm"><text:p/></draw:line><draw:line draw:style-name="gr164" draw:text-style-name="P131" svg:x1="1.8cm" svg:y1="0cm" svg:x2="1.8cm" svg:y2="5cm"><text:p/></draw:line><draw:line draw:style-name="gr164" draw:text-style-name="P131" svg:x1="1.9cm" svg:y1="0cm" svg:x2="1.9cm" svg:y2="5cm"><text:p/></draw:line><draw:line draw:style-name="gr164" draw:text-style-name="P131" svg:x1="2.1cm" svg:y1="0cm" svg:x2="2.1cm" svg:y2="5cm"><text:p/></draw:line><draw:line draw:style-name="gr164" draw:text-style-name="P131" svg:x1="2.2cm" svg:y1="0cm" svg:x2="2.2cm" svg:y2="5cm"><text:p/></draw:line><draw:line draw:style-name="gr164" draw:text-style-name="P131" svg:x1="2.3cm" svg:y1="0cm" svg:x2="2.3cm" svg:y2="5cm"><text:p/></draw:line><draw:line draw:style-name="gr164" draw:text-style-name="P131" svg:x1="2.4cm" svg:y1="0cm" svg:x2="2.4cm" svg:y2="5cm"><text:p/></draw:line><draw:line draw:style-name="gr164" draw:text-style-name="P131" svg:x1="2.6cm" svg:y1="0cm" svg:x2="2.6cm" svg:y2="5cm"><text:p/></draw:line><draw:line draw:style-name="gr164" draw:text-style-name="P131" svg:x1="2.7cm" svg:y1="0cm" svg:x2="2.7cm" svg:y2="5cm"><text:p/></draw:line><draw:line draw:style-name="gr164" draw:text-style-name="P131" svg:x1="2.8cm" svg:y1="0cm" svg:x2="2.8cm" svg:y2="5cm"><text:p/></draw:line><draw:line draw:style-name="gr164" draw:text-style-name="P131" svg:x1="2.9cm" svg:y1="0cm" svg:x2="2.9cm" svg:y2="5cm"><text:p/></draw:line><draw:line draw:style-name="gr164" draw:text-style-name="P131" svg:x1="3.1cm" svg:y1="0cm" svg:x2="3.1cm" svg:y2="5cm"><text:p/></draw:line><draw:line draw:style-name="gr164" draw:text-style-name="P131" svg:x1="3.2cm" svg:y1="0cm" svg:x2="3.2cm" svg:y2="5cm"><text:p/></draw:line><draw:line draw:style-name="gr164" draw:text-style-name="P131" svg:x1="3.3cm" svg:y1="0cm" svg:x2="3.3cm" svg:y2="5cm"><text:p/></draw:line><draw:line draw:style-name="gr164" draw:text-style-name="P131" svg:x1="3.4cm" svg:y1="0cm" svg:x2="3.4cm" svg:y2="5cm"><text:p/></draw:line><draw:line draw:style-name="gr164" draw:text-style-name="P131" svg:x1="3.6cm" svg:y1="0cm" svg:x2="3.6cm" svg:y2="5cm"><text:p/></draw:line><draw:line draw:style-name="gr164" draw:text-style-name="P131" svg:x1="3.7cm" svg:y1="0cm" svg:x2="3.7cm" svg:y2="5cm"><text:p/></draw:line><draw:line draw:style-name="gr164" draw:text-style-name="P131" svg:x1="3.8cm" svg:y1="0cm" svg:x2="3.8cm" svg:y2="5cm"><text:p/></draw:line><draw:line draw:style-name="gr164" draw:text-style-name="P131" svg:x1="3.9cm" svg:y1="0cm" svg:x2="3.9cm" svg:y2="5cm"><text:p/></draw:line><draw:line draw:style-name="gr164" draw:text-style-name="P131" svg:x1="4.1cm" svg:y1="0cm" svg:x2="4.1cm" svg:y2="5cm"><text:p/></draw:line><draw:line draw:style-name="gr164" draw:text-style-name="P131" svg:x1="4.2cm" svg:y1="0cm" svg:x2="4.2cm" svg:y2="5cm"><text:p/></draw:line><draw:line draw:style-name="gr164" draw:text-style-name="P131" svg:x1="4.3cm" svg:y1="0cm" svg:x2="4.3cm" svg:y2="5cm"><text:p/></draw:line><draw:line draw:style-name="gr164" draw:text-style-name="P131" svg:x1="4.4cm" svg:y1="0cm" svg:x2="4.4cm" svg:y2="5cm"><text:p/></draw:line><draw:line draw:style-name="gr164" draw:text-style-name="P131" svg:x1="4.6cm" svg:y1="0cm" svg:x2="4.6cm" svg:y2="5cm"><text:p/></draw:line><draw:line draw:style-name="gr164" draw:text-style-name="P131" svg:x1="4.7cm" svg:y1="0cm" svg:x2="4.7cm" svg:y2="5cm"><text:p/></draw:line><draw:line draw:style-name="gr164" draw:text-style-name="P131" svg:x1="4.8cm" svg:y1="0cm" svg:x2="4.8cm" svg:y2="5cm"><text:p/></draw:line><draw:line draw:style-name="gr164" draw:text-style-name="P131" svg:x1="4.9cm" svg:y1="0cm" svg:x2="4.9cm" svg:y2="5cm"><text:p/></draw:line><draw:line draw:style-name="gr164" draw:text-style-name="P131" svg:x1="5.1cm" svg:y1="0cm" svg:x2="5.1cm" svg:y2="5cm"><text:p/></draw:line><draw:line draw:style-name="gr164" draw:text-style-name="P131" svg:x1="5.2cm" svg:y1="0cm" svg:x2="5.2cm" svg:y2="5cm"><text:p/></draw:line><draw:line draw:style-name="gr164" draw:text-style-name="P131" svg:x1="5.3cm" svg:y1="0cm" svg:x2="5.3cm" svg:y2="5cm"><text:p/></draw:line><draw:line draw:style-name="gr164" draw:text-style-name="P131" svg:x1="5.4cm" svg:y1="0cm" svg:x2="5.4cm" svg:y2="5cm"><text:p/></draw:line><draw:line draw:style-name="gr164" draw:text-style-name="P131" svg:x1="5.6cm" svg:y1="0cm" svg:x2="5.6cm" svg:y2="5cm"><text:p/></draw:line><draw:line draw:style-name="gr164" draw:text-style-name="P131" svg:x1="5.7cm" svg:y1="0cm" svg:x2="5.7cm" svg:y2="5cm"><text:p/></draw:line><draw:line draw:style-name="gr164" draw:text-style-name="P131" svg:x1="5.8cm" svg:y1="0cm" svg:x2="5.8cm" svg:y2="5cm"><text:p/></draw:line><draw:line draw:style-name="gr164" draw:text-style-name="P131" svg:x1="5.9cm" svg:y1="0cm" svg:x2="5.9cm" svg:y2="5cm"><text:p/></draw:line><draw:line draw:style-name="gr164" draw:text-style-name="P131" svg:x1="6.1cm" svg:y1="0cm" svg:x2="6.1cm" svg:y2="5cm"><text:p/></draw:line><draw:line draw:style-name="gr164" draw:text-style-name="P131" svg:x1="6.2cm" svg:y1="0cm" svg:x2="6.2cm" svg:y2="5cm"><text:p/></draw:line><draw:line draw:style-name="gr164" draw:text-style-name="P131" svg:x1="6.3cm" svg:y1="0cm" svg:x2="6.3cm" svg:y2="5cm"><text:p/></draw:line><draw:line draw:style-name="gr164" draw:text-style-name="P131" svg:x1="6.4cm" svg:y1="0cm" svg:x2="6.4cm" svg:y2="5cm"><text:p/></draw:line><draw:line draw:style-name="gr164" draw:text-style-name="P131" svg:x1="6.6cm" svg:y1="0cm" svg:x2="6.6cm" svg:y2="5cm"><text:p/></draw:line><draw:line draw:style-name="gr164" draw:text-style-name="P131" svg:x1="6.7cm" svg:y1="0cm" svg:x2="6.7cm" svg:y2="5cm"><text:p/></draw:line><draw:line draw:style-name="gr164" draw:text-style-name="P131" svg:x1="6.8cm" svg:y1="0cm" svg:x2="6.8cm" svg:y2="5cm"><text:p/></draw:line><draw:line draw:style-name="gr164" draw:text-style-name="P131" svg:x1="6.9cm" svg:y1="0cm" svg:x2="6.9cm" svg:y2="5cm"><text:p/></draw:line><draw:line draw:style-name="gr164" draw:text-style-name="P131" svg:x1="7.1cm" svg:y1="0cm" svg:x2="7.1cm" svg:y2="5cm"><text:p/></draw:line><draw:line draw:style-name="gr164" draw:text-style-name="P131" svg:x1="7.2cm" svg:y1="0cm" svg:x2="7.2cm" svg:y2="5cm"><text:p/></draw:line><draw:line draw:style-name="gr164" draw:text-style-name="P131" svg:x1="7.3cm" svg:y1="0cm" svg:x2="7.3cm" svg:y2="5cm"><text:p/></draw:line><draw:line draw:style-name="gr164" draw:text-style-name="P131" svg:x1="7.4cm" svg:y1="0cm" svg:x2="7.4cm" svg:y2="5cm"><text:p/></draw:line><draw:line draw:style-name="gr164" draw:text-style-name="P131" svg:x1="7.6cm" svg:y1="0cm" svg:x2="7.6cm" svg:y2="5cm"><text:p/></draw:line><draw:line draw:style-name="gr164" draw:text-style-name="P131" svg:x1="7.7cm" svg:y1="0cm" svg:x2="7.7cm" svg:y2="5cm"><text:p/></draw:line><draw:line draw:style-name="gr164" draw:text-style-name="P131" svg:x1="7.8cm" svg:y1="0cm" svg:x2="7.8cm" svg:y2="5cm"><text:p/></draw:line><draw:line draw:style-name="gr164" draw:text-style-name="P131" svg:x1="7.9cm" svg:y1="0cm" svg:x2="7.9cm" svg:y2="5cm"><text:p/></draw:line><draw:line draw:style-name="gr164" draw:text-style-name="P131" svg:x1="8.1cm" svg:y1="0cm" svg:x2="8.1cm" svg:y2="5cm"><text:p/></draw:line><draw:line draw:style-name="gr164" draw:text-style-name="P131" svg:x1="8.2cm" svg:y1="0cm" svg:x2="8.2cm" svg:y2="5cm"><text:p/></draw:line><draw:line draw:style-name="gr164" draw:text-style-name="P131" svg:x1="8.3cm" svg:y1="0cm" svg:x2="8.3cm" svg:y2="5cm"><text:p/></draw:line><draw:line draw:style-name="gr164" draw:text-style-name="P131" svg:x1="8.4cm" svg:y1="0cm" svg:x2="8.4cm" svg:y2="5cm"><text:p/></draw:line><draw:line draw:style-name="gr164" draw:text-style-name="P131" svg:x1="8.6cm" svg:y1="0cm" svg:x2="8.6cm" svg:y2="5cm"><text:p/></draw:line><draw:line draw:style-name="gr164" draw:text-style-name="P131" svg:x1="8.7cm" svg:y1="0cm" svg:x2="8.7cm" svg:y2="5cm"><text:p/></draw:line><draw:line draw:style-name="gr164" draw:text-style-name="P131" svg:x1="8.8cm" svg:y1="0cm" svg:x2="8.8cm" svg:y2="5cm"><text:p/></draw:line><draw:line draw:style-name="gr164" draw:text-style-name="P131" svg:x1="8.9cm" svg:y1="0cm" svg:x2="8.9cm" svg:y2="5cm"><text:p/></draw:line><draw:line draw:style-name="gr164" draw:text-style-name="P131" svg:x1="0cm" svg:y1="0.102cm" svg:x2="9cm" svg:y2="0.102cm"><text:p/></draw:line><draw:line draw:style-name="gr164" draw:text-style-name="P131" svg:x1="0cm" svg:y1="0.2cm" svg:x2="9cm" svg:y2="0.2cm"><text:p/></draw:line><draw:line draw:style-name="gr164" draw:text-style-name="P131" svg:x1="0cm" svg:y1="0.3cm" svg:x2="9cm" svg:y2="0.3cm"><text:p/></draw:line><draw:line draw:style-name="gr164" draw:text-style-name="P131" svg:x1="0cm" svg:y1="0.4cm" svg:x2="9cm" svg:y2="0.4cm"><text:p/></draw:line><draw:line draw:style-name="gr164" draw:text-style-name="P131" svg:x1="0cm" svg:y1="0.6cm" svg:x2="9cm" svg:y2="0.6cm"><text:p/></draw:line><draw:line draw:style-name="gr164" draw:text-style-name="P131" svg:x1="0cm" svg:y1="0.7cm" svg:x2="9cm" svg:y2="0.7cm"><text:p/></draw:line><draw:line draw:style-name="gr164" draw:text-style-name="P131" svg:x1="0cm" svg:y1="0.8cm" svg:x2="9cm" svg:y2="0.8cm"><text:p/></draw:line><draw:line draw:style-name="gr164" draw:text-style-name="P131" svg:x1="0cm" svg:y1="0.901cm" svg:x2="9cm" svg:y2="0.901cm"><text:p/></draw:line><draw:line draw:style-name="gr164" draw:text-style-name="P131" svg:x1="0cm" svg:y1="1.102cm" svg:x2="9cm" svg:y2="1.102cm"><text:p/></draw:line><draw:line draw:style-name="gr164" draw:text-style-name="P131" svg:x1="0cm" svg:y1="1.2cm" svg:x2="9cm" svg:y2="1.2cm"><text:p/></draw:line><draw:line draw:style-name="gr164" draw:text-style-name="P131" svg:x1="0cm" svg:y1="1.3cm" svg:x2="9cm" svg:y2="1.3cm"><text:p/></draw:line><draw:line draw:style-name="gr164" draw:text-style-name="P131" svg:x1="0cm" svg:y1="1.402cm" svg:x2="9cm" svg:y2="1.402cm"><text:p/></draw:line><draw:line draw:style-name="gr164" draw:text-style-name="P131" svg:x1="0cm" svg:y1="1.6cm" svg:x2="9cm" svg:y2="1.6cm"><text:p/></draw:line><draw:line draw:style-name="gr164" draw:text-style-name="P131" svg:x1="0cm" svg:y1="1.7cm" svg:x2="9cm" svg:y2="1.7cm"><text:p/></draw:line><draw:line draw:style-name="gr164" draw:text-style-name="P131" svg:x1="0cm" svg:y1="1.8cm" svg:x2="9cm" svg:y2="1.8cm"><text:p/></draw:line><draw:line draw:style-name="gr164" draw:text-style-name="P131" svg:x1="0cm" svg:y1="1.9cm" svg:x2="9cm" svg:y2="1.9cm"><text:p/></draw:line><draw:line draw:style-name="gr164" draw:text-style-name="P131" svg:x1="0cm" svg:y1="2.1cm" svg:x2="9cm" svg:y2="2.1cm"><text:p/></draw:line><draw:line draw:style-name="gr164" draw:text-style-name="P131" svg:x1="0cm" svg:y1="2.201cm" svg:x2="9cm" svg:y2="2.201cm"><text:p/></draw:line><draw:line draw:style-name="gr164" draw:text-style-name="P131" svg:x1="0cm" svg:y1="2.3cm" svg:x2="9cm" svg:y2="2.3cm"><text:p/></draw:line><draw:line draw:style-name="gr164" draw:text-style-name="P131" svg:x1="0cm" svg:y1="2.402cm" svg:x2="9cm" svg:y2="2.402cm"><text:p/></draw:line><draw:line draw:style-name="gr164" draw:text-style-name="P131" svg:x1="0cm" svg:y1="2.6cm" svg:x2="9cm" svg:y2="2.6cm"><text:p/></draw:line><draw:line draw:style-name="gr164" draw:text-style-name="P131" svg:x1="0cm" svg:y1="2.702cm" svg:x2="9cm" svg:y2="2.702cm"><text:p/></draw:line><draw:line draw:style-name="gr164" draw:text-style-name="P131" svg:x1="0cm" svg:y1="2.8cm" svg:x2="9cm" svg:y2="2.8cm"><text:p/></draw:line><draw:line draw:style-name="gr164" draw:text-style-name="P131" svg:x1="0cm" svg:y1="2.9cm" svg:x2="9cm" svg:y2="2.9cm"><text:p/></draw:line><draw:line draw:style-name="gr164" draw:text-style-name="P131" svg:x1="0cm" svg:y1="3.1cm" svg:x2="9cm" svg:y2="3.1cm"><text:p/></draw:line><draw:line draw:style-name="gr164" draw:text-style-name="P131" svg:x1="0cm" svg:y1="3.2cm" svg:x2="9cm" svg:y2="3.2cm"><text:p/></draw:line><draw:line draw:style-name="gr164" draw:text-style-name="P131" svg:x1="0cm" svg:y1="3.3cm" svg:x2="9cm" svg:y2="3.3cm"><text:p/></draw:line><draw:line draw:style-name="gr164" draw:text-style-name="P131" svg:x1="0cm" svg:y1="3.4cm" svg:x2="9cm" svg:y2="3.4cm"><text:p/></draw:line><draw:line draw:style-name="gr164" draw:text-style-name="P131" svg:x1="0cm" svg:y1="3.6cm" svg:x2="9cm" svg:y2="3.6cm"><text:p/></draw:line><draw:line draw:style-name="gr164" draw:text-style-name="P131" svg:x1="0cm" svg:y1="3.702cm" svg:x2="9cm" svg:y2="3.702cm"><text:p/></draw:line><draw:line draw:style-name="gr164" draw:text-style-name="P131" svg:x1="0cm" svg:y1="3.8cm" svg:x2="9cm" svg:y2="3.8cm"><text:p/></draw:line><draw:line draw:style-name="gr164" draw:text-style-name="P131" svg:x1="0cm" svg:y1="3.9cm" svg:x2="9cm" svg:y2="3.9cm"><text:p/></draw:line><draw:line draw:style-name="gr164" draw:text-style-name="P131" svg:x1="0cm" svg:y1="4.1cm" svg:x2="9cm" svg:y2="4.1cm"><text:p/></draw:line><draw:line draw:style-name="gr164" draw:text-style-name="P131" svg:x1="0cm" svg:y1="4.2cm" svg:x2="9cm" svg:y2="4.2cm"><text:p/></draw:line><draw:line draw:style-name="gr164" draw:text-style-name="P131" svg:x1="0cm" svg:y1="4.3cm" svg:x2="9cm" svg:y2="4.3cm"><text:p/></draw:line><draw:line draw:style-name="gr164" draw:text-style-name="P131" svg:x1="0cm" svg:y1="4.4cm" svg:x2="9cm" svg:y2="4.4cm"><text:p/></draw:line><draw:line draw:style-name="gr164" draw:text-style-name="P131" svg:x1="0cm" svg:y1="4.6cm" svg:x2="9cm" svg:y2="4.6cm"><text:p/></draw:line><draw:line draw:style-name="gr164" draw:text-style-name="P131" svg:x1="0cm" svg:y1="4.7cm" svg:x2="9cm" svg:y2="4.7cm"><text:p/></draw:line><draw:line draw:style-name="gr164" draw:text-style-name="P131" svg:x1="0cm" svg:y1="4.801cm" svg:x2="9cm" svg:y2="4.801cm"><text:p/></draw:line><draw:line draw:style-name="gr164" draw:text-style-name="P131" svg:x1="0cm" svg:y1="4.9cm" svg:x2="9cm" svg:y2="4.9cm"><text:p/></draw:line><draw:line draw:style-name="gr165" draw:text-style-name="P131" svg:x1="0.5cm" svg:y1="0cm" svg:x2="0.5cm" svg:y2="5cm"><text:p/></draw:line><draw:line draw:style-name="gr165" draw:text-style-name="P131" svg:x1="1.5cm" svg:y1="0cm" svg:x2="1.5cm" svg:y2="5cm"><text:p/></draw:line><draw:line draw:style-name="gr165" draw:text-style-name="P131" svg:x1="2.5cm" svg:y1="0cm" svg:x2="2.5cm" svg:y2="5cm"><text:p/></draw:line><draw:line draw:style-name="gr165" draw:text-style-name="P131" svg:x1="3.5cm" svg:y1="0cm" svg:x2="3.5cm" svg:y2="5cm"><text:p/></draw:line><draw:line draw:style-name="gr165" draw:text-style-name="P131" svg:x1="4.5cm" svg:y1="0cm" svg:x2="4.5cm" svg:y2="5cm"><text:p/></draw:line><draw:line draw:style-name="gr165" draw:text-style-name="P131" svg:x1="5.5cm" svg:y1="0cm" svg:x2="5.5cm" svg:y2="5cm"><text:p/></draw:line><draw:line draw:style-name="gr165" draw:text-style-name="P131" svg:x1="6.5cm" svg:y1="0cm" svg:x2="6.5cm" svg:y2="5cm"><text:p/></draw:line><draw:line draw:style-name="gr165" draw:text-style-name="P131" svg:x1="7.5cm" svg:y1="0cm" svg:x2="7.5cm" svg:y2="5cm"><text:p/></draw:line><draw:line draw:style-name="gr165" draw:text-style-name="P131" svg:x1="8.5cm" svg:y1="0cm" svg:x2="8.5cm" svg:y2="5cm"><text:p/></draw:line><draw:line draw:style-name="gr165" draw:text-style-name="P131" svg:x1="0cm" svg:y1="0.5cm" svg:x2="9cm" svg:y2="0.5cm"><text:p/></draw:line><draw:line draw:style-name="gr165" draw:text-style-name="P131" svg:x1="0cm" svg:y1="1.5cm" svg:x2="9cm" svg:y2="1.5cm"><text:p/></draw:line><draw:line draw:style-name="gr165" draw:text-style-name="P131" svg:x1="0cm" svg:y1="2.5cm" svg:x2="9cm" svg:y2="2.5cm"><text:p/></draw:line><draw:line draw:style-name="gr165" draw:text-style-name="P131" svg:x1="0cm" svg:y1="3.501cm" svg:x2="9cm" svg:y2="3.501cm"><text:p/></draw:line><draw:line draw:style-name="gr165" draw:text-style-name="P131" svg:x1="0cm" svg:y1="4.501cm" svg:x2="9cm" svg:y2="4.501cm"><text:p/></draw:line><draw:line draw:style-name="gr166" draw:text-style-name="P131" svg:x1="0cm" svg:y1="0cm" svg:x2="0cm" svg:y2="5cm"><text:p/></draw:line><draw:line draw:style-name="gr166" draw:text-style-name="P131" svg:x1="1cm" svg:y1="0cm" svg:x2="1cm" svg:y2="5cm"><text:p/></draw:line><draw:line draw:style-name="gr166" draw:text-style-name="P131" svg:x1="2cm" svg:y1="0cm" svg:x2="2cm" svg:y2="5cm"><text:p/></draw:line><draw:line draw:style-name="gr166" draw:text-style-name="P131" svg:x1="3cm" svg:y1="0cm" svg:x2="3cm" svg:y2="5cm"><text:p/></draw:line><draw:line draw:style-name="gr166" draw:text-style-name="P131" svg:x1="5cm" svg:y1="0cm" svg:x2="5cm" svg:y2="5cm"><text:p/></draw:line><draw:line draw:style-name="gr166" draw:text-style-name="P131" svg:x1="6cm" svg:y1="0cm" svg:x2="6cm" svg:y2="5cm"><text:p/></draw:line><draw:line draw:style-name="gr166" draw:text-style-name="P131" svg:x1="7cm" svg:y1="0cm" svg:x2="7cm" svg:y2="5cm"><text:p/></draw:line><draw:line draw:style-name="gr166" draw:text-style-name="P131" svg:x1="8cm" svg:y1="0cm" svg:x2="8cm" svg:y2="5cm"><text:p/></draw:line><draw:line draw:style-name="gr166" draw:text-style-name="P131" svg:x1="0cm" svg:y1="0cm" svg:x2="9cm" svg:y2="0cm"><text:p/></draw:line><draw:line draw:style-name="gr166" draw:text-style-name="P131" svg:x1="0cm" svg:y1="1cm" svg:x2="9cm" svg:y2="1cm"><text:p/></draw:line><draw:line draw:style-name="gr166" draw:text-style-name="P131" svg:x1="0cm" svg:y1="2cm" svg:x2="9cm" svg:y2="2cm"><text:p/></draw:line><draw:line draw:style-name="gr167" draw:text-style-name="P131" svg:x1="0cm" svg:y1="3cm" svg:x2="9cm" svg:y2="3cm"><text:p/></draw:line><draw:line draw:style-name="gr166" draw:text-style-name="P131" svg:x1="0cm" svg:y1="4.002cm" svg:x2="9cm" svg:y2="4.002cm"><text:p/></draw:line><draw:line draw:style-name="gr166" draw:text-style-name="P131" svg:x1="9cm" svg:y1="0cm" svg:x2="9cm" svg:y2="5cm"><text:p/></draw:line><draw:line draw:style-name="gr166" draw:text-style-name="P131" svg:x1="0cm" svg:y1="5.002cm" svg:x2="9cm" svg:y2="5.002cm"><text:p/></draw:line><draw:line draw:style-name="gr168" draw:text-style-name="P131" svg:x1="4cm" svg:y1="0cm" svg:x2="4cm" svg:y2="5cm"><text:p/></draw:line></draw:g><draw:g draw:style-name="gr2"><draw:frame draw:style-name="gr169" draw:text-style-name="P133" svg:width="0.207cm" svg:height="0.403cm" svg:x="3.713cm" svg:y="3.062cm"><draw:text-box><text:p text:style-name="P132"><text:span text:style-name="T88">0</text:span></text:p></draw:text-box></draw:frame><draw:frame draw:style-name="gr170" draw:text-style-name="P133" svg:width="0.526cm" svg:height="0.375cm" svg:x="4.777cm" svg:y="3.134cm"><draw:text-box><text:p text:style-name="P132"><text:span text:style-name="T88">+</text:span><text:span text:style-name="T88">1</text:span></text:p></draw:text-box></draw:frame><draw:frame draw:style-name="gr171" draw:text-style-name="P133" svg:width="0.526cm" svg:height="0.539cm" svg:x="3.33cm" svg:y="1.7cm"><draw:text-box><text:p text:style-name="P132"><text:span text:style-name="T88">+</text:span><text:span text:style-name="T88">1</text:span></text:p></draw:text-box></draw:frame><draw:line draw:style-name="gr172" draw:text-style-name="P134" svg:x1="5cm" svg:y1="2.85cm" svg:x2="5cm" svg:y2="3.153cm"><text:p/></draw:line><draw:line draw:style-name="gr172" draw:text-style-name="P134" svg:x1="4.164cm" svg:y1="1.997cm" svg:x2="3.861cm" svg:y2="1.997cm"><text:p/></draw:line><draw:g draw:style-name="gr2"><draw:line draw:style-name="gr173" draw:text-style-name="P134" svg:x1="5.427cm" svg:y1="0.383cm" svg:x2="5.628cm" svg:y2="0.586cm"><text:p/></draw:line><draw:line draw:style-name="gr174" draw:text-style-name="P134" svg:x1="5.628cm" svg:y1="0.383cm" svg:x2="5.427cm" svg:y2="0.586cm"><text:p/></draw:line></draw:g><draw:frame draw:style-name="gr175" draw:text-style-name="P133" svg:width="0.221cm" svg:height="0.403cm" svg:x="5.63cm" svg:y="0.049cm"><draw:text-box><text:p text:style-name="P132"><text:span text:style-name="T88">A</text:span></text:p></draw:text-box></draw:frame><draw:g draw:style-name="gr2"><draw:line draw:style-name="gr176" draw:text-style-name="P134" svg:x1="1.594cm" svg:y1="1.392cm" svg:x2="1.797cm" svg:y2="1.595cm"><text:p/></draw:line><draw:line draw:style-name="gr177" draw:text-style-name="P134" svg:x1="1.797cm" svg:y1="1.392cm" svg:x2="1.594cm" svg:y2="1.595cm"><text:p/></draw:line></draw:g><draw:frame draw:style-name="gr178" draw:text-style-name="P133" svg:width="0.223cm" svg:height="0.406cm" svg:x="1.408cm" svg:y="1.057cm"><draw:text-box><text:p text:style-name="P132"><text:span text:style-name="T88">B</text:span></text:p></draw:text-box></draw:frame><draw:g draw:style-name="gr2"><draw:line draw:style-name="gr179" draw:text-style-name="P134" svg:x1="1.09cm" svg:y1="3.612cm" svg:x2="1.293cm" svg:y2="3.815cm"><text:p/></draw:line><draw:line draw:style-name="gr180" draw:text-style-name="P134" svg:x1="1.293cm" svg:y1="3.612cm" svg:x2="1.09cm" svg:y2="3.815cm"><text:p/></draw:line></draw:g><draw:frame draw:style-name="gr181" draw:text-style-name="P133" svg:width="0.227cm" svg:height="0.403cm" svg:x="1.307cm" svg:y="3.261cm"><draw:text-box><text:p text:style-name="P132"><text:span text:style-name="T88">C</text:span></text:p></draw:text-box></draw:frame><draw:g draw:style-name="gr2"><draw:line draw:style-name="gr182" draw:text-style-name="P134" svg:x1="6.4cm" svg:y1="4.614cm" svg:x2="6.599cm" svg:y2="4.817cm"><text:p/></draw:line><draw:line draw:style-name="gr183" draw:text-style-name="P134" svg:x1="6.599cm" svg:y1="4.614cm" svg:x2="6.4cm" svg:y2="4.817cm"><text:p/></draw:line></draw:g><draw:frame draw:style-name="gr184" draw:text-style-name="P133" svg:width="0.249cm" svg:height="0.403cm" svg:x="6.683cm" svg:y="4.516cm"><draw:text-box><text:p text:style-name="P132"><text:span text:style-name="T88">D</text:span></text:p></draw:text-box></draw:frame><draw:g draw:style-name="gr2"><draw:line draw:style-name="gr185" draw:text-style-name="P134" svg:x1="6.501cm" svg:y1="1.59cm" svg:x2="6.702cm" svg:y2="1.789cm"><text:p/></draw:line><draw:line draw:style-name="gr186" draw:text-style-name="P134" svg:x1="6.702cm" svg:y1="1.59cm" svg:x2="6.501cm" svg:y2="1.789cm"><text:p/></draw:line></draw:g><draw:frame draw:style-name="gr187" draw:text-style-name="P133" svg:width="0.251cm" svg:height="0.406cm" svg:x="6.613cm" svg:y="1.215cm"><draw:text-box><text:p text:style-name="P132"><text:span text:style-name="T88">G</text:span></text:p></draw:text-box></draw:frame><draw:g draw:style-name="gr2"><draw:line draw:style-name="gr188" draw:text-style-name="P134" svg:x1="3.9cm" svg:y1="1.39cm" svg:x2="4.099cm" svg:y2="1.591cm"><text:p/></draw:line><draw:line draw:style-name="gr189" draw:text-style-name="P134" svg:x1="4.099cm" svg:y1="1.39cm" svg:x2="3.9cm" svg:y2="1.591cm"><text:p/></draw:line></draw:g><draw:frame draw:style-name="gr190" draw:text-style-name="P133" svg:width="0.218cm" svg:height="0.403cm" svg:x="4.138cm" svg:y="1.037cm"><draw:text-box><text:p text:style-name="P132"><text:span text:style-name="T88">E</text:span></text:p></draw:text-box></draw:frame><draw:g draw:style-name="gr2"><draw:line draw:style-name="gr191" draw:text-style-name="P134" svg:x1="2.501cm" svg:y1="2.904cm" svg:x2="2.702cm" svg:y2="3.103cm"><text:p/></draw:line><draw:line draw:style-name="gr192" draw:text-style-name="P134" svg:x1="2.702cm" svg:y1="2.904cm" svg:x2="2.501cm" svg:y2="3.103cm"><text:p/></draw:line></draw:g><draw:frame draw:style-name="gr190" draw:text-style-name="P133" svg:width="0.218cm" svg:height="0.403cm" svg:x="2.686cm" svg:y="2.579cm"><draw:text-box><text:p text:style-name="P132"><text:span text:style-name="T88">F</text:span></text:p></draw:text-box></draw:frame><draw:g draw:style-name="gr2"><draw:line draw:style-name="gr193" draw:text-style-name="P134" svg:x1="2.198cm" svg:y1="4.616cm" svg:x2="2.399cm" svg:y2="4.819cm"><text:p/></draw:line><draw:line draw:style-name="gr194" draw:text-style-name="P134" svg:x1="2.399cm" svg:y1="4.616cm" svg:x2="2.198cm" svg:y2="4.819cm"><text:p/></draw:line></draw:g><draw:frame draw:style-name="gr195" draw:text-style-name="P133" svg:width="0.242cm" svg:height="0.403cm" svg:x="2.427cm" svg:y="4.292cm"><draw:text-box><text:p text:style-name="P132"><text:span text:style-name="T88">H</text:span></text:p></draw:text-box></draw:frame></draw:g></draw:g></text:p>
        </text:list-header>
      </text:list>
      <text:section text:style-name="Sect1" text:name="Section15">
        <text:p text:style-name="P30">A( <text:span text:style-name="T48">.</text:span><text:span text:style-name="T49">…</text:span> ; <text:span text:style-name="_5f_gris">.</text:span><text:span text:style-name="_5f_gris"><text:span text:style-name="T46">…</text:span></text:span> )</text:p>
        <text:p text:style-name="P32">B( <text:span text:style-name="_5f_gris"><text:span text:style-name="T46">….</text:span></text:span> ; <text:span text:style-name="_5f_gris">.</text:span><text:span text:style-name="_5f_gris"><text:span text:style-name="T46">…</text:span></text:span> )</text:p>
        <text:p text:style-name="P29">C( <text:span text:style-name="_5f_gris"><text:span text:style-name="T46">….</text:span></text:span> ; <text:span text:style-name="_5f_gris">.</text:span><text:span text:style-name="_5f_gris"><text:span text:style-name="T46">…</text:span></text:span> )</text:p>
        <text:p text:style-name="P32">D( <text:span text:style-name="_5f_gris"><text:span text:style-name="T46">….</text:span></text:span> ; <text:span text:style-name="_5f_gris"><text:span text:style-name="T46">…</text:span></text:span> )</text:p>
        <text:p text:style-name="P29">E( <text:span text:style-name="_5f_gris"><text:span text:style-name="T46">….</text:span></text:span> ; <text:span text:style-name="_5f_gris">.</text:span><text:span text:style-name="_5f_gris"><text:span text:style-name="T46">…</text:span></text:span> )</text:p>
        <text:p text:style-name="P32">F( <text:span text:style-name="_5f_gris"><text:span text:style-name="T46">….</text:span></text:span> ; <text:span text:style-name="_5f_gris">.</text:span><text:span text:style-name="_5f_gris"><text:span text:style-name="T46">…</text:span></text:span> )</text:p>
        <text:p text:style-name="P29">G( <text:span text:style-name="_5f_gris"><text:span text:style-name="T46">….</text:span></text:span> ; <text:span text:style-name="_5f_gris"><text:span text:style-name="T46">…</text:span></text:span> )</text:p>
        <text:p text:style-name="P33">H( <text:span text:style-name="_5f_gris"><text:span text:style-name="T46">….</text:span></text:span> ; <text:span text:style-name="_5f_gris"><text:span text:style-name="T46">…</text:span></text:span> )</text:p>
      </text:section>
      <text:list xml:id="list182327358072557" text:continue-list="list3701208227" text:style-name="Num_5f_Exo">
        <text:list-item>
          <text:h text:style-name="P55" text:outline-level="1"> <text:span text:style-name="Bold_5f_niv2"><text:span text:style-name="T51">Trouve</text:span></text:span><text:span text:style-name="Bold_5f_niv2"><text:span text:style-name="T52">r</text:span></text:span><text:span text:style-name="Bold_5f_niv2"><text:span text:style-name="T51"> la co-ordonnée</text:span></text:span></text:h>
        </text:list-item>
      </text:list>
      <text:p text:style-name="P25"><draw:g text:anchor-type="as-char" svg:y="-1.028cm" draw:z-index="1" draw:name="Forme11" draw:style-name="gr108"><draw:line draw:style-name="gr109" draw:text-style-name="P95" svg:x1="0cm" svg:y1="0.684cm" svg:x2="8.499cm" svg:y2="0.684cm"><text:p/></draw:line><draw:line draw:style-name="gr110" draw:text-style-name="P95" svg:x1="0cm" svg:y1="5.501cm" svg:x2="0cm" svg:y2="0.094cm"><text:p/></draw:line><draw:line draw:style-name="gr111" draw:text-style-name="P95" svg:x1="1.819cm" svg:y1="0.097cm" svg:x2="1.823cm" svg:y2="5.508cm"><text:p/></draw:line><draw:line draw:style-name="gr112" draw:text-style-name="P95" svg:x1="0cm" svg:y1="0.09cm" svg:x2="8.499cm" svg:y2="0.09cm"><text:p/></draw:line><draw:line draw:style-name="gr113" draw:text-style-name="P95" svg:x1="0.004cm" svg:y1="1.282cm" svg:x2="8.491cm" svg:y2="1.282cm"><text:p/></draw:line><draw:line draw:style-name="gr114" draw:text-style-name="P95" svg:x1="0.004cm" svg:y1="1.887cm" svg:x2="8.501cm" svg:y2="1.887cm"><text:p/></draw:line><draw:line draw:style-name="gr115" draw:text-style-name="P95" svg:x1="0.004cm" svg:y1="3.09cm" svg:x2="8.501cm" svg:y2="3.09cm"><text:p/></draw:line><draw:line draw:style-name="gr116" draw:text-style-name="P95" svg:x1="0.004cm" svg:y1="4.3cm" svg:x2="8.501cm" svg:y2="4.3cm"><text:p/></draw:line><draw:line draw:style-name="gr117" draw:text-style-name="P95" svg:x1="0.004cm" svg:y1="3.695cm" svg:x2="8.501cm" svg:y2="3.695cm"><text:p/></draw:line><draw:line draw:style-name="gr118" draw:text-style-name="P95" svg:x1="0.004cm" svg:y1="4.905cm" svg:x2="8.501cm" svg:y2="4.905cm"><text:p/></draw:line><draw:line draw:style-name="gr119" draw:text-style-name="P95" svg:x1="0.004cm" svg:y1="5.503cm" svg:x2="8.501cm" svg:y2="5.503cm"><text:p/></draw:line><draw:line draw:style-name="gr120" draw:text-style-name="P95" svg:x1="0.604cm" svg:y1="0.09cm" svg:x2="0.604cm" svg:y2="5.495cm"><text:p/></draw:line><draw:line draw:style-name="gr121" draw:text-style-name="P95" svg:x1="1.21cm" svg:y1="0.09cm" svg:x2="1.21cm" svg:y2="5.495cm"><text:p/></draw:line><draw:line draw:style-name="gr122" draw:text-style-name="P95" svg:x1="2.423cm" svg:y1="0.09cm" svg:x2="2.423cm" svg:y2="5.495cm"><text:p/></draw:line><draw:line draw:style-name="gr123" draw:text-style-name="P95" svg:x1="3.029cm" svg:y1="0.09cm" svg:x2="3.033cm" svg:y2="5.495cm"><text:p/></draw:line><draw:line draw:style-name="gr124" draw:text-style-name="P95" svg:x1="3.636cm" svg:y1="0.09cm" svg:x2="3.638cm" svg:y2="5.495cm"><text:p/></draw:line><draw:line draw:style-name="gr125" draw:text-style-name="P95" svg:x1="4.853cm" svg:y1="0.09cm" svg:x2="4.853cm" svg:y2="5.495cm"><text:p/></draw:line><draw:line draw:style-name="gr126" draw:text-style-name="P95" svg:x1="5.458cm" svg:y1="0.09cm" svg:x2="5.458cm" svg:y2="5.495cm"><text:p/></draw:line><draw:line draw:style-name="gr127" draw:text-style-name="P95" svg:x1="6.066cm" svg:y1="0.09cm" svg:x2="6.066cm" svg:y2="5.495cm"><text:p/></draw:line><draw:line draw:style-name="gr128" draw:text-style-name="P95" svg:x1="6.672cm" svg:y1="0.09cm" svg:x2="6.672cm" svg:y2="5.495cm"><text:p/></draw:line><draw:line draw:style-name="gr129" draw:text-style-name="P95" svg:x1="7.282cm" svg:y1="5.495cm" svg:x2="7.282cm" svg:y2="0.09cm"><text:p/></draw:line><draw:line draw:style-name="gr130" draw:text-style-name="P95" svg:x1="7.885cm" svg:y1="0.09cm" svg:x2="7.885cm" svg:y2="5.495cm"><text:p/></draw:line><draw:frame draw:style-name="gr131" draw:text-style-name="P130" svg:width="0.784cm" svg:height="0.664cm" svg:x="3.544cm" svg:y="2.633cm"><draw:text-box><text:p text:style-name="P122"><text:span text:style-name="T87">O</text:span></text:p></draw:text-box></draw:frame><draw:frame draw:style-name="gr132" draw:text-style-name="P130" svg:width="1.026cm" svg:height="0.664cm" svg:x="4.323cm" svg:y="2.593cm"><draw:text-box><text:p text:style-name="P122"><text:span text:style-name="T87">+</text:span><text:span text:style-name="T87">1</text:span></text:p></draw:text-box></draw:frame><draw:frame draw:style-name="gr133" draw:text-style-name="P130" svg:width="1.114cm" svg:height="0.664cm" svg:x="3.388cm" svg:y="1.554cm"><draw:text-box><text:p text:style-name="P122"><text:span text:style-name="T87">+</text:span><text:span text:style-name="T87">1</text:span></text:p></draw:text-box></draw:frame><draw:line draw:style-name="gr134" draw:text-style-name="P95" svg:x1="2.327cm" svg:y1="2.588cm" svg:x2="2.51cm" svg:y2="2.399cm"><text:p/></draw:line><draw:line draw:style-name="gr135" draw:text-style-name="P95" svg:x1="2.517cm" svg:y1="2.588cm" svg:x2="2.327cm" svg:y2="2.399cm"><text:p/></draw:line><draw:line draw:style-name="gr136" draw:text-style-name="P95" svg:x1="4.755cm" svg:y1="3.789cm" svg:x2="4.945cm" svg:y2="3.598cm"><text:p/></draw:line><draw:line draw:style-name="gr137" draw:text-style-name="P95" svg:x1="4.945cm" svg:y1="3.789cm" svg:x2="4.755cm" svg:y2="3.598cm"><text:p/></draw:line><draw:g draw:style-name="gr2"><draw:line draw:style-name="gr138" draw:text-style-name="P95" svg:x1="6.578cm" svg:y1="1.979cm" svg:x2="6.765cm" svg:y2="1.79cm"><text:p/></draw:line><draw:line draw:style-name="gr139" draw:text-style-name="P95" svg:x1="6.765cm" svg:y1="1.979cm" svg:x2="6.578cm" svg:y2="1.79cm"><text:p/></draw:line></draw:g><draw:line draw:style-name="gr140" draw:text-style-name="P95" svg:x1="4.758cm" svg:y1="0.187cm" svg:x2="4.95cm" svg:y2="0cm"><text:p/></draw:line><draw:line draw:style-name="gr141" draw:text-style-name="P95" svg:x1="4.95cm" svg:y1="0.187cm" svg:x2="4.758cm" svg:y2="0cm"><text:p/></draw:line><draw:frame draw:style-name="gr142" draw:text-style-name="P130" svg:width="0.777cm" svg:height="0.664cm" svg:x="4.888cm" svg:y="0.115cm"><draw:text-box><text:p text:style-name="P122"><text:span text:style-name="T87">D</text:span></text:p></draw:text-box></draw:frame><draw:frame draw:style-name="gr143" draw:text-style-name="P130" svg:width="0.295cm" svg:height="0.664cm" svg:x="6.294cm" svg:y="1.316cm"><draw:text-box><text:p text:style-name="P122"><text:span text:style-name="T87">A</text:span></text:p></draw:text-box></draw:frame><draw:frame draw:style-name="gr144" draw:text-style-name="P130" svg:width="0.279cm" svg:height="0.664cm" svg:x="4.976cm" svg:y="3.798cm"><draw:text-box><text:p text:style-name="P122"><text:span text:style-name="T87">E</text:span></text:p></draw:text-box></draw:frame><draw:frame draw:style-name="gr145" draw:text-style-name="P130" svg:width="0.234cm" svg:height="0.664cm" svg:x="1.99cm" svg:y="2.575cm"><draw:text-box><text:p text:style-name="P122"><text:span text:style-name="T87">C</text:span></text:p></draw:text-box></draw:frame><draw:line draw:style-name="gr146" draw:text-style-name="P95" svg:x1="2.932cm" svg:y1="1.983cm" svg:x2="3.122cm" svg:y2="1.797cm"><text:p/></draw:line><draw:line draw:style-name="gr147" draw:text-style-name="P95" svg:x1="3.122cm" svg:y1="1.983cm" svg:x2="2.932cm" svg:y2="1.797cm"><text:p/></draw:line><draw:frame draw:style-name="gr148" draw:text-style-name="P130" svg:width="0.747cm" svg:height="0.664cm" svg:x="2.418cm" svg:y="1.45cm"><draw:text-box><text:p text:style-name="P122"><text:span text:style-name="T87">B</text:span></text:p></draw:text-box></draw:frame><draw:line draw:style-name="gr149" draw:text-style-name="P95" svg:x1="1.118cm" svg:y1="2.575cm" svg:x2="1.305cm" svg:y2="2.388cm"><text:p/></draw:line><draw:line draw:style-name="gr150" draw:text-style-name="P95" svg:x1="1.308cm" svg:y1="2.575cm" svg:x2="1.118cm" svg:y2="2.388cm"><text:p/></draw:line><draw:frame draw:style-name="gr151" draw:text-style-name="P130" svg:width="0.708cm" svg:height="0.664cm" svg:x="0.612cm" svg:y="1.991cm"><draw:text-box><text:p text:style-name="P122"><text:span text:style-name="T87">F</text:span></text:p></draw:text-box></draw:frame><draw:line draw:style-name="gr152" draw:text-style-name="P95" svg:x1="4.152cm" svg:y1="4.39cm" svg:x2="4.342cm" svg:y2="4.203cm"><text:p/></draw:line><draw:line draw:style-name="gr153" draw:text-style-name="P95" svg:x1="4.344cm" svg:y1="4.39cm" svg:x2="4.152cm" svg:y2="4.203cm"><text:p/></draw:line><draw:frame draw:style-name="gr154" draw:text-style-name="P130" svg:width="0.258cm" svg:height="0.664cm" svg:x="3.806cm" svg:y="4.355cm"><draw:text-box><text:p text:style-name="P122"><text:span text:style-name="T87">G</text:span></text:p></draw:text-box></draw:frame><draw:line draw:style-name="gr155" draw:text-style-name="P95" svg:x1="5.971cm" svg:y1="2.575cm" svg:x2="6.158cm" svg:y2="2.388cm"><text:p/></draw:line><draw:line draw:style-name="gr156" draw:text-style-name="P95" svg:x1="6.161cm" svg:y1="2.575cm" svg:x2="5.971cm" svg:y2="2.388cm"><text:p/></draw:line><draw:frame draw:style-name="gr157" draw:text-style-name="P130" svg:width="0.77cm" svg:height="0.664cm" svg:x="5.399cm" svg:y="1.991cm"><draw:text-box><text:p text:style-name="P122"><text:span text:style-name="T87">H</text:span></text:p></draw:text-box></draw:frame><draw:line draw:style-name="gr158" draw:text-style-name="P95" svg:x1="4.853cm" svg:y1="2.38cm" svg:x2="4.853cm" svg:y2="2.594cm"><text:p/></draw:line><draw:line draw:style-name="gr159" draw:text-style-name="P95" svg:x1="4.351cm" svg:y1="1.887cm" svg:x2="4.139cm" svg:y2="1.887cm"><text:p/></draw:line><draw:line draw:style-name="gr160" draw:text-style-name="P95" svg:x1="8.489cm" svg:y1="0.09cm" svg:x2="8.489cm" svg:y2="5.495cm"><text:p/></draw:line><draw:line draw:style-name="gr161" draw:text-style-name="P95" svg:x1="4.247cm" svg:y1="0.079cm" svg:x2="4.247cm" svg:y2="5.507cm"><text:p/></draw:line><draw:line draw:style-name="gr162" draw:text-style-name="P95" svg:x1="0.004cm" svg:y1="2.488cm" svg:x2="8.501cm" svg:y2="2.488cm"><text:p/></draw:line></draw:g></text:p>
      <text:list xml:id="list3628441871" text:style-name="liste_5f_abc">
        <text:list-item text:start-value="1">
          <text:p text:style-name="P81">Quel est le point d’abscisse 4 ? <text:span text:style-name="_5f_pointillés_20_gris"><text:span text:style-name="T12"><text:tab/></text:span></text:span></text:p>
          <text:p text:style-name="P82">Quelle est son ordonnée ?<text:span text:style-name="_5f_pointillés_20_gris"> </text:span><text:span text:style-name="_5f_pointillés_20_gris"><text:span text:style-name="T12"><text:tab/></text:span></text:span></text:p>
        </text:list-item>
        <text:list-item>
          <text:p text:style-name="P82">Quel est le point d’ordonnée 4 ? <text:span text:style-name="_5f_pointillés_20_gris"><text:span text:style-name="T12"><text:tab/></text:span></text:span></text:p>
          <text:p text:style-name="P82">Quelle est son abscisse ? <text:span text:style-name="_5f_pointillés_20_gris"><text:span text:style-name="T12"><text:tab/></text:span></text:span></text:p>
        </text:list-item>
        <text:list-item>
          <text:p text:style-name="P82">Quel est le point d’abscisse <text:span text:style-name="T36">−</text:span><text:span text:style-name="T35">2</text:span> ? <text:span text:style-name="_5f_pointillés_20_gris"><text:span text:style-name="T12"><text:tab/></text:span></text:span></text:p>
          <text:p text:style-name="P82">Quelle est son ordonnée ? <text:span text:style-name="_5f_pointillés_20_gris"><text:span text:style-name="T12"><text:tab/></text:span></text:span></text:p>
        </text:list-item>
        <text:list-item>
          <text:p text:style-name="P82">Quel est le point d’ordonnée <text:span text:style-name="T36">−</text:span><text:span text:style-name="T35">2</text:span> ? <text:span text:style-name="_5f_pointillés_20_gris"><text:span text:style-name="T12"><text:tab/></text:span></text:span></text:p>
          <text:p text:style-name="P82">Quelle est son abscisse ? <text:span text:style-name="_5f_pointillés_20_gris"><text:span text:style-name="T12"><text:tab/></text:span></text:span></text:p>
        </text:list-item>
        <text:list-item>
          <text:p text:style-name="P79"><text:span text:style-name="_5f_BVS"><text:span text:style-name="T79">Représente en bleu l’ensemble des </text:span></text:span><text:span text:style-name="_5f_BVS">point</text:span><text:span text:style-name="_5f_BVS"><text:span text:style-name="T79">s</text:span></text:span><text:span text:style-name="_5f_BVS"> qui </text:span><text:span text:style-name="_5f_BVS"><text:span text:style-name="T79">ont</text:span></text:span><text:span text:style-name="_5f_BVS"> l</text:span><text:span text:style-name="_5f_BVS"><text:span text:style-name="T53">a</text:span></text:span><text:span text:style-name="_5f_BVS"> même abscisse que H. </text:span></text:p>
        </text:list-item>
        <text:list-item>
          <text:p text:style-name="P80"><text:span text:style-name="_5f_BVS"><text:span text:style-name="T79">Représente en vert l’ensemble des </text:span></text:span><text:span text:style-name="_5f_BVS">point</text:span><text:span text:style-name="_5f_BVS"><text:span text:style-name="T79">s</text:span></text:span><text:span text:style-name="_5f_BVS"> qui </text:span><text:span text:style-name="_5f_BVS"><text:span text:style-name="T79">ont</text:span></text:span><text:span text:style-name="_5f_BVS"> l</text:span><text:span text:style-name="_5f_BVS"><text:span text:style-name="T53">a</text:span></text:span><text:span text:style-name="_5f_BVS"> même ordonnée que B.</text:span></text:p>
        </text:list-item>
      </text:list>
      <text:list xml:id="list182327800068524" text:continue-list="list182327358072557" text:style-name="Num_5f_Exo">
        <text:list-item>
          <text:h text:style-name="P90" text:outline-level="1"> Place les points dans le repère ci-dessous d’unité <text:span text:style-name="T61">2 </text:span><text:span text:style-name="T60">grand</text:span><text:span text:style-name="T61">s</text:span><text:span text:style-name="T60"> carreau</text:span><text:span text:style-name="T61">x</text:span> puis relie <text:span text:style-name="T78">les points</text:span> ABCDEFGHIJKLMA.</text:h>
        </text:list-item>
      </text:list>
      <text:section text:style-name="Sect2" text:name="Section16">
        <text:p text:style-name="P28">A(0,5 ; 0,5)</text:p>
        <text:p text:style-name="P28">B(1,6 ; 1)</text:p>
        <text:p text:style-name="P28">C(2,7 ; 1)</text:p>
        <text:p text:style-name="P28">D(2,3 ; 0)</text:p>
        <text:p text:style-name="P24">E(1,2 ; 0)</text:p>
        <text:p text:style-name="P28">F(2,4 ; <text:span text:style-name="T54">−</text:span>1,5)</text:p>
        <text:p text:style-name="P28">G(1,5 ; <text:span text:style-name="T54">−</text:span>2,4)</text:p>
        <text:p text:style-name="P28">H(<text:span text:style-name="T54">−</text:span>0,7 ; <text:span text:style-name="T54">−</text:span>1,3)</text:p>
        <text:p text:style-name="P28">I(<text:span text:style-name="T54">−</text:span>1,8 ; <text:span text:style-name="T54">−</text:span>2,2)</text:p>
        <text:p text:style-name="P28"/>
        <text:p text:style-name="P28">J(<text:span text:style-name="T54">−</text:span>3,5 ; <text:span text:style-name="T54">−</text:span>0,5)</text:p>
        <text:p text:style-name="P28">K(<text:span text:style-name="T54">−</text:span>1,8 ; <text:span text:style-name="T54">−</text:span>1)</text:p>
        <text:p text:style-name="P28">L(<text:span text:style-name="T54">−</text:span>1 ; <text:span text:style-name="T54">−</text:span>0,5)</text:p>
        <text:p text:style-name="P27">M<text:span text:style-name="T55">(</text:span><text:span text:style-name="T56">0,9</text:span><text:span text:style-name="T55"> ;</text:span> <text:span text:style-name="T54">−</text:span>1,1)</text:p>
      </text:section>
      <text:h text:style-name="P88" text:outline-level="1"><draw:g text:anchor-type="paragraph" draw:z-index="3" draw:name="Forme1" draw:style-name="gr23"><draw:g draw:style-name="gr2"><draw:g draw:style-name="gr2"><draw:line draw:style-name="gr72" draw:text-style-name="P125" svg:x1="0.175cm" svg:y1="0.1cm" svg:x2="0.175cm" svg:y2="5.1cm"><text:p/></draw:line><draw:line draw:style-name="gr72" draw:text-style-name="P125" svg:x1="0.275cm" svg:y1="0.1cm" svg:x2="0.275cm" svg:y2="5.1cm"><text:p/></draw:line><draw:line draw:style-name="gr72" draw:text-style-name="P125" svg:x1="0.375cm" svg:y1="0.1cm" svg:x2="0.375cm" svg:y2="5.1cm"><text:p/></draw:line><draw:line draw:style-name="gr72" draw:text-style-name="P125" svg:x1="0.476cm" svg:y1="0.1cm" svg:x2="0.476cm" svg:y2="5.1cm"><text:p/></draw:line><draw:line draw:style-name="gr72" draw:text-style-name="P125" svg:x1="0.675cm" svg:y1="0.1cm" svg:x2="0.675cm" svg:y2="5.1cm"><text:p/></draw:line><draw:line draw:style-name="gr72" draw:text-style-name="P125" svg:x1="0.776cm" svg:y1="0.1cm" svg:x2="0.776cm" svg:y2="5.1cm"><text:p/></draw:line><draw:line draw:style-name="gr72" draw:text-style-name="P125" svg:x1="0.875cm" svg:y1="0.1cm" svg:x2="0.875cm" svg:y2="5.1cm"><text:p/></draw:line><draw:line draw:style-name="gr72" draw:text-style-name="P125" svg:x1="0.977cm" svg:y1="0.1cm" svg:x2="0.977cm" svg:y2="5.1cm"><text:p/></draw:line><draw:line draw:style-name="gr72" draw:text-style-name="P125" svg:x1="1.175cm" svg:y1="0.1cm" svg:x2="1.175cm" svg:y2="5.1cm"><text:p/></draw:line><draw:line draw:style-name="gr72" draw:text-style-name="P125" svg:x1="1.275cm" svg:y1="0.1cm" svg:x2="1.275cm" svg:y2="5.1cm"><text:p/></draw:line><draw:line draw:style-name="gr72" draw:text-style-name="P125" svg:x1="1.375cm" svg:y1="0.1cm" svg:x2="1.375cm" svg:y2="5.1cm"><text:p/></draw:line><draw:line draw:style-name="gr72" draw:text-style-name="P125" svg:x1="1.475cm" svg:y1="0.1cm" svg:x2="1.475cm" svg:y2="5.1cm"><text:p/></draw:line><draw:line draw:style-name="gr72" draw:text-style-name="P125" svg:x1="1.675cm" svg:y1="0.1cm" svg:x2="1.675cm" svg:y2="5.1cm"><text:p/></draw:line><draw:line draw:style-name="gr72" draw:text-style-name="P125" svg:x1="1.776cm" svg:y1="0.1cm" svg:x2="1.776cm" svg:y2="5.1cm"><text:p/></draw:line><draw:line draw:style-name="gr72" draw:text-style-name="P125" svg:x1="1.875cm" svg:y1="0.1cm" svg:x2="1.875cm" svg:y2="5.1cm"><text:p/></draw:line><draw:line draw:style-name="gr72" draw:text-style-name="P125" svg:x1="1.975cm" svg:y1="0.1cm" svg:x2="1.975cm" svg:y2="5.1cm"><text:p/></draw:line><draw:line draw:style-name="gr72" draw:text-style-name="P125" svg:x1="2.175cm" svg:y1="0.1cm" svg:x2="2.175cm" svg:y2="5.1cm"><text:p/></draw:line><draw:line draw:style-name="gr72" draw:text-style-name="P125" svg:x1="2.277cm" svg:y1="0.1cm" svg:x2="2.277cm" svg:y2="5.1cm"><text:p/></draw:line><draw:line draw:style-name="gr72" draw:text-style-name="P125" svg:x1="2.375cm" svg:y1="0.1cm" svg:x2="2.375cm" svg:y2="5.1cm"><text:p/></draw:line><draw:line draw:style-name="gr72" draw:text-style-name="P125" svg:x1="2.475cm" svg:y1="0.1cm" svg:x2="2.475cm" svg:y2="5.1cm"><text:p/></draw:line><draw:line draw:style-name="gr72" draw:text-style-name="P125" svg:x1="2.675cm" svg:y1="0.1cm" svg:x2="2.675cm" svg:y2="5.1cm"><text:p/></draw:line><draw:line draw:style-name="gr72" draw:text-style-name="P125" svg:x1="2.775cm" svg:y1="0.1cm" svg:x2="2.775cm" svg:y2="5.1cm"><text:p/></draw:line><draw:line draw:style-name="gr72" draw:text-style-name="P125" svg:x1="2.875cm" svg:y1="0.1cm" svg:x2="2.875cm" svg:y2="5.1cm"><text:p/></draw:line><draw:line draw:style-name="gr72" draw:text-style-name="P125" svg:x1="2.975cm" svg:y1="0.1cm" svg:x2="2.975cm" svg:y2="5.1cm"><text:p/></draw:line><draw:line draw:style-name="gr72" draw:text-style-name="P125" svg:x1="3.175cm" svg:y1="0.1cm" svg:x2="3.175cm" svg:y2="5.1cm"><text:p/></draw:line><draw:line draw:style-name="gr72" draw:text-style-name="P125" svg:x1="3.275cm" svg:y1="0.1cm" svg:x2="3.275cm" svg:y2="5.1cm"><text:p/></draw:line><draw:line draw:style-name="gr72" draw:text-style-name="P125" svg:x1="3.375cm" svg:y1="0.1cm" svg:x2="3.375cm" svg:y2="5.1cm"><text:p/></draw:line><draw:line draw:style-name="gr72" draw:text-style-name="P125" svg:x1="3.475cm" svg:y1="0.1cm" svg:x2="3.475cm" svg:y2="5.1cm"><text:p/></draw:line><draw:line draw:style-name="gr72" draw:text-style-name="P125" svg:x1="3.675cm" svg:y1="0.1cm" svg:x2="3.675cm" svg:y2="5.1cm"><text:p/></draw:line><draw:line draw:style-name="gr72" draw:text-style-name="P125" svg:x1="3.775cm" svg:y1="0.1cm" svg:x2="3.775cm" svg:y2="5.1cm"><text:p/></draw:line><draw:line draw:style-name="gr72" draw:text-style-name="P125" svg:x1="3.875cm" svg:y1="0.1cm" svg:x2="3.875cm" svg:y2="5.1cm"><text:p/></draw:line><draw:line draw:style-name="gr72" draw:text-style-name="P125" svg:x1="3.975cm" svg:y1="0.1cm" svg:x2="3.975cm" svg:y2="5.1cm"><text:p/></draw:line><draw:line draw:style-name="gr72" draw:text-style-name="P125" svg:x1="4.175cm" svg:y1="0.1cm" svg:x2="4.175cm" svg:y2="5.1cm"><text:p/></draw:line><draw:line draw:style-name="gr72" draw:text-style-name="P125" svg:x1="4.275cm" svg:y1="0.1cm" svg:x2="4.275cm" svg:y2="5.1cm"><text:p/></draw:line><draw:line draw:style-name="gr72" draw:text-style-name="P125" svg:x1="4.376cm" svg:y1="0.1cm" svg:x2="4.376cm" svg:y2="5.1cm"><text:p/></draw:line><draw:line draw:style-name="gr72" draw:text-style-name="P125" svg:x1="4.475cm" svg:y1="0.1cm" svg:x2="4.475cm" svg:y2="5.1cm"><text:p/></draw:line><draw:line draw:style-name="gr72" draw:text-style-name="P125" svg:x1="4.675cm" svg:y1="0.1cm" svg:x2="4.675cm" svg:y2="5.1cm"><text:p/></draw:line><draw:line draw:style-name="gr72" draw:text-style-name="P125" svg:x1="4.775cm" svg:y1="0.1cm" svg:x2="4.775cm" svg:y2="5.1cm"><text:p/></draw:line><draw:line draw:style-name="gr72" draw:text-style-name="P125" svg:x1="4.877cm" svg:y1="0.1cm" svg:x2="4.877cm" svg:y2="5.1cm"><text:p/></draw:line><draw:line draw:style-name="gr72" draw:text-style-name="P125" svg:x1="4.975cm" svg:y1="0.1cm" svg:x2="4.975cm" svg:y2="5.1cm"><text:p/></draw:line><draw:line draw:style-name="gr72" draw:text-style-name="P125" svg:x1="5.175cm" svg:y1="0.1cm" svg:x2="5.175cm" svg:y2="5.1cm"><text:p/></draw:line><draw:line draw:style-name="gr72" draw:text-style-name="P125" svg:x1="5.275cm" svg:y1="0.1cm" svg:x2="5.275cm" svg:y2="5.1cm"><text:p/></draw:line><draw:line draw:style-name="gr72" draw:text-style-name="P125" svg:x1="5.375cm" svg:y1="0.1cm" svg:x2="5.375cm" svg:y2="5.1cm"><text:p/></draw:line><draw:line draw:style-name="gr72" draw:text-style-name="P125" svg:x1="5.475cm" svg:y1="0.1cm" svg:x2="5.475cm" svg:y2="5.1cm"><text:p/></draw:line><draw:line draw:style-name="gr72" draw:text-style-name="P125" svg:x1="5.676cm" svg:y1="0.1cm" svg:x2="5.676cm" svg:y2="5.1cm"><text:p/></draw:line><draw:line draw:style-name="gr72" draw:text-style-name="P125" svg:x1="5.775cm" svg:y1="0.1cm" svg:x2="5.775cm" svg:y2="5.1cm"><text:p/></draw:line><draw:line draw:style-name="gr72" draw:text-style-name="P125" svg:x1="5.875cm" svg:y1="0.1cm" svg:x2="5.875cm" svg:y2="5.1cm"><text:p/></draw:line><draw:line draw:style-name="gr72" draw:text-style-name="P125" svg:x1="5.975cm" svg:y1="0.1cm" svg:x2="5.975cm" svg:y2="5.1cm"><text:p/></draw:line><draw:line draw:style-name="gr72" draw:text-style-name="P125" svg:x1="6.177cm" svg:y1="0.1cm" svg:x2="6.177cm" svg:y2="5.1cm"><text:p/></draw:line><draw:line draw:style-name="gr72" draw:text-style-name="P125" svg:x1="6.275cm" svg:y1="0.1cm" svg:x2="6.275cm" svg:y2="5.1cm"><text:p/></draw:line><draw:line draw:style-name="gr72" draw:text-style-name="P125" svg:x1="6.375cm" svg:y1="0.1cm" svg:x2="6.375cm" svg:y2="5.1cm"><text:p/></draw:line><draw:line draw:style-name="gr72" draw:text-style-name="P125" svg:x1="6.475cm" svg:y1="0.1cm" svg:x2="6.475cm" svg:y2="5.1cm"><text:p/></draw:line><draw:line draw:style-name="gr72" draw:text-style-name="P125" svg:x1="6.675cm" svg:y1="0.1cm" svg:x2="6.675cm" svg:y2="5.1cm"><text:p/></draw:line><draw:line draw:style-name="gr72" draw:text-style-name="P125" svg:x1="6.775cm" svg:y1="0.1cm" svg:x2="6.775cm" svg:y2="5.1cm"><text:p/></draw:line><draw:line draw:style-name="gr72" draw:text-style-name="P125" svg:x1="6.875cm" svg:y1="0.1cm" svg:x2="6.875cm" svg:y2="5.1cm"><text:p/></draw:line><draw:line draw:style-name="gr72" draw:text-style-name="P125" svg:x1="6.976cm" svg:y1="0.1cm" svg:x2="6.976cm" svg:y2="5.1cm"><text:p/></draw:line><draw:line draw:style-name="gr72" draw:text-style-name="P125" svg:x1="7.175cm" svg:y1="0.1cm" svg:x2="7.175cm" svg:y2="5.1cm"><text:p/></draw:line><draw:line draw:style-name="gr72" draw:text-style-name="P125" svg:x1="7.275cm" svg:y1="0.1cm" svg:x2="7.275cm" svg:y2="5.1cm"><text:p/></draw:line><draw:line draw:style-name="gr72" draw:text-style-name="P125" svg:x1="7.375cm" svg:y1="0.1cm" svg:x2="7.375cm" svg:y2="5.1cm"><text:p/></draw:line><draw:line draw:style-name="gr72" draw:text-style-name="P125" svg:x1="7.477cm" svg:y1="0.1cm" svg:x2="7.477cm" svg:y2="5.1cm"><text:p/></draw:line><draw:line draw:style-name="gr72" draw:text-style-name="P125" svg:x1="7.675cm" svg:y1="0.1cm" svg:x2="7.675cm" svg:y2="5.1cm"><text:p/></draw:line><draw:line draw:style-name="gr72" draw:text-style-name="P125" svg:x1="7.775cm" svg:y1="0.1cm" svg:x2="7.775cm" svg:y2="5.1cm"><text:p/></draw:line><draw:line draw:style-name="gr72" draw:text-style-name="P125" svg:x1="7.875cm" svg:y1="0.1cm" svg:x2="7.875cm" svg:y2="5.1cm"><text:p/></draw:line><draw:line draw:style-name="gr72" draw:text-style-name="P125" svg:x1="7.975cm" svg:y1="0.1cm" svg:x2="7.975cm" svg:y2="5.1cm"><text:p/></draw:line><draw:line draw:style-name="gr72" draw:text-style-name="P125" svg:x1="8.175cm" svg:y1="0.1cm" svg:x2="8.175cm" svg:y2="5.1cm"><text:p/></draw:line><draw:line draw:style-name="gr72" draw:text-style-name="P125" svg:x1="8.276cm" svg:y1="0.1cm" svg:x2="8.276cm" svg:y2="5.1cm"><text:p/></draw:line><draw:line draw:style-name="gr72" draw:text-style-name="P125" svg:x1="8.375cm" svg:y1="0.1cm" svg:x2="8.375cm" svg:y2="5.1cm"><text:p/></draw:line><draw:line draw:style-name="gr72" draw:text-style-name="P125" svg:x1="8.477cm" svg:y1="0.1cm" svg:x2="8.477cm" svg:y2="5.1cm"><text:p/></draw:line><draw:line draw:style-name="gr72" draw:text-style-name="P125" svg:x1="8.675cm" svg:y1="0.1cm" svg:x2="8.675cm" svg:y2="5.1cm"><text:p/></draw:line><draw:line draw:style-name="gr72" draw:text-style-name="P125" svg:x1="8.777cm" svg:y1="0.1cm" svg:x2="8.777cm" svg:y2="5.1cm"><text:p/></draw:line><draw:line draw:style-name="gr72" draw:text-style-name="P125" svg:x1="8.875cm" svg:y1="0.1cm" svg:x2="8.875cm" svg:y2="5.1cm"><text:p/></draw:line><draw:line draw:style-name="gr72" draw:text-style-name="P125" svg:x1="8.975cm" svg:y1="0.1cm" svg:x2="8.975cm" svg:y2="5.1cm"><text:p/></draw:line><draw:line draw:style-name="gr72" draw:text-style-name="P125" svg:x1="0.075cm" svg:y1="0.203cm" svg:x2="9.075cm" svg:y2="0.203cm"><text:p/></draw:line><draw:line draw:style-name="gr72" draw:text-style-name="P125" svg:x1="0.075cm" svg:y1="0.3cm" svg:x2="9.075cm" svg:y2="0.3cm"><text:p/></draw:line><draw:line draw:style-name="gr72" draw:text-style-name="P125" svg:x1="0.075cm" svg:y1="0.404cm" svg:x2="9.075cm" svg:y2="0.404cm"><text:p/></draw:line><draw:line draw:style-name="gr72" draw:text-style-name="P125" svg:x1="0.075cm" svg:y1="0.501cm" svg:x2="9.075cm" svg:y2="0.501cm"><text:p/></draw:line><draw:line draw:style-name="gr72" draw:text-style-name="P125" svg:x1="0.075cm" svg:y1="0.702cm" svg:x2="9.075cm" svg:y2="0.702cm"><text:p/></draw:line><draw:line draw:style-name="gr72" draw:text-style-name="P125" svg:x1="0.075cm" svg:y1="0.8cm" svg:x2="9.075cm" svg:y2="0.8cm"><text:p/></draw:line><draw:line draw:style-name="gr72" draw:text-style-name="P125" svg:x1="0.075cm" svg:y1="0.9cm" svg:x2="9.075cm" svg:y2="0.9cm"><text:p/></draw:line><draw:line draw:style-name="gr72" draw:text-style-name="P125" svg:x1="0.075cm" svg:y1="1.002cm" svg:x2="9.075cm" svg:y2="1.002cm"><text:p/></draw:line><draw:line draw:style-name="gr72" draw:text-style-name="P125" svg:x1="0.075cm" svg:y1="1.203cm" svg:x2="9.075cm" svg:y2="1.203cm"><text:p/></draw:line><draw:line draw:style-name="gr72" draw:text-style-name="P125" svg:x1="0.075cm" svg:y1="1.3cm" svg:x2="9.075cm" svg:y2="1.3cm"><text:p/></draw:line><draw:line draw:style-name="gr72" draw:text-style-name="P125" svg:x1="0.075cm" svg:y1="1.4cm" svg:x2="9.075cm" svg:y2="1.4cm"><text:p/></draw:line><draw:line draw:style-name="gr72" draw:text-style-name="P125" svg:x1="0.075cm" svg:y1="1.502cm" svg:x2="9.075cm" svg:y2="1.502cm"><text:p/></draw:line><draw:line draw:style-name="gr72" draw:text-style-name="P125" svg:x1="0.075cm" svg:y1="1.704cm" svg:x2="9.075cm" svg:y2="1.704cm"><text:p/></draw:line><draw:line draw:style-name="gr72" draw:text-style-name="P125" svg:x1="0.075cm" svg:y1="1.801cm" svg:x2="9.075cm" svg:y2="1.801cm"><text:p/></draw:line><draw:line draw:style-name="gr72" draw:text-style-name="P125" svg:x1="0.075cm" svg:y1="1.9cm" svg:x2="9.075cm" svg:y2="1.9cm"><text:p/></draw:line><draw:line draw:style-name="gr72" draw:text-style-name="P125" svg:x1="0.075cm" svg:y1="2.002cm" svg:x2="9.075cm" svg:y2="2.002cm"><text:p/></draw:line><draw:line draw:style-name="gr72" draw:text-style-name="P125" svg:x1="0.075cm" svg:y1="2.2cm" svg:x2="9.075cm" svg:y2="2.2cm"><text:p/></draw:line><draw:line draw:style-name="gr72" draw:text-style-name="P125" svg:x1="0.075cm" svg:y1="2.302cm" svg:x2="9.075cm" svg:y2="2.302cm"><text:p/></draw:line><draw:line draw:style-name="gr72" draw:text-style-name="P125" svg:x1="0.075cm" svg:y1="2.4cm" svg:x2="9.075cm" svg:y2="2.4cm"><text:p/></draw:line><draw:line draw:style-name="gr72" draw:text-style-name="P125" svg:x1="0.075cm" svg:y1="2.503cm" svg:x2="9.075cm" svg:y2="2.503cm"><text:p/></draw:line><draw:line draw:style-name="gr72" draw:text-style-name="P125" svg:x1="0.075cm" svg:y1="2.7cm" svg:x2="9.075cm" svg:y2="2.7cm"><text:p/></draw:line><draw:line draw:style-name="gr72" draw:text-style-name="P125" svg:x1="0.075cm" svg:y1="2.802cm" svg:x2="9.075cm" svg:y2="2.802cm"><text:p/></draw:line><draw:line draw:style-name="gr72" draw:text-style-name="P125" svg:x1="0.075cm" svg:y1="2.9cm" svg:x2="9.075cm" svg:y2="2.9cm"><text:p/></draw:line><draw:line draw:style-name="gr72" draw:text-style-name="P125" svg:x1="0.075cm" svg:y1="3.004cm" svg:x2="9.075cm" svg:y2="3.004cm"><text:p/></draw:line><draw:line draw:style-name="gr72" draw:text-style-name="P125" svg:x1="0.075cm" svg:y1="3.2cm" svg:x2="9.075cm" svg:y2="3.2cm"><text:p/></draw:line><draw:line draw:style-name="gr72" draw:text-style-name="P125" svg:x1="0.075cm" svg:y1="3.302cm" svg:x2="9.075cm" svg:y2="3.302cm"><text:p/></draw:line><draw:line draw:style-name="gr72" draw:text-style-name="P125" svg:x1="0.075cm" svg:y1="3.4cm" svg:x2="9.075cm" svg:y2="3.4cm"><text:p/></draw:line><draw:line draw:style-name="gr72" draw:text-style-name="P125" svg:x1="0.075cm" svg:y1="3.5cm" svg:x2="9.075cm" svg:y2="3.5cm"><text:p/></draw:line><draw:line draw:style-name="gr72" draw:text-style-name="P125" svg:x1="0.075cm" svg:y1="3.7cm" svg:x2="9.075cm" svg:y2="3.7cm"><text:p/></draw:line><draw:line draw:style-name="gr72" draw:text-style-name="P125" svg:x1="0.075cm" svg:y1="3.803cm" svg:x2="9.075cm" svg:y2="3.803cm"><text:p/></draw:line><draw:line draw:style-name="gr72" draw:text-style-name="P125" svg:x1="0.075cm" svg:y1="3.9cm" svg:x2="9.075cm" svg:y2="3.9cm"><text:p/></draw:line><draw:line draw:style-name="gr72" draw:text-style-name="P125" svg:x1="0.075cm" svg:y1="4cm" svg:x2="9.075cm" svg:y2="4cm"><text:p/></draw:line><draw:line draw:style-name="gr72" draw:text-style-name="P125" svg:x1="0.075cm" svg:y1="4.2cm" svg:x2="9.075cm" svg:y2="4.2cm"><text:p/></draw:line><draw:line draw:style-name="gr72" draw:text-style-name="P125" svg:x1="0.075cm" svg:y1="4.304cm" svg:x2="9.075cm" svg:y2="4.304cm"><text:p/></draw:line><draw:line draw:style-name="gr72" draw:text-style-name="P125" svg:x1="0.075cm" svg:y1="4.401cm" svg:x2="9.075cm" svg:y2="4.401cm"><text:p/></draw:line><draw:line draw:style-name="gr72" draw:text-style-name="P125" svg:x1="0.075cm" svg:y1="4.5cm" svg:x2="9.075cm" svg:y2="4.5cm"><text:p/></draw:line><draw:line draw:style-name="gr72" draw:text-style-name="P125" svg:x1="0.075cm" svg:y1="4.7cm" svg:x2="9.075cm" svg:y2="4.7cm"><text:p/></draw:line><draw:line draw:style-name="gr72" draw:text-style-name="P125" svg:x1="0.075cm" svg:y1="4.8cm" svg:x2="9.075cm" svg:y2="4.8cm"><text:p/></draw:line><draw:line draw:style-name="gr72" draw:text-style-name="P125" svg:x1="0.075cm" svg:y1="4.902cm" svg:x2="9.075cm" svg:y2="4.902cm"><text:p/></draw:line><draw:line draw:style-name="gr72" draw:text-style-name="P125" svg:x1="0.075cm" svg:y1="5cm" svg:x2="9.075cm" svg:y2="5cm"><text:p/></draw:line><draw:line draw:style-name="gr73" draw:text-style-name="P125" svg:x1="0.575cm" svg:y1="0.1cm" svg:x2="0.575cm" svg:y2="5.1cm"><text:p/></draw:line><draw:line draw:style-name="gr73" draw:text-style-name="P125" svg:x1="1.575cm" svg:y1="0.1cm" svg:x2="1.575cm" svg:y2="5.1cm"><text:p/></draw:line><draw:line draw:style-name="gr73" draw:text-style-name="P125" svg:x1="2.575cm" svg:y1="0.1cm" svg:x2="2.575cm" svg:y2="5.1cm"><text:p/></draw:line><draw:line draw:style-name="gr73" draw:text-style-name="P125" svg:x1="3.577cm" svg:y1="0.1cm" svg:x2="3.577cm" svg:y2="5.1cm"><text:p/></draw:line><draw:line draw:style-name="gr73" draw:text-style-name="P125" svg:x1="4.575cm" svg:y1="0.1cm" svg:x2="4.575cm" svg:y2="5.1cm"><text:p/></draw:line><draw:line draw:style-name="gr73" draw:text-style-name="P125" svg:x1="5.575cm" svg:y1="0.1cm" svg:x2="5.575cm" svg:y2="5.1cm"><text:p/></draw:line><draw:line draw:style-name="gr73" draw:text-style-name="P125" svg:x1="6.575cm" svg:y1="0.1cm" svg:x2="6.575cm" svg:y2="5.1cm"><text:p/></draw:line><draw:line draw:style-name="gr73" draw:text-style-name="P125" svg:x1="7.575cm" svg:y1="0.1cm" svg:x2="7.575cm" svg:y2="5.1cm"><text:p/></draw:line><draw:line draw:style-name="gr73" draw:text-style-name="P125" svg:x1="8.575cm" svg:y1="0.1cm" svg:x2="8.575cm" svg:y2="5.1cm"><text:p/></draw:line><draw:line draw:style-name="gr73" draw:text-style-name="P125" svg:x1="0.075cm" svg:y1="0.6cm" svg:x2="9.075cm" svg:y2="0.6cm"><text:p/></draw:line><draw:line draw:style-name="gr73" draw:text-style-name="P125" svg:x1="0.075cm" svg:y1="1.6cm" svg:x2="9.075cm" svg:y2="1.6cm"><text:p/></draw:line><draw:line draw:style-name="gr73" draw:text-style-name="P125" svg:x1="0.075cm" svg:y1="2.6cm" svg:x2="9.075cm" svg:y2="2.6cm"><text:p/></draw:line><draw:line draw:style-name="gr73" draw:text-style-name="P125" svg:x1="0.075cm" svg:y1="3.602cm" svg:x2="9.075cm" svg:y2="3.602cm"><text:p/></draw:line><draw:line draw:style-name="gr73" draw:text-style-name="P125" svg:x1="0.075cm" svg:y1="4.602cm" svg:x2="9.075cm" svg:y2="4.602cm"><text:p/></draw:line><draw:line draw:style-name="gr74" draw:text-style-name="P125" svg:x1="0.075cm" svg:y1="0.1cm" svg:x2="0.075cm" svg:y2="5.1cm"><text:p/></draw:line><draw:line draw:style-name="gr74" draw:text-style-name="P125" svg:x1="1.075cm" svg:y1="0.1cm" svg:x2="1.075cm" svg:y2="5.1cm"><text:p/></draw:line><draw:line draw:style-name="gr74" draw:text-style-name="P125" svg:x1="2.075cm" svg:y1="0.1cm" svg:x2="2.075cm" svg:y2="5.1cm"><text:p/></draw:line><draw:line draw:style-name="gr74" draw:text-style-name="P125" svg:x1="3.076cm" svg:y1="0.1cm" svg:x2="3.076cm" svg:y2="5.1cm"><text:p/></draw:line><draw:line draw:style-name="gr75" draw:text-style-name="P125" svg:x1="4.075cm" svg:y1="0.1cm" svg:x2="4.075cm" svg:y2="5.1cm"><text:p/></draw:line><draw:line draw:style-name="gr74" draw:text-style-name="P125" svg:x1="6.075cm" svg:y1="0.1cm" svg:x2="6.075cm" svg:y2="5.1cm"><text:p/></draw:line><draw:line draw:style-name="gr74" draw:text-style-name="P125" svg:x1="7.075cm" svg:y1="0.1cm" svg:x2="7.075cm" svg:y2="5.1cm"><text:p/></draw:line><draw:line draw:style-name="gr74" draw:text-style-name="P125" svg:x1="8.075cm" svg:y1="0.1cm" svg:x2="8.075cm" svg:y2="5.1cm"><text:p/></draw:line><draw:line draw:style-name="gr74" draw:text-style-name="P125" svg:x1="0.075cm" svg:y1="0.1cm" svg:x2="9.075cm" svg:y2="0.1cm"><text:p/></draw:line><draw:line draw:style-name="gr74" draw:text-style-name="P125" svg:x1="0.075cm" svg:y1="1.1cm" svg:x2="9.075cm" svg:y2="1.1cm"><text:p/></draw:line><draw:line draw:style-name="gr76" draw:text-style-name="P125" svg:x1="0.075cm" svg:y1="2.1cm" svg:x2="9.075cm" svg:y2="2.1cm"><text:p/></draw:line><draw:line draw:style-name="gr77" draw:text-style-name="P125" svg:x1="0.075cm" svg:y1="3.101cm" svg:x2="9.075cm" svg:y2="3.101cm"><text:p/></draw:line><draw:line draw:style-name="gr74" draw:text-style-name="P125" svg:x1="0.075cm" svg:y1="4.102cm" svg:x2="9.075cm" svg:y2="4.102cm"><text:p/></draw:line><draw:line draw:style-name="gr74" draw:text-style-name="P125" svg:x1="9.075cm" svg:y1="0.1cm" svg:x2="9.075cm" svg:y2="5.1cm"><text:p/></draw:line><draw:line draw:style-name="gr74" draw:text-style-name="P125" svg:x1="0.075cm" svg:y1="5.103cm" svg:x2="9.075cm" svg:y2="5.103cm"><text:p/></draw:line><draw:line draw:style-name="gr78" draw:text-style-name="P125" svg:x1="5.075cm" svg:y1="0.1cm" svg:x2="5.075cm" svg:y2="5.1cm"><text:p/></draw:line></draw:g><draw:custom-shape draw:style-name="gr79" draw:text-style-name="P126" svg:width="0.301cm" svg:height="0.301cm" draw:transform="rotate (1.5707963267949) translate (7.1755cm 1.30175cm)"><text:p/><draw:enhanced-geometry draw:glue-point-type="segments" draw:type="mso-spt100" draw:modifiers="-90 90.160491959851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frame draw:style-name="gr80" draw:text-style-name="P123" svg:width="0.401cm" svg:height="0.664cm" svg:x="4.636cm" svg:y="2.017cm"><draw:text-box><text:p text:style-name="P122"><text:span text:style-name="T83">0</text:span></text:p></draw:text-box></draw:frame></draw:g></text:h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9" text:outline-level="1"/>
      <text:list xml:id="list182326976338347" text:continue-list="list3127759801" text:style-name="_5f_Numérotation_20_des_20_exercices_20_livrets">
        <text:list-header>
          <text:p text:style-name="P83"><text:span text:style-name="T35">Tu obtiens : </text:span><text:span text:style-name="_5f_pointillés_20_gris"><text:span text:style-name="T12"><text:tab/></text:span></text:span></text:p>
        </text:list-header>
      </text:list>
      <text:list xml:id="list182328155512468" text:continue-list="list182327800068524" text:style-name="Num_5f_Exo">
        <text:list-item>
          <text:h text:style-name="P56" text:outline-level="1"><text:span text:style-name="Bold_5f_niv2"><text:span text:style-name="T47"> </text:span></text:span><text:span text:style-name="Bold_5f_niv2">À la bonne place</text:span></text:h>
        </text:list-item>
      </text:list>
      <text:list xml:id="list182327407544146" text:continue-list="list182326976338347" text:style-name="_5f_Numérotation_20_des_20_exercices_20_livrets">
        <text:list-header>
          <text:p text:style-name="P66"><draw:g text:anchor-type="as-char" svg:y="0cm" draw:z-index="2" draw:name="Forme12" draw:style-name="gr81"><draw:rect draw:style-name="gr82" draw:text-style-name="P127" svg:width="2.11cm" svg:height="1.581cm" svg:x="2.11cm" svg:y="1.057cm"><text:p/></draw:rect><draw:line draw:style-name="gr83" draw:text-style-name="P128" svg:x1="0cm" svg:y1="0cm" svg:x2="6.329cm" svg:y2="0cm"><text:p/></draw:line><draw:line draw:style-name="gr83" draw:text-style-name="P128" svg:x1="0.526cm" svg:y1="0.002cm" svg:x2="0.526cm" svg:y2="4.219cm"><text:p/></draw:line><draw:line draw:style-name="gr83" draw:text-style-name="P128" svg:x1="1.051cm" svg:y1="0.002cm" svg:x2="1.051cm" svg:y2="4.214cm"><text:p/></draw:line><draw:line draw:style-name="gr83" draw:text-style-name="P128" svg:x1="1.577cm" svg:y1="0.002cm" svg:x2="1.577cm" svg:y2="4.214cm"><text:p/></draw:line><draw:line draw:style-name="gr83" draw:text-style-name="P128" svg:x1="2.106cm" svg:y1="0.002cm" svg:x2="2.106cm" svg:y2="4.214cm"><text:p/></draw:line><draw:line draw:style-name="gr83" draw:text-style-name="P128" svg:x1="2.633cm" svg:y1="0.002cm" svg:x2="2.633cm" svg:y2="4.214cm"><text:p/></draw:line><draw:line draw:style-name="gr83" draw:text-style-name="P128" svg:x1="3.69cm" svg:y1="0.002cm" svg:x2="3.69cm" svg:y2="4.214cm"><text:p/></draw:line><draw:line draw:style-name="gr83" draw:text-style-name="P128" svg:x1="4.219cm" svg:y1="0.002cm" svg:x2="4.219cm" svg:y2="4.214cm"><text:p/></draw:line><draw:line draw:style-name="gr83" draw:text-style-name="P128" svg:x1="4.752cm" svg:y1="0.002cm" svg:x2="4.752cm" svg:y2="4.214cm"><text:p/></draw:line><draw:line draw:style-name="gr83" draw:text-style-name="P128" svg:x1="5.269cm" svg:y1="0.002cm" svg:x2="5.269cm" svg:y2="4.214cm"><text:p/></draw:line><draw:line draw:style-name="gr83" draw:text-style-name="P128" svg:x1="5.801cm" svg:y1="0.002cm" svg:x2="5.801cm" svg:y2="4.214cm"><text:p/></draw:line><draw:line draw:style-name="gr83" draw:text-style-name="P128" svg:x1="6.322cm" svg:y1="0.002cm" svg:x2="6.322cm" svg:y2="4.214cm"><text:p/></draw:line><draw:line draw:style-name="gr83" draw:text-style-name="P128" svg:x1="0.002cm" svg:y1="0.002cm" svg:x2="0.002cm" svg:y2="4.219cm"><text:p/></draw:line><draw:line draw:style-name="gr83" draw:text-style-name="P128" svg:x1="0cm" svg:y1="0.524cm" svg:x2="6.329cm" svg:y2="0.524cm"><text:p/></draw:line><draw:line draw:style-name="gr83" draw:text-style-name="P128" svg:x1="0cm" svg:y1="1.05cm" svg:x2="6.329cm" svg:y2="1.05cm"><text:p/></draw:line><draw:line draw:style-name="gr83" draw:text-style-name="P128" svg:x1="0cm" svg:y1="1.584cm" svg:x2="6.329cm" svg:y2="1.584cm"><text:p/></draw:line><draw:line draw:style-name="gr83" draw:text-style-name="P128" svg:x1="0cm" svg:y1="2.632cm" svg:x2="6.329cm" svg:y2="2.632cm"><text:p/></draw:line><draw:line draw:style-name="gr83" draw:text-style-name="P128" svg:x1="0cm" svg:y1="3.159cm" svg:x2="6.329cm" svg:y2="3.159cm"><text:p/></draw:line><draw:line draw:style-name="gr83" draw:text-style-name="P128" svg:x1="0cm" svg:y1="3.69cm" svg:x2="6.329cm" svg:y2="3.69cm"><text:p/></draw:line><draw:line draw:style-name="gr83" draw:text-style-name="P128" svg:x1="0cm" svg:y1="4.214cm" svg:x2="6.329cm" svg:y2="4.214cm"><text:p/></draw:line><draw:line draw:style-name="gr84" draw:text-style-name="P128" svg:x1="4.113cm" svg:y1="1.688cm" svg:x2="4.323cm" svg:y2="1.478cm"><text:p/></draw:line><draw:line draw:style-name="gr85" draw:text-style-name="P128" svg:x1="4.323cm" svg:y1="1.688cm" svg:x2="4.113cm" svg:y2="1.478cm"><text:p/></draw:line><draw:line draw:style-name="gr86" draw:text-style-name="P128" svg:x1="4.113cm" svg:y1="1.159cm" svg:x2="4.323cm" svg:y2="0.953cm"><text:p/></draw:line><draw:line draw:style-name="gr87" draw:text-style-name="P128" svg:x1="4.323cm" svg:y1="1.159cm" svg:x2="4.113cm" svg:y2="0.953cm"><text:p/></draw:line><draw:frame draw:style-name="gr88" draw:text-style-name="P129" svg:width="0.292cm" svg:height="0.502cm" svg:x="2.498cm" svg:y="2.753cm"><draw:text-box><text:p text:style-name="P122"><text:span text:style-name="T86">B</text:span></text:p></draw:text-box></draw:frame><draw:frame draw:style-name="gr89" draw:text-style-name="P129" svg:width="0.302cm" svg:height="0.502cm" svg:x="2.829cm" svg:y="2.103cm"><draw:text-box><text:p text:style-name="P122"><text:span text:style-name="T86">O</text:span></text:p></draw:text-box></draw:frame><draw:frame draw:style-name="gr90" draw:text-style-name="P129" svg:width="0.638cm" svg:height="0.502cm" svg:x="2.48cm" svg:y="1.356cm"><draw:text-box><text:p><text:span text:style-name="T86"></text:span><text:span text:style-name="T86">1</text:span></text:p></draw:text-box></draw:frame><draw:frame draw:style-name="gr91" draw:text-style-name="P129" svg:width="0.632cm" svg:height="0.996cm" svg:x="3.328cm" svg:y="2.198cm"><draw:text-box><text:p><text:span text:style-name="T86"></text:span><text:span text:style-name="T86">1</text:span></text:p></draw:text-box></draw:frame><draw:line draw:style-name="gr92" draw:text-style-name="P128" svg:x1="2.006cm" svg:y1="2.739cm" svg:x2="2.218cm" svg:y2="2.533cm"><text:p/></draw:line><draw:line draw:style-name="gr93" draw:text-style-name="P128" svg:x1="2.218cm" svg:y1="2.739cm" svg:x2="2.006cm" svg:y2="2.533cm"><text:p/></draw:line><draw:line draw:style-name="gr94" draw:text-style-name="P128" svg:x1="2.006cm" svg:y1="2.739cm" svg:x2="2.218cm" svg:y2="2.533cm"><text:p/></draw:line><draw:line draw:style-name="gr95" draw:text-style-name="P128" svg:x1="2.218cm" svg:y1="2.739cm" svg:x2="2.006cm" svg:y2="2.533cm"><text:p/></draw:line><draw:line draw:style-name="gr96" draw:text-style-name="P128" svg:x1="2.533cm" svg:y1="2.739cm" svg:x2="2.741cm" svg:y2="2.533cm"><text:p/></draw:line><draw:line draw:style-name="gr97" draw:text-style-name="P128" svg:x1="2.745cm" svg:y1="2.739cm" svg:x2="2.533cm" svg:y2="2.533cm"><text:p/></draw:line><draw:line draw:style-name="gr98" draw:text-style-name="P128" svg:x1="4.112cm" svg:y1="2.739cm" svg:x2="4.325cm" svg:y2="2.533cm"><text:p/></draw:line><draw:line draw:style-name="gr99" draw:text-style-name="P128" svg:x1="4.325cm" svg:y1="2.739cm" svg:x2="4.112cm" svg:y2="2.533cm"><text:p/></draw:line><draw:line draw:style-name="gr100" draw:text-style-name="P128" svg:x1="4.112cm" svg:y1="2.739cm" svg:x2="4.325cm" svg:y2="2.533cm"><text:p/></draw:line><draw:line draw:style-name="gr101" draw:text-style-name="P128" svg:x1="4.325cm" svg:y1="2.739cm" svg:x2="4.112cm" svg:y2="2.533cm"><text:p/></draw:line><draw:frame draw:style-name="gr102" draw:text-style-name="P129" svg:width="0.295cm" svg:height="0.5cm" svg:x="4.364cm" svg:y="0.474cm"><draw:text-box><text:p text:style-name="P122"><text:span text:style-name="T86">A</text:span></text:p></draw:text-box></draw:frame><draw:line draw:style-name="gr103" draw:text-style-name="P128" svg:x1="2.006cm" svg:y1="1.159cm" svg:x2="2.218cm" svg:y2="0.951cm"><text:p/></draw:line><draw:line draw:style-name="gr104" draw:text-style-name="P128" svg:x1="2.218cm" svg:y1="1.159cm" svg:x2="2.006cm" svg:y2="0.951cm"><text:p/></draw:line><draw:line draw:style-name="gr105" draw:text-style-name="P128" svg:x1="3.288cm" svg:y1="1.579cm" svg:x2="3.05cm" svg:y2="1.579cm"><text:p/></draw:line><draw:line draw:style-name="gr105" draw:text-style-name="P128" svg:x1="3.695cm" svg:y1="1.988cm" svg:x2="3.695cm" svg:y2="2.221cm"><text:p/></draw:line><draw:line draw:style-name="gr106" draw:text-style-name="P128" svg:x1="0.002cm" svg:y1="2.108cm" svg:x2="6.331cm" svg:y2="2.108cm"><text:p/></draw:line><draw:line draw:style-name="gr107" draw:text-style-name="P128" svg:x1="3.171cm" svg:y1="0.002cm" svg:x2="3.171cm" svg:y2="4.214cm"><text:p/></draw:line></draw:g></text:p>
        </text:list-header>
      </text:list>
      <text:list xml:id="list182327834879094" text:continue-list="list3628441871" text:style-name="liste_5f_abc">
        <text:list-item text:start-value="1">
          <text:p text:style-name="P67">Place les points C, D, E et F sachant que :</text:p>
        </text:list-item>
      </text:list>
      <text:list xml:id="list3423558426" text:style-name="L1">
        <text:list-item>
          <text:p text:style-name="P72">C a la même abscisse que A ;</text:p>
        </text:list-item>
        <text:list-item>
          <text:p text:style-name="P73">E a une abscisse négative ;</text:p>
        </text:list-item>
        <text:list-item>
          <text:p text:style-name="P75">D a la même abscisse que A et une ordonnée négative ;</text:p>
        </text:list-item>
        <text:list-item>
          <text:p text:style-name="P73">F a la même ordonnée que A.</text:p>
        </text:list-item>
      </text:list>
      <text:list xml:id="list182327625390537" text:continue-list="list182327834879094" text:style-name="liste_5f_abc">
        <text:list-item>
          <text:p text:style-name="P77">Quels sont tous les points qui ont la même abscisse ? <text:span text:style-name="T57">l</text:span>a même ordonnée ?</text:p>
          <text:p text:style-name="P59"><text:span text:style-name="_5f_pointillés_20_gris"><text:tab/></text:span></text:p>
          <text:p text:style-name="P59"><text:span text:style-name="_5f_pointillés_20_gris"><text:tab/></text:span></text:p>
        </text:list-item>
        <text:list-item>
          <text:p text:style-name="P78">Dans le repère ci-dessus, on a grisé la région dont les points ont pour coordonnées (<text:span text:style-name="T58">x</text:span> ; <text:span text:style-name="T58">y</text:span>) qui vérifient :</text:p>
        </text:list-item>
      </text:list>
      <text:p text:style-name="P31"><text:span text:style-name="T54">−</text:span>2 <text:span text:style-name="T59"></text:span> <text:span text:style-name="T58">x</text:span> <text:span text:style-name="T59"></text:span> <text:span text:style-name="T54"></text:span>2 et <text:span text:style-name="T54">−</text:span>1 <text:span text:style-name="T59"></text:span> <text:span text:style-name="T58">y</text:span> <text:span text:style-name="T59"></text:span> <text:span text:style-name="T54"></text:span>2.</text:p>
      <text:p text:style-name="P26"><text:span text:style-name="T37">C</text:span><text:span text:style-name="T35">olorie en vert la région dont les points ont pour coordonnées (</text:span><text:span text:style-name="T38">x</text:span><text:span text:style-name="T35"> ; </text:span><text:span text:style-name="T38">y</text:span><text:span text:style-name="T35">) qui vérifient :</text:span></text:p>
      <text:p text:style-name="P49"><text:span text:style-name="T36">−</text:span><text:span text:style-name="T35">5 </text:span><text:span text:style-name="T39"></text:span><text:span text:style-name="T35"> </text:span><text:span text:style-name="T38">x</text:span><text:span text:style-name="T35"> </text:span><text:span text:style-name="T39"></text:span><text:span text:style-name="T35"> </text:span><text:span text:style-name="T36"></text:span><text:span text:style-name="T35">2 et </text:span><text:span text:style-name="T36">−</text:span><text:span text:style-name="T35">4 </text:span><text:span text:style-name="T39"></text:span><text:span text:style-name="T35"> </text:span><text:span text:style-name="T38">y</text:span><text:span text:style-name="T35"> </text:span><text:span text:style-name="T39"></text:span><text:span text:style-name="T35"> </text:span><text:span text:style-name="T36"></text:span><text:span text:style-name="T35">1.</text:span></text:p>
      <text:list xml:id="list182326615606413" text:continue-list="list182328155512468" text:style-name="Num_5f_Exo">
        <text:list-item>
          <text:h text:style-name="P91" text:outline-level="1"><text:span text:style-name="T77">On considère </text:span><text:span text:style-name="T75">le repère ci-dessous </text:span><text:span text:style-name="T76">:</text:span></text:h>
        </text:list-item>
      </text:list>
      <text:p text:style-name="P43"><draw:g text:anchor-type="paragraph" draw:z-index="10" draw:name="Forme 2" draw:style-name="gr1"><draw:g draw:style-name="gr2"><draw:line draw:style-name="gr3" draw:text-style-name="P95" svg:x1="0.001cm" svg:y1="0.782cm" svg:x2="8.497cm" svg:y2="0.782cm"><text:p/></draw:line><draw:line draw:style-name="gr4" draw:text-style-name="P95" svg:x1="0.001cm" svg:y1="6.599cm" svg:x2="0.001cm" svg:y2="0.341cm"><text:p/></draw:line><draw:line draw:style-name="gr5" draw:text-style-name="P95" svg:x1="1.344cm" svg:y1="0.342cm" svg:x2="1.348cm" svg:y2="6.605cm"><text:p/></draw:line><draw:line draw:style-name="gr6" draw:text-style-name="P95" svg:x1="0.001cm" svg:y1="0.335cm" svg:x2="8.497cm" svg:y2="0.335cm"><text:p/></draw:line><draw:line draw:style-name="gr7" draw:text-style-name="P95" svg:x1="0.001cm" svg:y1="1.677cm" svg:x2="8.485cm" svg:y2="1.677cm"><text:p/></draw:line><draw:line draw:style-name="gr8" draw:text-style-name="P95" svg:x1="0.001cm" svg:y1="1.23cm" svg:x2="8.495cm" svg:y2="1.23cm"><text:p/></draw:line><draw:line draw:style-name="gr9" draw:text-style-name="P95" svg:x1="0.448cm" svg:y1="0.335cm" svg:x2="0.448cm" svg:y2="6.59cm"><text:p/></draw:line><draw:line draw:style-name="gr10" draw:text-style-name="P95" svg:x1="0.896cm" svg:y1="0.335cm" svg:x2="0.896cm" svg:y2="6.59cm"><text:p/></draw:line><draw:line draw:style-name="gr4" draw:text-style-name="P95" svg:x1="1.792cm" svg:y1="6.599cm" svg:x2="1.792cm" svg:y2="0.341cm"><text:p/></draw:line><draw:line draw:style-name="gr5" draw:text-style-name="P95" svg:x1="3.129cm" svg:y1="0.342cm" svg:x2="3.133cm" svg:y2="6.605cm"><text:p/></draw:line><draw:line draw:style-name="gr9" draw:text-style-name="P95" svg:x1="2.237cm" svg:y1="0.335cm" svg:x2="2.237cm" svg:y2="6.59cm"><text:p/></draw:line><draw:line draw:style-name="gr10" draw:text-style-name="P95" svg:x1="2.684cm" svg:y1="0.335cm" svg:x2="2.684cm" svg:y2="6.59cm"><text:p/></draw:line><draw:line draw:style-name="gr4" draw:text-style-name="P95" svg:x1="3.577cm" svg:y1="6.599cm" svg:x2="3.577cm" svg:y2="0.341cm"><text:p/></draw:line><draw:line draw:style-name="gr5" draw:text-style-name="P95" svg:x1="4.921cm" svg:y1="0.342cm" svg:x2="4.925cm" svg:y2="6.605cm"><text:p/></draw:line><draw:line draw:style-name="gr9" draw:text-style-name="P95" svg:x1="4.025cm" svg:y1="0.335cm" svg:x2="4.025cm" svg:y2="6.59cm"><text:p/></draw:line><draw:line draw:style-name="gr10" draw:text-style-name="P95" svg:x1="4.473cm" svg:y1="0.335cm" svg:x2="4.473cm" svg:y2="6.59cm"><text:p/></draw:line><draw:line draw:style-name="gr4" draw:text-style-name="P95" svg:x1="5.371cm" svg:y1="6.599cm" svg:x2="5.371cm" svg:y2="0.341cm"><text:p/></draw:line><draw:line draw:style-name="gr5" draw:text-style-name="P95" svg:x1="6.708cm" svg:y1="0.342cm" svg:x2="6.712cm" svg:y2="6.605cm"><text:p/></draw:line><draw:line draw:style-name="gr9" draw:text-style-name="P95" svg:x1="5.814cm" svg:y1="0.335cm" svg:x2="5.814cm" svg:y2="6.59cm"><text:p/></draw:line><draw:line draw:style-name="gr10" draw:text-style-name="P95" svg:x1="6.26cm" svg:y1="0.335cm" svg:x2="6.26cm" svg:y2="6.59cm"><text:p/></draw:line><draw:line draw:style-name="gr4" draw:text-style-name="P95" svg:x1="7.156cm" svg:y1="6.599cm" svg:x2="7.156cm" svg:y2="0.341cm"><text:p/></draw:line><draw:line draw:style-name="gr5" draw:text-style-name="P95" svg:x1="8.497cm" svg:y1="0.342cm" svg:x2="8.501cm" svg:y2="6.605cm"><text:p/></draw:line><draw:line draw:style-name="gr9" draw:text-style-name="P95" svg:x1="7.604cm" svg:y1="0.335cm" svg:x2="7.604cm" svg:y2="6.59cm"><text:p/></draw:line><draw:line draw:style-name="gr10" draw:text-style-name="P95" svg:x1="8.052cm" svg:y1="0.335cm" svg:x2="8.052cm" svg:y2="6.59cm"><text:p/></draw:line><draw:line draw:style-name="gr3" draw:text-style-name="P95" svg:x1="0.001cm" svg:y1="2.572cm" svg:x2="8.497cm" svg:y2="2.572cm"><text:p/></draw:line><draw:line draw:style-name="gr6" draw:text-style-name="P95" svg:x1="0.001cm" svg:y1="2.126cm" svg:x2="8.497cm" svg:y2="2.126cm"><text:p/></draw:line><draw:line draw:style-name="gr7" draw:text-style-name="P95" svg:x1="0.001cm" svg:y1="3.468cm" svg:x2="8.485cm" svg:y2="3.468cm"><text:p/></draw:line><draw:line draw:style-name="gr8" draw:text-style-name="P95" svg:x1="0.001cm" svg:y1="3.02cm" svg:x2="8.495cm" svg:y2="3.02cm"><text:p/></draw:line><draw:line draw:style-name="gr3" draw:text-style-name="P95" svg:x1="0.001cm" svg:y1="4.366cm" svg:x2="8.497cm" svg:y2="4.366cm"><text:p/></draw:line><draw:line draw:style-name="gr6" draw:text-style-name="P95" svg:x1="0.001cm" svg:y1="3.918cm" svg:x2="8.497cm" svg:y2="3.918cm"><text:p/></draw:line><draw:line draw:style-name="gr7" draw:text-style-name="P95" svg:x1="0.001cm" svg:y1="5.26cm" svg:x2="8.485cm" svg:y2="5.26cm"><text:p/></draw:line><draw:line draw:style-name="gr8" draw:text-style-name="P95" svg:x1="0.001cm" svg:y1="4.813cm" svg:x2="8.495cm" svg:y2="4.813cm"><text:p/></draw:line><draw:line draw:style-name="gr3" draw:text-style-name="P95" svg:x1="0.001cm" svg:y1="6.157cm" svg:x2="8.497cm" svg:y2="6.157cm"><text:p/></draw:line><draw:line draw:style-name="gr6" draw:text-style-name="P95" svg:x1="0.001cm" svg:y1="5.709cm" svg:x2="8.497cm" svg:y2="5.709cm"><text:p/></draw:line><draw:line draw:style-name="gr8" draw:text-style-name="P95" svg:x1="0.001cm" svg:y1="6.605cm" svg:x2="8.495cm" svg:y2="6.605cm"><text:p/></draw:line></draw:g><draw:g draw:style-name="gr2"><draw:line draw:style-name="gr11" draw:text-style-name="P96" svg:x1="2.684cm" svg:y1="3.918cm" svg:x2="8.496cm" svg:y2="3.918cm"><text:p/></draw:line><draw:line draw:style-name="gr11" draw:text-style-name="P96" svg:x1="2.684cm" svg:y1="3.918cm" svg:x2="2.684cm" svg:y2="0.424cm"><text:p/></draw:line><draw:line draw:style-name="gr11" draw:text-style-name="P96" svg:x1="2.683cm" svg:y1="3.918cm" svg:x2="0.002cm" svg:y2="6.599cm"><text:p/></draw:line><draw:frame draw:style-name="gr12" draw:text-style-name="P98" svg:width="0.985cm" svg:height="0.768cm" svg:x="2.147cm" svg:y="0.201cm"><draw:text-box><text:p text:style-name="P97"><text:span text:style-name="T80">z</text:span></text:p></draw:text-box></draw:frame><draw:frame draw:style-name="gr12" draw:text-style-name="P98" svg:width="0.503cm" svg:height="0.768cm" svg:x="7.858cm" svg:y="3.224cm"><draw:text-box><text:p text:style-name="P97"><text:span text:style-name="T80">y</text:span></text:p></draw:text-box></draw:frame><draw:frame draw:style-name="gr13" draw:text-style-name="P98" svg:width="0.985cm" svg:height="0.77cm" svg:x="0.716cm" svg:y="5.666cm"><draw:text-box><text:p text:style-name="P97"><text:span text:style-name="T80">x</text:span></text:p></draw:text-box></draw:frame><draw:line draw:style-name="gr14" draw:text-style-name="P96" svg:x1="3.577cm" svg:y1="3.828cm" svg:x2="3.577cm" svg:y2="4.007cm"><text:p/></draw:line><draw:line draw:style-name="gr14" draw:text-style-name="P96" svg:x1="1.851cm" svg:y1="4.876cm" svg:x2="1.725cm" svg:y2="4.75cm"><text:p/></draw:line><draw:frame draw:style-name="gr15" draw:text-style-name="P99" svg:width="0.985cm" svg:height="0.717cm" svg:x="2.147cm" svg:y="2.485cm"><draw:text-box><text:p text:style-name="P97"><text:span text:style-name="T81">1</text:span></text:p></draw:text-box></draw:frame><draw:frame draw:style-name="gr16" draw:text-style-name="P99" svg:width="0.987cm" svg:height="0.72cm" svg:x="3.489cm" svg:y="3.38cm"><draw:text-box><text:p text:style-name="P97"><text:span text:style-name="T81">1</text:span></text:p></draw:text-box></draw:frame><draw:frame draw:style-name="gr15" draw:text-style-name="P99" svg:width="0.985cm" svg:height="0.717cm" svg:x="1.221cm" svg:y="4.332cm"><draw:text-box><text:p text:style-name="P97"><text:span text:style-name="T81">1</text:span></text:p></draw:text-box></draw:frame><draw:frame draw:style-name="gr15" draw:text-style-name="P99" svg:width="0.985cm" svg:height="0.717cm" svg:x="2.059cm" svg:y="3.425cm"><draw:text-box><text:p text:style-name="P97"><text:span text:style-name="T81">D</text:span></text:p></draw:text-box></draw:frame><draw:frame draw:style-name="gr17" draw:text-style-name="P99" svg:width="0.983cm" svg:height="0.719cm" svg:x="0.27cm" svg:y="5.218cm"><draw:text-box><text:p text:style-name="P97"><text:span text:style-name="T81">A</text:span></text:p></draw:text-box></draw:frame><draw:frame draw:style-name="gr17" draw:text-style-name="P99" svg:width="0.983cm" svg:height="0.719cm" svg:x="0.27cm" svg:y="2.529cm"><draw:text-box><text:p text:style-name="P97"><text:span text:style-name="T81">E</text:span></text:p></draw:text-box></draw:frame><draw:line draw:style-name="gr14" draw:text-style-name="P96" svg:x1="0.896cm" svg:y1="3.02cm" svg:x2="0.896cm" svg:y2="5.707cm"><text:p/></draw:line><draw:line draw:style-name="gr14" draw:text-style-name="P96" svg:x1="5.371cm" svg:y1="3.02cm" svg:x2="5.371cm" svg:y2="5.707cm"><text:p/></draw:line><draw:line draw:style-name="gr14" draw:text-style-name="P96" svg:x1="7.156cm" svg:y1="1.23cm" svg:x2="7.156cm" svg:y2="3.917cm"><text:p/></draw:line><draw:line draw:style-name="gr14" draw:text-style-name="P96" svg:x1="0.896cm" svg:y1="3.02cm" svg:x2="5.368cm" svg:y2="3.02cm"><text:p/></draw:line><draw:line draw:style-name="gr14" draw:text-style-name="P96" svg:x1="0.896cm" svg:y1="5.709cm" svg:x2="5.368cm" svg:y2="5.709cm"><text:p/></draw:line><draw:line draw:style-name="gr14" draw:text-style-name="P96" svg:x1="2.684cm" svg:y1="1.23cm" svg:x2="7.156cm" svg:y2="1.23cm"><text:p/></draw:line><draw:line draw:style-name="gr14" draw:text-style-name="P96" svg:x1="0.896cm" svg:y1="3.022cm" svg:x2="2.685cm" svg:y2="1.23cm"><text:p/></draw:line><draw:line draw:style-name="gr14" draw:text-style-name="P96" svg:x1="5.371cm" svg:y1="3.022cm" svg:x2="7.16cm" svg:y2="1.23cm"><text:p/></draw:line><draw:line draw:style-name="gr14" draw:text-style-name="P96" svg:x1="5.371cm" svg:y1="5.71cm" svg:x2="7.16cm" svg:y2="3.918cm"><text:p/></draw:line><draw:frame draw:style-name="gr17" draw:text-style-name="P99" svg:width="0.985cm" svg:height="0.719cm" svg:x="2.059cm" svg:y="0.737cm"><draw:text-box><text:p text:style-name="P97"><text:span text:style-name="T81">H</text:span></text:p></draw:text-box></draw:frame><draw:frame draw:style-name="gr17" draw:text-style-name="P99" svg:width="0.985cm" svg:height="0.719cm" svg:x="4.742cm" svg:y="2.529cm"><draw:text-box><text:p text:style-name="P97"><text:span text:style-name="T81">F</text:span></text:p></draw:text-box></draw:frame><draw:frame draw:style-name="gr17" draw:text-style-name="P99" svg:width="0.63cm" svg:height="0.719cm" svg:x="5.151cm" svg:y="5.567cm"><draw:text-box><text:p text:style-name="P97"><text:span text:style-name="T81">B</text:span></text:p></draw:text-box></draw:frame><draw:frame draw:style-name="gr15" draw:text-style-name="P99" svg:width="0.629cm" svg:height="0.717cm" svg:x="6.978cm" svg:y="3.425cm"><draw:text-box><text:p text:style-name="P97"><text:span text:style-name="T81">C</text:span></text:p></draw:text-box></draw:frame><draw:frame draw:style-name="gr17" draw:text-style-name="P99" svg:width="0.583cm" svg:height="0.719cm" svg:x="6.931cm" svg:y="0.737cm"><draw:text-box><text:p text:style-name="P97"><text:span text:style-name="T81">G</text:span></text:p></draw:text-box></draw:frame></draw:g></draw:g></text:p>
      <text:p text:style-name="P43"/>
      <text:p text:style-name="P43"/>
      <text:p text:style-name="P43"/>
      <text:p text:style-name="P50"/>
      <text:p text:style-name="P50"/>
      <text:p text:style-name="P50"/>
      <text:p text:style-name="P50"/>
      <text:p text:style-name="P50"/>
      <text:p text:style-name="P50"/>
      <text:p text:style-name="P43"/>
      <text:p text:style-name="P43"/>
      <text:p text:style-name="P43"/>
      <text:p text:style-name="P43"/>
      <text:p text:style-name="P43"/>
      <text:p text:style-name="P43"/>
      <text:p text:style-name="P51"><text:span text:style-name="_5f_BVS"><text:span text:style-name="T11">Quelle est l’origine du repère ? </text:span></text:span><text:span text:style-name="_5f_pointillés_20_gris"><text:span text:style-name="T34"><text:tab/></text:span></text:span></text:p>
      <text:p text:style-name="P52"><text:span text:style-name="_5f_BVS"><text:span text:style-name="T11">Le point A est sur quel axe ? </text:span></text:span><text:span text:style-name="_5f_pointillés_20_gris"><text:span text:style-name="T34"><text:tab/></text:span></text:span></text:p>
      <text:p text:style-name="P52"><text:span text:style-name="_5f_BVS"><text:span text:style-name="T11">Et le point H ? </text:span></text:span><text:span text:style-name="_5f_pointillés_20_gris"><text:span text:style-name="T34"><text:tab/></text:span></text:span></text:p>
      <text:p text:style-name="P53">Compléter les coordonnées ci-dessous :</text:p>
      <text:p text:style-name="P46"><text:span text:style-name="_5f_BVS"><text:span text:style-name="T10">D( 0 <text:s/>; <text:s/>0 <text:s/>; <text:s/>0 ), <text:s/></text:span></text:span><text:span text:style-name="_5f_BVS"><text:span text:style-name="T9">A( </text:span></text:span><text:span text:style-name="_5f_BVS"><text:span text:style-name="T10">2 <text:s/>; <text:s/>0 <text:s/>; <text:s/>0 ), <text:s/>B( 2 <text:s/>; <text:s/></text:span></text:span><text:span text:style-name="_5f_BVS"><text:span text:style-name="T43">5 <text:s/></text:span></text:span><text:span text:style-name="_5f_BVS"><text:span text:style-name="T10">; <text:s/>0 ), </text:span></text:span></text:p>
      <text:p text:style-name="P45"><text:span text:style-name="_5f_BVS"><text:span text:style-name="T10">C(</text:span></text:span><text:span text:style-name="_5f_BVS"><text:span text:style-name="T50"><text:tab/></text:span></text:span><text:span text:style-name="_5f_BVS"><text:span text:style-name="T10">), E(</text:span></text:span><text:span text:style-name="_5f_BVS"><text:span text:style-name="T50"><text:tab/></text:span></text:span><text:span text:style-name="_5f_BVS"><text:span text:style-name="T10">), F(</text:span></text:span><text:span text:style-name="_5f_BVS"><text:span text:style-name="T50"><text:tab/></text:span></text:span><text:span text:style-name="_5f_BVS"><text:span text:style-name="T10">), </text:span></text:span></text:p>
      <text:p text:style-name="P45"><text:span text:style-name="_5f_BVS"><text:span text:style-name="T10">G(</text:span></text:span><text:span text:style-name="_5f_BVS"><text:span text:style-name="T50"><text:tab/></text:span></text:span><text:span text:style-name="_5f_BVS"><text:span text:style-name="T10">), H(</text:span></text:span><text:span text:style-name="_5f_BVS"><text:span text:style-name="T50"><text:tab/></text:span></text:span><text:span text:style-name="_5f_BVS"><text:span text:style-name="T10">).</text:span></text:span></text:p>
      <text:list xml:id="list182326888976967" text:continue-numbering="true" text:style-name="Num_5f_Exo">
        <text:list-item>
          <text:p text:style-name="P61">Donne les coordonnées des points A, B, C, D, E, F, G et H dans le repère ci-dessous.</text:p>
        </text:list-item>
      </text:list>
      <text:p text:style-name="P37"><draw:g text:anchor-type="paragraph" draw:z-index="8" draw:name="Forme2" draw:style-name="gr23"><draw:g draw:style-name="gr2"><draw:line draw:style-name="gr24" draw:text-style-name="P95" svg:x1="0.324cm" svg:y1="0.706cm" svg:x2="8.824cm" svg:y2="0.706cm"><text:p/></draw:line><draw:line draw:style-name="gr25" draw:text-style-name="P95" svg:x1="0.324cm" svg:y1="8.696cm" svg:x2="0.324cm" svg:y2="0.217cm"><text:p/></draw:line><draw:line draw:style-name="gr26" draw:text-style-name="P95" svg:x1="1.824cm" svg:y1="0.217cm" svg:x2="1.828cm" svg:y2="8.702cm"><text:p/></draw:line><draw:line draw:style-name="gr27" draw:text-style-name="P95" svg:x1="0.324cm" svg:y1="0.21cm" svg:x2="8.824cm" svg:y2="0.21cm"><text:p/></draw:line><draw:line draw:style-name="gr28" draw:text-style-name="P95" svg:x1="0.324cm" svg:y1="1.705cm" svg:x2="8.812cm" svg:y2="1.705cm"><text:p/></draw:line><draw:line draw:style-name="gr29" draw:text-style-name="P95" svg:x1="0.324cm" svg:y1="1.206cm" svg:x2="8.822cm" svg:y2="1.206cm"><text:p/></draw:line><draw:line draw:style-name="gr30" draw:text-style-name="P95" svg:x1="0.824cm" svg:y1="0.21cm" svg:x2="0.824cm" svg:y2="8.684cm"><text:p/></draw:line><draw:line draw:style-name="gr31" draw:text-style-name="P95" svg:x1="1.324cm" svg:y1="0.21cm" svg:x2="1.324cm" svg:y2="8.684cm"><text:p/></draw:line><draw:line draw:style-name="gr25" draw:text-style-name="P95" svg:x1="2.324cm" svg:y1="8.696cm" svg:x2="2.324cm" svg:y2="0.217cm"><text:p/></draw:line><draw:line draw:style-name="gr26" draw:text-style-name="P95" svg:x1="3.826cm" svg:y1="0.217cm" svg:x2="3.83cm" svg:y2="8.702cm"><text:p/></draw:line><draw:line draw:style-name="gr30" draw:text-style-name="P95" svg:x1="2.824cm" svg:y1="0.21cm" svg:x2="2.824cm" svg:y2="8.684cm"><text:p/></draw:line><draw:line draw:style-name="gr31" draw:text-style-name="P95" svg:x1="3.325cm" svg:y1="0.21cm" svg:x2="3.325cm" svg:y2="8.684cm"><text:p/></draw:line><draw:line draw:style-name="gr25" draw:text-style-name="P95" svg:x1="4.326cm" svg:y1="8.696cm" svg:x2="4.326cm" svg:y2="0.217cm"><text:p/></draw:line><draw:line draw:style-name="gr26" draw:text-style-name="P95" svg:x1="5.828cm" svg:y1="0.217cm" svg:x2="5.832cm" svg:y2="8.702cm"><text:p/></draw:line><draw:line draw:style-name="gr30" draw:text-style-name="P95" svg:x1="4.826cm" svg:y1="0.21cm" svg:x2="4.826cm" svg:y2="8.684cm"><text:p/></draw:line><draw:line draw:style-name="gr31" draw:text-style-name="P95" svg:x1="5.327cm" svg:y1="0.21cm" svg:x2="5.327cm" svg:y2="8.684cm"><text:p/></draw:line><draw:line draw:style-name="gr25" draw:text-style-name="P95" svg:x1="6.324cm" svg:y1="8.696cm" svg:x2="6.324cm" svg:y2="0.217cm"><text:p/></draw:line><draw:line draw:style-name="gr26" draw:text-style-name="P95" svg:x1="7.824cm" svg:y1="0.217cm" svg:x2="7.828cm" svg:y2="8.702cm"><text:p/></draw:line><draw:line draw:style-name="gr30" draw:text-style-name="P95" svg:x1="6.828cm" svg:y1="0.21cm" svg:x2="6.828cm" svg:y2="8.684cm"><text:p/></draw:line><draw:line draw:style-name="gr31" draw:text-style-name="P95" svg:x1="7.324cm" svg:y1="0.21cm" svg:x2="7.324cm" svg:y2="8.684cm"><text:p/></draw:line><draw:line draw:style-name="gr25" draw:text-style-name="P95" svg:x1="8.324cm" svg:y1="8.696cm" svg:x2="8.324cm" svg:y2="0.217cm"><text:p/></draw:line><draw:line draw:style-name="gr30" draw:text-style-name="P95" svg:x1="8.824cm" svg:y1="0.21cm" svg:x2="8.824cm" svg:y2="8.684cm"><text:p/></draw:line><draw:line draw:style-name="gr24" draw:text-style-name="P95" svg:x1="0.324cm" svg:y1="2.706cm" svg:x2="8.824cm" svg:y2="2.706cm"><text:p/></draw:line><draw:line draw:style-name="gr27" draw:text-style-name="P95" svg:x1="0.324cm" svg:y1="2.206cm" svg:x2="8.824cm" svg:y2="2.206cm"><text:p/></draw:line><draw:line draw:style-name="gr28" draw:text-style-name="P95" svg:x1="0.324cm" svg:y1="3.706cm" svg:x2="8.812cm" svg:y2="3.706cm"><text:p/></draw:line><draw:line draw:style-name="gr29" draw:text-style-name="P95" svg:x1="0.324cm" svg:y1="3.206cm" svg:x2="8.822cm" svg:y2="3.206cm"><text:p/></draw:line><draw:line draw:style-name="gr24" draw:text-style-name="P95" svg:x1="0.324cm" svg:y1="4.708cm" svg:x2="8.824cm" svg:y2="4.708cm"><text:p/></draw:line><draw:line draw:style-name="gr27" draw:text-style-name="P95" svg:x1="0.324cm" svg:y1="4.207cm" svg:x2="8.824cm" svg:y2="4.207cm"><text:p/></draw:line><draw:line draw:style-name="gr28" draw:text-style-name="P95" svg:x1="0.324cm" svg:y1="5.708cm" svg:x2="8.812cm" svg:y2="5.708cm"><text:p/></draw:line><draw:line draw:style-name="gr29" draw:text-style-name="P95" svg:x1="0.324cm" svg:y1="5.207cm" svg:x2="8.822cm" svg:y2="5.207cm"><text:p/></draw:line><draw:line draw:style-name="gr24" draw:text-style-name="P95" svg:x1="0.324cm" svg:y1="6.709cm" svg:x2="8.824cm" svg:y2="6.709cm"><text:p/></draw:line><draw:line draw:style-name="gr27" draw:text-style-name="P95" svg:x1="0.324cm" svg:y1="6.209cm" svg:x2="8.824cm" svg:y2="6.209cm"><text:p/></draw:line><draw:line draw:style-name="gr29" draw:text-style-name="P95" svg:x1="0.324cm" svg:y1="7.209cm" svg:x2="8.822cm" svg:y2="7.209cm"><text:p/></draw:line><draw:line draw:style-name="gr29" draw:text-style-name="P95" svg:x1="0.324cm" svg:y1="7.71cm" svg:x2="8.822cm" svg:y2="7.71cm"><text:p/></draw:line><draw:line draw:style-name="gr29" draw:text-style-name="P95" svg:x1="0.324cm" svg:y1="8.206cm" svg:x2="8.822cm" svg:y2="8.206cm"><text:p/></draw:line><draw:line draw:style-name="gr29" draw:text-style-name="P95" svg:x1="0.324cm" svg:y1="8.697cm" svg:x2="8.822cm" svg:y2="8.697cm"><text:p/></draw:line></draw:g><draw:line draw:style-name="gr32" draw:text-style-name="P96" svg:x1="3.325cm" svg:y1="5.701cm" svg:x2="8.825cm" svg:y2="5.701cm"><text:p/></draw:line><draw:line draw:style-name="gr32" draw:text-style-name="P102" svg:x1="3.325cm" svg:y1="5.703cm" svg:x2="3.325cm" svg:y2="0.21cm"><text:p/></draw:line><draw:line draw:style-name="gr32" draw:text-style-name="P96" svg:x1="3.324cm" svg:y1="5.701cm" svg:x2="0.325cm" svg:y2="8.696cm"><text:p/></draw:line><draw:frame draw:style-name="gr33" draw:text-style-name="P98" svg:width="1.101cm" svg:height="0.803cm" svg:x="2.625cm" svg:y="0.101cm"><draw:text-box><text:p text:style-name="P97"><text:span text:style-name="T80">z</text:span></text:p></draw:text-box></draw:frame><draw:frame draw:style-name="gr34" draw:text-style-name="P98" svg:width="0.544cm" svg:height="0.8cm" svg:x="8.125cm" svg:y="5.001cm"><draw:text-box><text:p text:style-name="P97"><text:span text:style-name="T80">y</text:span></text:p></draw:text-box></draw:frame><draw:frame draw:style-name="gr34" draw:text-style-name="P98" svg:width="1.101cm" svg:height="0.8cm" svg:x="1.124cm" svg:y="7.702cm"><draw:text-box><text:p text:style-name="P97"><text:span text:style-name="T80">x</text:span></text:p></draw:text-box></draw:frame><draw:line draw:style-name="gr35" draw:text-style-name="P96" svg:x1="4.326cm" svg:y1="5.603cm" svg:x2="4.326cm" svg:y2="5.803cm"><text:p/></draw:line><draw:line draw:style-name="gr35" draw:text-style-name="P96" svg:x1="2.397cm" svg:y1="6.775cm" svg:x2="2.256cm" svg:y2="6.634cm"><text:p/></draw:line><draw:frame draw:style-name="gr36" draw:text-style-name="P99" svg:width="1.101cm" svg:height="0.802cm" svg:x="2.724cm" svg:y="4.174cm"><draw:text-box><text:p text:style-name="P97"><text:span text:style-name="T81">1</text:span></text:p></draw:text-box></draw:frame><draw:frame draw:style-name="gr34" draw:text-style-name="P99" svg:width="1.101cm" svg:height="0.8cm" svg:x="4.225cm" svg:y="5.102cm"><draw:text-box><text:p text:style-name="P97"><text:span text:style-name="T81">1</text:span></text:p></draw:text-box></draw:frame><draw:frame draw:style-name="gr33" draw:text-style-name="P99" svg:width="1.103cm" svg:height="0.803cm" svg:x="1.724cm" svg:y="6.202cm"><draw:text-box><text:p text:style-name="P97"><text:span text:style-name="T81">1</text:span></text:p></draw:text-box></draw:frame><draw:frame draw:style-name="gr36" draw:text-style-name="P99" svg:width="1.101cm" svg:height="0.802cm" svg:x="2.625cm" svg:y="5.2cm"><draw:text-box><text:p text:style-name="P97"><text:span text:style-name="T81">A</text:span></text:p></draw:text-box></draw:frame><draw:frame draw:style-name="gr36" draw:text-style-name="P99" svg:width="1.101cm" svg:height="0.802cm" svg:x="0.625cm" svg:y="7.201cm"><draw:text-box><text:p text:style-name="P97"><text:span text:style-name="T81">D</text:span></text:p></draw:text-box></draw:frame><draw:frame draw:style-name="gr33" draw:text-style-name="P99" svg:width="1.101cm" svg:height="0.803cm" svg:x="0.738cm" svg:y="2.701cm"><draw:text-box><text:p text:style-name="P97"><text:span text:style-name="T81">E</text:span></text:p></draw:text-box></draw:frame><draw:line draw:style-name="gr35" draw:text-style-name="P96" svg:x1="1.324cm" svg:y1="3.205cm" svg:x2="1.324cm" svg:y2="7.705cm"><text:p/></draw:line><draw:line draw:style-name="gr35" draw:text-style-name="P96" svg:x1="5.828cm" svg:y1="3.205cm" svg:x2="5.828cm" svg:y2="7.705cm"><text:p/></draw:line><draw:line draw:style-name="gr35" draw:text-style-name="P96" svg:x1="7.824cm" svg:y1="1.203cm" svg:x2="7.824cm" svg:y2="5.703cm"><text:p/></draw:line><draw:line draw:style-name="gr35" draw:text-style-name="P96" svg:x1="1.324cm" svg:y1="3.205cm" svg:x2="5.824cm" svg:y2="3.205cm"><text:p/></draw:line><draw:line draw:style-name="gr35" draw:text-style-name="P96" svg:x1="1.324cm" svg:y1="7.703cm" svg:x2="5.824cm" svg:y2="7.703cm"><text:p/></draw:line><draw:line draw:style-name="gr35" draw:text-style-name="P96" svg:x1="3.325cm" svg:y1="1.203cm" svg:x2="7.825cm" svg:y2="1.203cm"><text:p/></draw:line><draw:line draw:style-name="gr35" draw:text-style-name="P96" svg:x1="1.324cm" svg:y1="3.203cm" svg:x2="3.324cm" svg:y2="1.203cm"><text:p/></draw:line><draw:line draw:style-name="gr35" draw:text-style-name="P96" svg:x1="5.828cm" svg:y1="3.203cm" svg:x2="7.828cm" svg:y2="1.203cm"><text:p/></draw:line><draw:line draw:style-name="gr35" draw:text-style-name="P96" svg:x1="5.828cm" svg:y1="7.701cm" svg:x2="7.828cm" svg:y2="5.701cm"><text:p/></draw:line><draw:frame draw:style-name="gr36" draw:text-style-name="P99" svg:width="1.101cm" svg:height="0.802cm" svg:x="2.794cm" svg:y="0.701cm"><draw:text-box><text:p text:style-name="P97"><text:span text:style-name="T81">F</text:span></text:p></draw:text-box></draw:frame><draw:frame draw:style-name="gr36" draw:text-style-name="P99" svg:width="1.101cm" svg:height="0.802cm" svg:x="5.126cm" svg:y="2.6cm"><draw:text-box><text:p text:style-name="P97"><text:span text:style-name="T81">H</text:span></text:p></draw:text-box></draw:frame><draw:frame draw:style-name="gr36" draw:text-style-name="P99" svg:width="1.101cm" svg:height="0.802cm" svg:x="5.647cm" svg:y="7.61cm"><draw:text-box><text:p text:style-name="P97"><text:span text:style-name="T81">C</text:span></text:p></draw:text-box></draw:frame><draw:frame draw:style-name="gr36" draw:text-style-name="P99" svg:width="1.101cm" svg:height="0.802cm" svg:x="7.125cm" svg:y="5.2cm"><draw:text-box><text:p text:style-name="P97"><text:span text:style-name="T81">B</text:span></text:p></draw:text-box></draw:frame><draw:frame draw:style-name="gr36" draw:text-style-name="P99" svg:width="1.101cm" svg:height="0.802cm" svg:x="7.647cm" svg:y="0.701cm"><draw:text-box><text:p text:style-name="P97"><text:span text:style-name="T81">G</text:span></text:p></draw:text-box></draw:frame><draw:line draw:style-name="gr35" draw:text-style-name="P96" svg:x1="3.228cm" svg:y1="4.701cm" svg:x2="3.428cm" svg:y2="4.701cm"><text:p/></draw:line></draw:g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4"><text:span text:style-name="_5f_pointillés_20_gris"><text:span text:style-name="T12"><text:tab/></text:span></text:span></text:p>
      <text:p text:style-name="P34"><text:span text:style-name="_5f_pointillés_20_gris"><text:span text:style-name="T13"><text:tab/></text:span></text:span></text:p>
      <text:p text:style-name="P34"><text:span text:style-name="_5f_pointillés_20_gris"><text:span text:style-name="T13"><text:tab/></text:span></text:span></text:p>
      <text:p text:style-name="P34"><text:span text:style-name="_5f_pointillés_20_gris"><text:span text:style-name="T13"/></text:span></text:p>
      <text:list xml:id="list182328168367314" text:continue-numbering="true" text:style-name="Num_5f_Exo">
        <text:list-item>
          <text:h text:style-name="P93" text:outline-level="1"><text:span text:style-name="_5f_BVS"><text:span text:style-name="T62">Donne les coordonnées des points O, I, J, K, L, M, N , P, H, U, T dans le repère ci-dessous.</text:span></text:span></text:h>
        </text:list-item>
      </text:list>
      <text:p text:style-name="P35"><draw:g text:anchor-type="paragraph" draw:z-index="9" draw:name="Forme3" draw:style-name="gr1"><draw:line draw:style-name="gr3" draw:text-style-name="P95" svg:x1="-0.001cm" svg:y1="0.665cm" svg:x2="9.149cm" svg:y2="0.665cm"><text:p/></draw:line><draw:line draw:style-name="gr4" draw:text-style-name="P95" svg:x1="-0.001cm" svg:y1="6.747cm" svg:x2="-0.001cm" svg:y2="0.237cm"><text:p/></draw:line><draw:line draw:style-name="gr5" draw:text-style-name="P95" svg:x1="1.306cm" svg:y1="0.238cm" svg:x2="1.309cm" svg:y2="6.753cm"><text:p/></draw:line><draw:line draw:style-name="gr6" draw:text-style-name="P95" svg:x1="-0.001cm" svg:y1="0.23cm" svg:x2="9.149cm" svg:y2="0.23cm"><text:p/></draw:line><draw:line draw:style-name="gr7" draw:text-style-name="P95" svg:x1="-0.001cm" svg:y1="1.533cm" svg:x2="9.136cm" svg:y2="1.533cm"><text:p/></draw:line><draw:line draw:style-name="gr8" draw:text-style-name="P95" svg:x1="-0.001cm" svg:y1="1.099cm" svg:x2="9.147cm" svg:y2="1.099cm"><text:p/></draw:line><draw:line draw:style-name="gr9" draw:text-style-name="P95" svg:x1="0.434cm" svg:y1="0.23cm" svg:x2="0.434cm" svg:y2="6.737cm"><text:p/></draw:line><draw:line draw:style-name="gr10" draw:text-style-name="P95" svg:x1="0.868cm" svg:y1="0.23cm" svg:x2="0.868cm" svg:y2="6.737cm"><text:p/></draw:line><draw:line draw:style-name="gr4" draw:text-style-name="P95" svg:x1="1.741cm" svg:y1="6.747cm" svg:x2="1.741cm" svg:y2="0.237cm"><text:p/></draw:line><draw:line draw:style-name="gr5" draw:text-style-name="P95" svg:x1="3.049cm" svg:y1="0.238cm" svg:x2="3.052cm" svg:y2="6.753cm"><text:p/></draw:line><draw:line draw:style-name="gr9" draw:text-style-name="P95" svg:x1="2.178cm" svg:y1="0.23cm" svg:x2="2.178cm" svg:y2="6.737cm"><text:p/></draw:line><draw:line draw:style-name="gr10" draw:text-style-name="P95" svg:x1="2.613cm" svg:y1="0.23cm" svg:x2="2.613cm" svg:y2="6.737cm"><text:p/></draw:line><draw:line draw:style-name="gr4" draw:text-style-name="P95" svg:x1="3.485cm" svg:y1="6.747cm" svg:x2="3.485cm" svg:y2="0.237cm"><text:p/></draw:line><draw:line draw:style-name="gr5" draw:text-style-name="P95" svg:x1="4.792cm" svg:y1="0.238cm" svg:x2="4.795cm" svg:y2="6.753cm"><text:p/></draw:line><draw:line draw:style-name="gr9" draw:text-style-name="P95" svg:x1="3.92cm" svg:y1="0.23cm" svg:x2="3.92cm" svg:y2="6.737cm"><text:p/></draw:line><draw:line draw:style-name="gr10" draw:text-style-name="P95" svg:x1="4.356cm" svg:y1="0.23cm" svg:x2="4.356cm" svg:y2="6.737cm"><text:p/></draw:line><draw:line draw:style-name="gr4" draw:text-style-name="P95" svg:x1="5.228cm" svg:y1="6.747cm" svg:x2="5.228cm" svg:y2="0.237cm"><text:p/></draw:line><draw:line draw:style-name="gr5" draw:text-style-name="P95" svg:x1="6.535cm" svg:y1="0.238cm" svg:x2="6.538cm" svg:y2="6.753cm"><text:p/></draw:line><draw:line draw:style-name="gr9" draw:text-style-name="P95" svg:x1="5.663cm" svg:y1="0.23cm" svg:x2="5.663cm" svg:y2="6.737cm"><text:p/></draw:line><draw:line draw:style-name="gr10" draw:text-style-name="P95" svg:x1="6.098cm" svg:y1="0.23cm" svg:x2="6.098cm" svg:y2="6.737cm"><text:p/></draw:line><draw:line draw:style-name="gr4" draw:text-style-name="P95" svg:x1="6.97cm" svg:y1="6.747cm" svg:x2="6.97cm" svg:y2="0.237cm"><text:p/></draw:line><draw:line draw:style-name="gr9" draw:text-style-name="P95" svg:x1="7.405cm" svg:y1="0.23cm" svg:x2="7.405cm" svg:y2="6.737cm"><text:p/></draw:line><draw:line draw:style-name="gr10" draw:text-style-name="P95" svg:x1="7.842cm" svg:y1="0.23cm" svg:x2="7.842cm" svg:y2="6.737cm"><text:p/></draw:line><draw:line draw:style-name="gr3" draw:text-style-name="P95" svg:x1="-0.001cm" svg:y1="2.406cm" svg:x2="9.149cm" svg:y2="2.406cm"><text:p/></draw:line><draw:line draw:style-name="gr6" draw:text-style-name="P95" svg:x1="-0.001cm" svg:y1="1.971cm" svg:x2="9.149cm" svg:y2="1.971cm"><text:p/></draw:line><draw:line draw:style-name="gr7" draw:text-style-name="P95" svg:x1="-0.001cm" svg:y1="3.273cm" svg:x2="9.136cm" svg:y2="3.273cm"><text:p/></draw:line><draw:line draw:style-name="gr8" draw:text-style-name="P95" svg:x1="-0.001cm" svg:y1="2.84cm" svg:x2="9.147cm" svg:y2="2.84cm"><text:p/></draw:line><draw:line draw:style-name="gr3" draw:text-style-name="P95" svg:x1="-0.001cm" svg:y1="4.147cm" svg:x2="9.149cm" svg:y2="4.147cm"><text:p/></draw:line><draw:line draw:style-name="gr6" draw:text-style-name="P95" svg:x1="-0.001cm" svg:y1="3.711cm" svg:x2="9.149cm" svg:y2="3.706cm"><text:p/></draw:line><draw:line draw:style-name="gr7" draw:text-style-name="P95" svg:x1="-0.001cm" svg:y1="5.013cm" svg:x2="9.136cm" svg:y2="5.013cm"><text:p/></draw:line><draw:line draw:style-name="gr8" draw:text-style-name="P95" svg:x1="-0.001cm" svg:y1="4.581cm" svg:x2="9.147cm" svg:y2="4.581cm"><text:p/></draw:line><draw:line draw:style-name="gr3" draw:text-style-name="P95" svg:x1="-0.001cm" svg:y1="5.888cm" svg:x2="9.149cm" svg:y2="5.888cm"><text:p/></draw:line><draw:line draw:style-name="gr6" draw:text-style-name="P95" svg:x1="-0.001cm" svg:y1="5.452cm" svg:x2="9.149cm" svg:y2="5.452cm"><text:p/></draw:line><draw:line draw:style-name="gr8" draw:text-style-name="P95" svg:x1="-0.001cm" svg:y1="6.32cm" svg:x2="9.147cm" svg:y2="6.32cm"><text:p/></draw:line><draw:line draw:style-name="gr8" draw:text-style-name="P95" svg:x1="-0.001cm" svg:y1="6.758cm" svg:x2="9.147cm" svg:y2="6.758cm"><text:p/></draw:line><draw:line draw:style-name="gr10" draw:text-style-name="P95" svg:x1="8.278cm" svg:y1="0.23cm" svg:x2="8.278cm" svg:y2="6.737cm"><text:p/></draw:line><draw:line draw:style-name="gr10" draw:text-style-name="P95" svg:x1="8.712cm" svg:y1="0.23cm" svg:x2="8.712cm" svg:y2="6.737cm"><text:p/></draw:line><draw:line draw:style-name="gr10" draw:text-style-name="P95" svg:x1="9.149cm" svg:y1="0.23cm" svg:x2="9.149cm" svg:y2="6.737cm"><text:p/></draw:line><draw:g draw:style-name="gr2"><draw:line draw:style-name="gr11" draw:text-style-name="P96" svg:x1="3.05cm" svg:y1="3.706cm" svg:x2="9.15cm" svg:y2="3.706cm"><text:p/></draw:line><draw:line draw:style-name="gr11" draw:text-style-name="P96" svg:x1="3.05cm" svg:y1="3.706cm" svg:x2="3.05cm" svg:y2="0.238cm"><text:p/></draw:line><draw:line draw:style-name="gr11" draw:text-style-name="P96" svg:x1="3.05cm" svg:y1="3.706cm" svg:x2="0cm" svg:y2="6.758cm"><text:p/></draw:line><draw:frame draw:style-name="gr18" draw:text-style-name="P100" svg:width="0.96cm" svg:height="0.743cm" svg:x="2.439cm" svg:y="0.102cm"><draw:text-box><text:p text:style-name="P97"><text:span text:style-name="T80">z</text:span></text:p></draw:text-box></draw:frame><draw:frame draw:style-name="gr19" draw:text-style-name="P98" svg:width="0.454cm" svg:height="0.766cm" svg:x="8.521cm" svg:y="3.053cm"><draw:text-box><text:p text:style-name="P97"><text:span text:style-name="T80">y</text:span></text:p></draw:text-box></draw:frame><draw:frame draw:style-name="gr19" draw:text-style-name="P101" svg:width="0.962cm" svg:height="0.766cm" svg:x="0.608cm" svg:y="5.81cm"><draw:text-box><text:p text:style-name="P97"><text:span text:style-name="T80">x</text:span></text:p></draw:text-box></draw:frame><draw:line draw:style-name="gr14" draw:text-style-name="P96" svg:x1="3.92cm" svg:y1="3.616cm" svg:x2="3.92cm" svg:y2="3.79cm"><text:p/></draw:line><draw:line draw:style-name="gr14" draw:text-style-name="P96" svg:x1="2.238cm" svg:y1="4.635cm" svg:x2="2.115cm" svg:y2="4.512cm"><text:p/></draw:line><draw:frame draw:style-name="gr20" draw:text-style-name="P99" svg:width="0.96cm" svg:height="0.699cm" svg:x="2.527cm" svg:y="2.314cm"><draw:text-box><text:p text:style-name="P97"><text:span text:style-name="T81">1</text:span></text:p></draw:text-box></draw:frame><draw:frame draw:style-name="gr20" draw:text-style-name="P99" svg:width="0.96cm" svg:height="0.699cm" svg:x="3.833cm" svg:y="3.706cm"><draw:text-box><text:p text:style-name="P97"><text:span text:style-name="T81">1</text:span></text:p></draw:text-box></draw:frame><draw:frame draw:style-name="gr20" draw:text-style-name="P99" svg:width="0.96cm" svg:height="0.699cm" svg:x="1.656cm" svg:y="4.055cm"><draw:text-box><text:p text:style-name="P97"><text:span text:style-name="T81">1</text:span></text:p></draw:text-box></draw:frame><draw:frame draw:style-name="gr21" draw:text-style-name="P99" svg:width="0.96cm" svg:height="0.698cm" svg:x="2.439cm" svg:y="3.272cm"><draw:text-box><text:p text:style-name="P97"><text:span text:style-name="T81">O</text:span></text:p></draw:text-box></draw:frame><draw:frame draw:style-name="gr20" draw:text-style-name="P99" svg:width="0.96cm" svg:height="0.699cm" svg:x="0.261cm" svg:y="5.447cm"><draw:text-box><text:p text:style-name="P97"><text:span text:style-name="T81">K</text:span></text:p></draw:text-box></draw:frame><draw:frame draw:style-name="gr21" draw:text-style-name="P99" svg:width="0.96cm" svg:height="0.698cm" svg:x="0.349cm" svg:y="2.801cm"><draw:text-box><text:p text:style-name="P97"><text:span text:style-name="T81">L</text:span></text:p></draw:text-box></draw:frame><draw:line draw:style-name="gr14" draw:text-style-name="P96" svg:x1="0.868cm" svg:y1="3.271cm" svg:x2="0.868cm" svg:y2="5.882cm"><text:p/></draw:line><draw:line draw:style-name="gr14" draw:text-style-name="P96" svg:x1="5.663cm" svg:y1="3.271cm" svg:x2="5.663cm" svg:y2="5.882cm"><text:p/></draw:line><draw:line draw:style-name="gr14" draw:text-style-name="P96" svg:x1="7.842cm" svg:y1="1.095cm" svg:x2="7.842cm" svg:y2="3.706cm"><text:p/></draw:line><draw:line draw:style-name="gr14" draw:text-style-name="P96" svg:x1="0.868cm" svg:y1="3.271cm" svg:x2="5.661cm" svg:y2="3.271cm"><text:p/></draw:line><draw:line draw:style-name="gr14" draw:text-style-name="P96" svg:x1="0.868cm" svg:y1="5.881cm" svg:x2="5.661cm" svg:y2="5.881cm"><text:p/></draw:line><draw:line draw:style-name="gr14" draw:text-style-name="P96" svg:x1="3.049cm" svg:y1="1.095cm" svg:x2="7.842cm" svg:y2="1.095cm"><text:p/></draw:line><draw:line draw:style-name="gr14" draw:text-style-name="P96" svg:x1="0.868cm" svg:y1="3.271cm" svg:x2="3.047cm" svg:y2="1.095cm"><text:p/></draw:line><draw:line draw:style-name="gr14" draw:text-style-name="P96" svg:x1="5.663cm" svg:y1="3.271cm" svg:x2="7.842cm" svg:y2="1.095cm"><text:p/></draw:line><draw:line draw:style-name="gr14" draw:text-style-name="P96" svg:x1="5.663cm" svg:y1="5.882cm" svg:x2="7.842cm" svg:y2="3.706cm"><text:p/></draw:line><draw:frame draw:style-name="gr20" draw:text-style-name="P99" svg:width="0.96cm" svg:height="0.699cm" svg:x="2.439cm" svg:y="0.615cm"><draw:text-box><text:p text:style-name="P97"><text:span text:style-name="T81">M</text:span></text:p></draw:text-box></draw:frame><draw:frame draw:style-name="gr21" draw:text-style-name="P99" svg:width="0.962cm" svg:height="0.698cm" svg:x="5.053cm" svg:y="2.75cm"><draw:text-box><text:p text:style-name="P97"><text:span text:style-name="T81">P</text:span></text:p></draw:text-box></draw:frame><draw:frame draw:style-name="gr20" draw:text-style-name="P99" svg:width="0.96cm" svg:height="0.699cm" svg:x="5.535cm" svg:y="5.757cm"><draw:text-box><text:p text:style-name="P97"><text:span text:style-name="T81">J</text:span></text:p></draw:text-box></draw:frame><draw:frame draw:style-name="gr20" draw:text-style-name="P99" svg:width="0.503cm" svg:height="0.699cm" svg:x="7.699cm" svg:y="3.217cm"><draw:text-box><text:p text:style-name="P97"><text:span text:style-name="T81">I</text:span></text:p></draw:text-box></draw:frame><draw:frame draw:style-name="gr20" draw:text-style-name="P99" svg:width="0.962cm" svg:height="0.699cm" svg:x="7.652cm" svg:y="0.624cm"><draw:text-box><text:p text:style-name="P97"><text:span text:style-name="T81">N</text:span></text:p></draw:text-box></draw:frame><draw:line draw:style-name="gr14" draw:text-style-name="P96" svg:x1="2.96cm" svg:y1="2.836cm" svg:x2="3.134cm" svg:y2="2.836cm"><text:p/></draw:line><draw:line draw:style-name="gr14" draw:text-style-name="P96" svg:x1="7.755cm" svg:y1="2.399cm" svg:x2="7.929cm" svg:y2="2.399cm"><text:p/></draw:line><draw:frame draw:style-name="gr20" draw:text-style-name="P99" svg:width="0.96cm" svg:height="0.699cm" svg:x="7.756cm" svg:y="1.965cm"><draw:text-box><text:p text:style-name="P97"><text:span text:style-name="T81">T</text:span></text:p></draw:text-box></draw:frame><draw:line draw:style-name="gr14" draw:text-style-name="P96" svg:x1="4.356cm" svg:y1="5.795cm" svg:x2="4.356cm" svg:y2="5.969cm"><text:p/></draw:line><draw:frame draw:style-name="gr20" draw:text-style-name="P99" svg:width="0.96cm" svg:height="0.699cm" svg:x="3.748cm" svg:y="5.325cm"><draw:text-box><text:p text:style-name="P97"><text:span text:style-name="T81">H</text:span></text:p></draw:text-box></draw:frame><draw:frame draw:style-name="gr22" draw:text-style-name="P99" svg:width="0.96cm" svg:height="0.696cm" svg:x="1.568cm" svg:y="1.444cm"><draw:text-box><text:p text:style-name="P97"><text:span text:style-name="T81">U</text:span></text:p></draw:text-box></draw:frame><draw:line draw:style-name="gr14" draw:text-style-name="P96" svg:x1="2.238cm" svg:y1="2.027cm" svg:x2="2.115cm" svg:y2="1.904cm"><text:p/></draw:line></draw:g></draw:g><text:span text:style-name="_5f_BVS"/></text:p>
      <text:p text:style-name="P35"><text:span text:style-name="_5f_BVS"/></text:p>
      <text:p text:style-name="P35"><text:span text:style-name="_5f_BVS"/></text:p>
      <text:p text:style-name="P35"><text:span text:style-name="_5f_BVS"/></text:p>
      <text:p text:style-name="P35"><text:span text:style-name="_5f_BVS"/></text:p>
      <text:p text:style-name="P35"><text:span text:style-name="_5f_BVS"/></text:p>
      <text:p text:style-name="P35"><text:span text:style-name="_5f_BVS"/></text:p>
      <text:p text:style-name="P35"><text:span text:style-name="_5f_BVS"/></text:p>
      <text:p text:style-name="P35"><text:span text:style-name="_5f_BVS"/></text:p>
      <text:p text:style-name="P35"><text:span text:style-name="_5f_BVS"/></text:p>
      <text:p text:style-name="P35"><text:span text:style-name="_5f_BVS"/></text:p>
      <text:p text:style-name="P35"><text:span text:style-name="_5f_BVS"/></text:p>
      <text:p text:style-name="P35"><text:span text:style-name="_5f_BVS"/></text:p>
      <text:p text:style-name="P35"><text:span text:style-name="_5f_BVS"/></text:p>
      <text:p text:style-name="P38"><text:span text:style-name="_5f_BVS"/></text:p>
      <text:p text:style-name="P35"><text:span text:style-name="_5f_BVS"/></text:p>
      <text:list xml:id="list182326378420503" text:continue-list="list182327625390537" text:style-name="liste_5f_abc">
        <text:list-item>
          <text:list>
            <text:list-header>
              <text:p text:style-name="P60"><text:span text:style-name="_5f_pointillés_20_gris"><text:tab/></text:span></text:p>
            </text:list-header>
          </text:list>
        </text:list-item>
      </text:list>
      <text:p text:style-name="P36"><text:span text:style-name="_5f_pointillés_20_gris"><text:tab/></text:span></text:p>
      <text:p text:style-name="P36"><text:span text:style-name="_5f_pointillés_20_gris"><text:tab/></text:span></text:p>
      <text:p text:style-name="P36"><text:span text:style-name="_5f_pointillés_20_gris"><text:tab/></text:span></text:p>
      <text:list xml:id="list182326816299995" text:continue-list="list182328168367314" text:style-name="Num_5f_Exo">
        <text:list-item>
          <text:h text:style-name="P94" text:outline-level="1"><text:span text:style-name="_5f_BVS"><text:span text:style-name="T32">Voici un</text:span></text:span><text:span text:style-name="_5f_BVS"><text:span text:style-name="T33">e</text:span></text:span><text:span text:style-name="_5f_BVS"><text:span text:style-name="T32"> figure</text:span></text:span><text:span text:style-name="_5f_BVS"><text:span text:style-name="T63"> inspiré</text:span></text:span><text:span text:style-name="_5f_BVS"><text:span text:style-name="T64">e</text:span></text:span><text:span text:style-name="_5f_BVS"><text:span text:style-name="T63"> de</text:span></text:span><text:span text:style-name="_5f_BVS"><text:span text:style-name="T65">s œuvres de </text:span></text:span><text:span text:style-name="_5f_BVS"><text:span text:style-name="T63">Vasar</text:span></text:span><text:span text:style-name="_5f_BVS"><text:span text:style-name="T40">e</text:span></text:span><text:span text:style-name="_5f_BVS"><text:span text:style-name="T63">ly. </text:span></text:span><text:span text:style-name="_5f_BVS"><text:span text:style-name="T66">Les pavages proposés par ce</text:span></text:span><text:span text:style-name="_5f_BVS"><text:span text:style-name="T41">t </text:span></text:span><text:span text:style-name="_5f_BVS"><text:span text:style-name="T40">artiste</text:span></text:span><text:span text:style-name="_5f_BVS"><text:span text:style-name="T66"> donne l’illusion de petits cubes empilés. </text:span></text:span></text:h>
        </text:list-item>
      </text:list>
      <text:list xml:id="list182326858715053" text:continue-list="list182326378420503" text:style-name="liste_5f_abc">
        <text:list-item text:start-value="1">
          <text:p text:style-name="P62"><text:span text:style-name="_5f_BVS"><text:span text:style-name="T67">En t’inspirant des coordonnées du point A, donne les coordonnées des points </text:span></text:span><text:span text:style-name="_5f_BVS"><text:span text:style-name="T68">M, N, P, R, T, U et V.</text:span></text:span>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7"><draw:g text:anchor-type="paragraph" draw:z-index="4" draw:name="Forme6" draw:style-name="gr1"><draw:g draw:style-name="gr2"><draw:custom-shape draw:style-name="gr39" draw:text-style-name="P106" svg:width="0.929cm" svg:height="1.662cm" draw:transform="rotate (-1.57114539264529) translate (3.07798611111111cm 1.93675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9" draw:text-style-name="P106" svg:width="0.929cm" svg:height="1.662cm" draw:transform="rotate (-1.57114539264529) translate (4.71663888888889cm 1.93675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40" draw:text-style-name="P107" svg:width="0.937cm" svg:height="1.627cm" draw:transform="skewX (-0.024958208303519) rotate (-2.61834294384189) translate (4.29506944444444cm 3.57011111111111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41" draw:text-style-name="P107" svg:width="0.937cm" svg:height="1.625cm" draw:transform="skewX (-0.0205948851735331) rotate (-2.61834294384189) translate (2.66523611111111cm 3.56834722222222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42" draw:text-style-name="P108" svg:width="0.941cm" svg:height="1.624cm" draw:transform="skewX (0.0228638132011256) rotate (2.6176448121411) translate (2.65288888888889cm 4.03225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42" draw:text-style-name="P108" svg:width="0.943cm" svg:height="1.622cm" draw:transform="skewX (0.0239110107523225) rotate (2.6176448121411) translate (4.30036111111111cm 4.03577777777778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g draw:style-name="gr2"><draw:custom-shape draw:style-name="gr43" draw:text-style-name="P109" svg:width="0.948cm" svg:height="1.625cm" draw:transform="skewX (0.0205948851735331) rotate (2.6176448121411) translate (3.47838888888889cm 2.63525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g draw:style-name="gr2"><draw:custom-shape draw:style-name="gr44" draw:text-style-name="P110" svg:width="0.946cm" svg:height="1.624cm" draw:transform="skewX (-0.0185004900711399) rotate (-2.61834294384189) translate (3.48015277777778cm 2.174875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45" draw:text-style-name="P111" svg:width="0.92cm" svg:height="1.655cm" draw:transform="rotate (-1.57114539264529) translate (3.89995833333333cm 0.546805555555556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draw:g></draw:g><draw:custom-shape draw:style-name="gr46" draw:text-style-name="P112" svg:width="0.944cm" svg:height="1.629cm" draw:transform="skewX (0.0226892802759264) rotate (2.6176448121411) translate (3.46780555555556cm 5.43101388888889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47" draw:text-style-name="P113" svg:width="0.944cm" svg:height="1.627cm" draw:transform="skewX (-0.0260054058547154) rotate (-2.61834294384189) translate (3.47133333333333cm 4.97593055555556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48" draw:text-style-name="P114" svg:width="0.925cm" svg:height="1.657cm" draw:transform="skewX (0.0010471975511966) rotate (-1.57114539264529) translate (3.89466666666667cm 3.34256944444444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49" draw:text-style-name="P112" svg:width="0.946cm" svg:height="1.632cm" draw:transform="skewX (0.0247836753783193) rotate (2.6176448121411) translate (5.13291666666667cm 5.43101388888889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47" draw:text-style-name="P113" svg:width="0.946cm" svg:height="1.629cm" draw:transform="skewX (-0.0270526034059122) rotate (-2.61834294384189) translate (5.13115277777778cm 4.97945833333333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48" draw:text-style-name="P114" svg:width="0.923cm" svg:height="1.655cm" draw:transform="skewX (0.0010471975511966) rotate (-1.57114539264529) translate (5.54566666666667cm 3.33551388888889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0" draw:text-style-name="P112" svg:width="0.943cm" svg:height="1.625cm" draw:transform="skewX (0.0303687289847014) rotate (2.6176448121411) translate (1.80269444444444cm 5.42572222222222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1" draw:text-style-name="P113" svg:width="0.946cm" svg:height="1.624cm" draw:transform="skewX (-0.0239110107523223) rotate (-2.61834294384189) translate (1.80975cm 4.96181944444444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2" draw:text-style-name="P114" svg:width="0.925cm" svg:height="1.654cm" draw:transform="rotate (-1.57114539264529) translate (2.22073611111111cm 3.33375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3" draw:text-style-name="P115" svg:width="0.943cm" svg:height="1.627cm" draw:transform="skewX (0.0195476876223366) rotate (2.6176448121411) translate (4.28801388888889cm 6.83154166666667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4" draw:text-style-name="P116" svg:width="0.943cm" svg:height="1.629cm" draw:transform="skewX (-0.0270526034059121) rotate (-2.61834294384189) translate (4.29506944444444cm 6.37822222222222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5" draw:text-style-name="P117" svg:width="0.925cm" svg:height="1.661cm" draw:transform="rotate (-1.57114539264529) translate (4.72722222222222cm 4.73780555555556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6" draw:text-style-name="P115" svg:width="0.948cm" svg:height="1.624cm" draw:transform="skewX (0.0185004900711399) rotate (2.6176448121411) translate (2.62113888888889cm 6.82272222222222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7" draw:text-style-name="P116" svg:width="0.952cm" svg:height="1.622cm" draw:transform="skewX (-0.0195476876223365) rotate (-2.61834294384189) translate (2.62643055555556cm 6.35705555555556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8" draw:text-style-name="P117" svg:width="0.925cm" svg:height="1.659cm" draw:transform="rotate (-1.57114539264529) translate (3.04623611111111cm 4.73780555555556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9" draw:text-style-name="P118" svg:width="0.941cm" svg:height="1.62cm" draw:transform="skewX (0.0251327412287182) rotate (2.6176448121411) translate (3.44311111111111cm 8.22854166666667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60" draw:text-style-name="P119" svg:width="0.946cm" svg:height="1.625cm" draw:transform="skewX (-0.0205948851735331) rotate (-2.61834294384189) translate (3.44663888888889cm 7.77698611111111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61" draw:text-style-name="P120" svg:width="0.93cm" svg:height="1.655cm" draw:transform="rotate (-1.57114539264529) translate (3.85938888888889cm 6.14009722222222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draw:g><draw:line draw:style-name="gr62" draw:text-style-name="P121" svg:x1="3.083cm" svg:y1="3.329cm" svg:x2="3.084cm" svg:y2="0.478cm"><text:p/></draw:line><draw:line draw:style-name="gr62" draw:text-style-name="P121" svg:x1="3.068cm" svg:y1="3.341cm" svg:x2="5.577cm" svg:y2="4.768cm"><text:p/></draw:line><draw:line draw:style-name="gr62" draw:text-style-name="P121" svg:x1="3.066cm" svg:y1="3.344cm" svg:x2="0.545cm" svg:y2="4.766cm"><text:p/></draw:line><draw:frame draw:style-name="gr63" draw:text-style-name="P123" svg:width="0.835cm" svg:height="0.706cm" draw:transform="rotate (-1.5707963267949) translate (3.635375cm 2.86808333333333cm)"><draw:text-box><text:p text:style-name="P122"><text:span text:style-name="T83">O</text:span></text:p></draw:text-box></draw:frame><draw:frame draw:style-name="gr64" draw:text-style-name="P98" svg:width="0.856cm" svg:height="0.779cm" draw:transform="rotate (-0.0164060949687468) translate (0.511527777777778cm 3.90525cm)"><draw:text-box><text:p text:style-name="P122"><text:span text:style-name="T80">x</text:span></text:p></draw:text-box></draw:frame><draw:frame draw:style-name="gr65" draw:text-style-name="P98" svg:width="0.853cm" svg:height="0.777cm" draw:transform="rotate (-0.0186750229963402) translate (5.24756944444444cm 4.64784722222222cm)"><draw:text-box><text:p text:style-name="P122"><text:span text:style-name="T80">y</text:span></text:p></draw:text-box></draw:frame><draw:frame draw:style-name="gr65" draw:text-style-name="P98" svg:width="0.849cm" svg:height="0.777cm" draw:transform="rotate (3.12920081590063) translate (3.63890277777778cm 0.814916666666667cm)"><draw:text-box><text:p text:style-name="P122"><text:span text:style-name="T80">z</text:span></text:p></draw:text-box></draw:frame><draw:frame draw:style-name="gr66" draw:text-style-name="P124" svg:width="2.539cm" svg:height="0.775cm" draw:transform="rotate (0.00453785605518526) translate (-0.299861111111111cm 1.68627777777778cm)"><draw:text-box><text:p><text:span text:style-name="T84">A</text:span><text:span text:style-name="T84">(</text:span><text:span text:style-name="T85">1</text:span><text:span text:style-name="T85">;</text:span><text:span text:style-name="T85"> </text:span><text:span text:style-name="T85">─</text:span><text:span text:style-name="T85">1</text:span><text:span text:style-name="T85"> </text:span><text:span text:style-name="T85">;</text:span><text:span text:style-name="T85"> </text:span><text:span text:style-name="T85">1</text:span><text:span text:style-name="T84">)</text:span></text:p></draw:text-box></draw:frame><draw:g draw:style-name="gr2"><draw:line draw:style-name="gr67" draw:text-style-name="P121" svg:x1="1.505cm" svg:y1="2.488cm" svg:x2="1.302cm" svg:y2="2.298cm"><text:p/></draw:line><draw:line draw:style-name="gr67" draw:text-style-name="P121" svg:x1="1.505cm" svg:y1="2.298cm" svg:x2="1.302cm" svg:y2="2.488cm"><text:p/></draw:line></draw:g><draw:frame draw:style-name="gr68" draw:text-style-name="P124" svg:width="0.835cm" svg:height="0.743cm" draw:transform="rotate (-0.0296705972839038) translate (2.93511111111111cm 4.49615277777778cm)"><draw:text-box><text:p text:style-name="P122"><text:span text:style-name="T84">M</text:span></text:p></draw:text-box></draw:frame><draw:g draw:style-name="gr2"><draw:line draw:style-name="gr67" draw:text-style-name="P121" svg:x1="3.15cm" svg:y1="5.283cm" svg:x2="2.947cm" svg:y2="5.093cm"><text:p/></draw:line><draw:line draw:style-name="gr67" draw:text-style-name="P121" svg:x1="3.15cm" svg:y1="5.093cm" svg:x2="2.947cm" svg:y2="5.283cm"><text:p/></draw:line></draw:g><draw:g draw:style-name="gr2"><draw:line draw:style-name="gr67" draw:text-style-name="P121" svg:x1="4.801cm" svg:y1="6.233cm" svg:x2="4.598cm" svg:y2="6.043cm"><text:p/></draw:line><draw:line draw:style-name="gr67" draw:text-style-name="P121" svg:x1="4.801cm" svg:y1="6.043cm" svg:x2="4.598cm" svg:y2="6.233cm"><text:p/></draw:line></draw:g><draw:frame draw:style-name="gr69" draw:text-style-name="P124" svg:width="0.842cm" svg:height="0.75cm" draw:transform="rotate (0.00209439510239319) translate (0.762cm 6.06954166666667cm)"><draw:text-box><text:p text:style-name="P122"><text:span text:style-name="T84">T</text:span></text:p></draw:text-box></draw:frame><draw:frame draw:style-name="gr70" draw:text-style-name="P124" svg:width="0.837cm" svg:height="0.749cm" draw:transform="rotate (-0.00418879020478726) translate (4.62138888888889cm 2.24190277777778cm)"><draw:text-box><text:p text:style-name="P122"><text:span text:style-name="T84">N</text:span></text:p></draw:text-box></draw:frame><draw:g draw:style-name="gr2"><draw:line draw:style-name="gr67" draw:text-style-name="P121" svg:x1="4.831cm" svg:y1="2.508cm" svg:x2="4.628cm" svg:y2="2.318cm"><text:p/></draw:line><draw:line draw:style-name="gr67" draw:text-style-name="P121" svg:x1="4.831cm" svg:y1="2.318cm" svg:x2="4.628cm" svg:y2="2.508cm"><text:p/></draw:line></draw:g><draw:g draw:style-name="gr2"><draw:line draw:style-name="gr67" draw:text-style-name="P121" svg:x1="1.492cm" svg:y1="6.24cm" svg:x2="1.289cm" svg:y2="6.05cm"><text:p/></draw:line><draw:line draw:style-name="gr67" draw:text-style-name="P121" svg:x1="1.492cm" svg:y1="6.05cm" svg:x2="1.289cm" svg:y2="6.24cm"><text:p/></draw:line></draw:g><draw:frame draw:style-name="gr70" draw:text-style-name="P124" svg:width="0.833cm" svg:height="0.749cm" draw:transform="rotate (0.0106465084371654) translate (2.57704166666667cm 7.98865277777778cm)"><draw:text-box><text:p text:style-name="P122"><text:span text:style-name="T84">U</text:span></text:p></draw:text-box></draw:frame><draw:g draw:style-name="gr2"><draw:line draw:style-name="gr67" draw:text-style-name="P121" svg:x1="0.672cm" svg:y1="4.824cm" svg:x2="0.469cm" svg:y2="4.634cm"><text:p/></draw:line><draw:line draw:style-name="gr67" draw:text-style-name="P121" svg:x1="0.672cm" svg:y1="4.634cm" svg:x2="0.469cm" svg:y2="4.824cm"><text:p/></draw:line></draw:g><draw:frame draw:style-name="gr71" draw:text-style-name="P124" svg:width="0.835cm" svg:height="0.745cm" draw:transform="rotate (-0.00418879020478726) translate (-0.0864305555555556cm 4.39031944444444cm)"><draw:text-box><text:p text:style-name="P122"><text:span text:style-name="T84">V</text:span></text:p></draw:text-box></draw:frame><draw:g draw:style-name="gr2"><draw:line draw:style-name="gr67" draw:text-style-name="P121" svg:x1="3.17cm" svg:y1="2.497cm" svg:x2="2.967cm" svg:y2="2.307cm"><text:p/></draw:line><draw:line draw:style-name="gr67" draw:text-style-name="P121" svg:x1="3.17cm" svg:y1="2.307cm" svg:x2="2.967cm" svg:y2="2.497cm"><text:p/></draw:line></draw:g><draw:frame draw:style-name="gr71" draw:text-style-name="P124" svg:width="0.833cm" svg:height="0.745cm" draw:transform="rotate (0.0190240888467382) translate (2.95980555555556cm 1.74625cm)"><draw:text-box><text:p text:style-name="P122"><text:span text:style-name="T84">P</text:span></text:p></draw:text-box></draw:frame><draw:frame draw:style-name="gr70" draw:text-style-name="P124" svg:width="0.84cm" svg:height="0.749cm" draw:transform="rotate (0.010471975511966) translate (4.56318055555556cm 6.11716666666667cm)"><draw:text-box><text:p text:style-name="P122"><text:span text:style-name="T84">R</text:span></text:p></draw:text-box></draw:frame><draw:g draw:style-name="gr2"><draw:line draw:style-name="gr67" draw:text-style-name="P121" svg:x1="3.151cm" svg:y1="8.103cm" svg:x2="2.948cm" svg:y2="7.913cm"><text:p/></draw:line><draw:line draw:style-name="gr67" draw:text-style-name="P121" svg:x1="3.151cm" svg:y1="7.913cm" svg:x2="2.948cm" svg:y2="8.103cm"><text:p/></draw:line></draw:g></draw:g></text:p>
          </table:table-cell>
          <table:table-cell table:style-name="Tableau1.B1" office:value-type="string">
            <text:p text:style-name="P44"><text:span text:style-name="_5f_pointillés_20_gris"><text:span text:style-name="T14"><text:tab/><text:tab/><text:tab/><text:tab/><text:tab/><text:tab/></text:span></text:span></text:p>
            <text:p text:style-name="P44"><text:span text:style-name="_5f_pointillés_20_gris"><text:span text:style-name="T14"><text:tab/></text:span></text:span></text:p>
            <text:p text:style-name="P44"><text:span text:style-name="_5f_pointillés_20_gris"><text:span text:style-name="T14"><text:tab/></text:span></text:span></text:p>
            <text:p text:style-name="P44"><text:span text:style-name="_5f_pointillés_20_gris"><text:span text:style-name="T14"><text:tab/></text:span></text:span></text:p>
            <text:p text:style-name="P44"><text:span text:style-name="_5f_pointillés_20_gris"><text:span text:style-name="T14"><text:tab/></text:span></text:span></text:p>
            <text:p text:style-name="P44"><text:span text:style-name="_5f_pointillés_20_gris"><text:span text:style-name="T14"><text:tab/></text:span></text:span></text:p>
          </table:table-cell>
        </table:table-row>
      </table:table>
      <text:list xml:id="list182326278093089" text:continue-numbering="true" text:style-name="liste_5f_abc">
        <text:list-item>
          <text:p text:style-name="P63"><text:span text:style-name="_5f_BVS"><text:span text:style-name="T18">Place sur la figure les points suivants d’après leurs coordonnées.</text:span></text:span></text:p>
        </text:list-item>
      </text:list>
      <text:p text:style-name="P48"><text:span text:style-name="_5f_BVS"><text:span text:style-name="T19">B(1; </text:span></text:span><text:span text:style-name="_5f_BVS"><text:span text:style-name="T20">0</text:span></text:span><text:span text:style-name="_5f_BVS"><text:span text:style-name="T19">; </text:span></text:span><text:span text:style-name="_5f_BVS"><text:span text:style-name="T20">1</text:span></text:span><text:span text:style-name="_5f_BVS"><text:span text:style-name="T19">) <text:s text:c="2"/></text:span></text:span><text:span text:style-name="_5f_BVS"><text:span text:style-name="T21">C</text:span></text:span><text:span text:style-name="_5f_BVS"><text:span text:style-name="T19">(</text:span></text:span><text:span text:style-name="_5f_opensymbol"><text:span text:style-name="T44">─</text:span></text:span><text:span text:style-name="_5f_BVS"><text:span text:style-name="T19">1; </text:span></text:span><text:span text:style-name="_5f_BVS"><text:span text:style-name="T20">0</text:span></text:span><text:span text:style-name="_5f_BVS"><text:span text:style-name="T19">; </text:span></text:span><text:span text:style-name="_5f_BVS"><text:span text:style-name="T20">2</text:span></text:span><text:span text:style-name="_5f_BVS"><text:span text:style-name="T19">) <text:s text:c="2"/></text:span></text:span><text:span text:style-name="_5f_BVS"><text:span text:style-name="T21">D</text:span></text:span><text:span text:style-name="_5f_BVS"><text:span text:style-name="T19">(1; 1; 0) <text:s text:c="2"/></text:span></text:span><text:span text:style-name="_5f_BVS"><text:span text:style-name="T21">E</text:span></text:span><text:span text:style-name="_5f_BVS"><text:span text:style-name="T19">(</text:span></text:span><text:span text:style-name="_5f_BVS"><text:span text:style-name="T22">2</text:span></text:span><text:span text:style-name="_5f_BVS"><text:span text:style-name="T19">; </text:span></text:span><text:span text:style-name="_5f_BVS"><text:span text:style-name="T22">2 </text:span></text:span><text:span text:style-name="_5f_BVS"><text:span text:style-name="T19">; </text:span></text:span><text:span text:style-name="_5f_opensymbol"><text:span text:style-name="T44">─</text:span></text:span><text:span text:style-name="_5f_BVS"><text:span text:style-name="T22">2</text:span></text:span><text:span text:style-name="_5f_BVS"><text:span text:style-name="T19">)</text:span></text:span></text:p>
      <text:list xml:id="list182328138380164" text:continue-list="list182326816299995" text:style-name="Num_5f_Exo">
        <text:list-item>
          <text:h text:style-name="P93" text:outline-level="1"><text:soft-page-break/><text:span text:style-name="_5f_BVS"><text:span text:style-name="T23">Dans le repère ci-dessous, place les points:</text:span></text:span></text:h>
        </text:list-item>
      </text:list>
      <text:p text:style-name="P41"><text:span text:style-name="_5f_BVS"><text:span text:style-name="T23">A(1 ; </text:span></text:span><text:span text:style-name="_5f_BVS"><text:span text:style-name="T24">0 </text:span></text:span><text:span text:style-name="_5f_BVS"><text:span text:style-name="T23">; 3), B(0 ; 3 ; 2), C(3 ; 0 ; 2), D(1,5 ; 4 ; 0) et E(2,5 ; </text:span></text:span><text:span text:style-name="_5f_BVS"><text:span text:style-name="T24">0 </text:span></text:span><text:span text:style-name="_5f_BVS"><text:span text:style-name="T23">; 1).</text:span></text:span></text:p>
      <text:p text:style-name="P42"><draw:g text:anchor-type="paragraph" draw:z-index="6" draw:name="Forme4" draw:style-name="gr23"><draw:line draw:style-name="gr24" draw:text-style-name="P103" svg:x1="0.075cm" svg:y1="0.71cm" svg:x2="9.075cm" svg:y2="0.71cm"><text:p/></draw:line><draw:line draw:style-name="gr25" draw:text-style-name="P103" svg:x1="0.075cm" svg:y1="7.697cm" svg:x2="0.075cm" svg:y2="0.217cm"><text:p/></draw:line><draw:line draw:style-name="gr26" draw:text-style-name="P103" svg:x1="1.575cm" svg:y1="0.217cm" svg:x2="1.579cm" svg:y2="7.702cm"><text:p/></draw:line><draw:line draw:style-name="gr27" draw:text-style-name="P103" svg:x1="0.075cm" svg:y1="0.21cm" svg:x2="9.075cm" svg:y2="0.21cm"><text:p/></draw:line><draw:line draw:style-name="gr28" draw:text-style-name="P103" svg:x1="0.075cm" svg:y1="1.706cm" svg:x2="9.062cm" svg:y2="1.706cm"><text:p/></draw:line><draw:line draw:style-name="gr29" draw:text-style-name="P103" svg:x1="0.075cm" svg:y1="1.207cm" svg:x2="9.073cm" svg:y2="1.207cm"><text:p/></draw:line><draw:line draw:style-name="gr30" draw:text-style-name="P103" svg:x1="0.575cm" svg:y1="0.21cm" svg:x2="0.575cm" svg:y2="7.686cm"><text:p/></draw:line><draw:line draw:style-name="gr31" draw:text-style-name="P103" svg:x1="1.074cm" svg:y1="0.21cm" svg:x2="1.074cm" svg:y2="7.686cm"><text:p/></draw:line><draw:line draw:style-name="gr25" draw:text-style-name="P103" svg:x1="2.072cm" svg:y1="7.697cm" svg:x2="2.072cm" svg:y2="0.217cm"><text:p/></draw:line><draw:line draw:style-name="gr26" draw:text-style-name="P103" svg:x1="3.577cm" svg:y1="0.217cm" svg:x2="3.581cm" svg:y2="7.702cm"><text:p/></draw:line><draw:line draw:style-name="gr30" draw:text-style-name="P103" svg:x1="2.573cm" svg:y1="0.21cm" svg:x2="2.573cm" svg:y2="7.686cm"><text:p/></draw:line><draw:line draw:style-name="gr31" draw:text-style-name="P103" svg:x1="3.076cm" svg:y1="0.21cm" svg:x2="3.076cm" svg:y2="7.686cm"><text:p/></draw:line><draw:line draw:style-name="gr25" draw:text-style-name="P103" svg:x1="4.075cm" svg:y1="7.697cm" svg:x2="4.075cm" svg:y2="0.217cm"><text:p/></draw:line><draw:line draw:style-name="gr26" draw:text-style-name="P103" svg:x1="5.575cm" svg:y1="0.217cm" svg:x2="5.579cm" svg:y2="7.702cm"><text:p/></draw:line><draw:line draw:style-name="gr30" draw:text-style-name="P103" svg:x1="4.575cm" svg:y1="0.21cm" svg:x2="4.575cm" svg:y2="7.686cm"><text:p/></draw:line><draw:line draw:style-name="gr31" draw:text-style-name="P103" svg:x1="5.075cm" svg:y1="0.21cm" svg:x2="5.075cm" svg:y2="7.686cm"><text:p/></draw:line><draw:line draw:style-name="gr25" draw:text-style-name="P103" svg:x1="6.075cm" svg:y1="7.697cm" svg:x2="6.075cm" svg:y2="0.217cm"><text:p/></draw:line><draw:line draw:style-name="gr26" draw:text-style-name="P103" svg:x1="7.574cm" svg:y1="0.217cm" svg:x2="7.578cm" svg:y2="7.702cm"><text:p/></draw:line><draw:line draw:style-name="gr30" draw:text-style-name="P103" svg:x1="6.575cm" svg:y1="0.21cm" svg:x2="6.575cm" svg:y2="7.686cm"><text:p/></draw:line><draw:line draw:style-name="gr31" draw:text-style-name="P103" svg:x1="7.075cm" svg:y1="0.21cm" svg:x2="7.075cm" svg:y2="7.686cm"><text:p/></draw:line><draw:line draw:style-name="gr25" draw:text-style-name="P103" svg:x1="8.075cm" svg:y1="7.697cm" svg:x2="8.075cm" svg:y2="0.217cm"><text:p/></draw:line><draw:line draw:style-name="gr30" draw:text-style-name="P103" svg:x1="8.572cm" svg:y1="0.21cm" svg:x2="8.572cm" svg:y2="7.686cm"><text:p/></draw:line><draw:line draw:style-name="gr31" draw:text-style-name="P103" svg:x1="9.075cm" svg:y1="0.21cm" svg:x2="9.075cm" svg:y2="7.686cm"><text:p/></draw:line><draw:line draw:style-name="gr24" draw:text-style-name="P103" svg:x1="0.075cm" svg:y1="2.707cm" svg:x2="9.075cm" svg:y2="2.707cm"><text:p/></draw:line><draw:line draw:style-name="gr27" draw:text-style-name="P103" svg:x1="0.075cm" svg:y1="2.207cm" svg:x2="9.075cm" svg:y2="2.207cm"><text:p/></draw:line><draw:line draw:style-name="gr28" draw:text-style-name="P103" svg:x1="0.075cm" svg:y1="3.706cm" svg:x2="9.062cm" svg:y2="3.706cm"><text:p/></draw:line><draw:line draw:style-name="gr29" draw:text-style-name="P103" svg:x1="0.075cm" svg:y1="3.207cm" svg:x2="9.073cm" svg:y2="3.207cm"><text:p/></draw:line><draw:line draw:style-name="gr24" draw:text-style-name="P103" svg:x1="0.075cm" svg:y1="4.708cm" svg:x2="9.075cm" svg:y2="4.708cm"><text:p/></draw:line><draw:line draw:style-name="gr27" draw:text-style-name="P103" svg:x1="0.075cm" svg:y1="4.207cm" svg:x2="9.075cm" svg:y2="4.207cm"><text:p/></draw:line><draw:line draw:style-name="gr28" draw:text-style-name="P103" svg:x1="0.075cm" svg:y1="5.708cm" svg:x2="9.062cm" svg:y2="5.708cm"><text:p/></draw:line><draw:line draw:style-name="gr29" draw:text-style-name="P103" svg:x1="0.075cm" svg:y1="5.207cm" svg:x2="9.073cm" svg:y2="5.207cm"><text:p/></draw:line><draw:line draw:style-name="gr24" draw:text-style-name="P103" svg:x1="0.075cm" svg:y1="6.709cm" svg:x2="9.075cm" svg:y2="6.709cm"><text:p/></draw:line><draw:line draw:style-name="gr27" draw:text-style-name="P103" svg:x1="0.075cm" svg:y1="6.209cm" svg:x2="9.075cm" svg:y2="6.209cm"><text:p/></draw:line><draw:line draw:style-name="gr29" draw:text-style-name="P103" svg:x1="0.075cm" svg:y1="7.209cm" svg:x2="9.073cm" svg:y2="7.209cm"><text:p/></draw:line><draw:line draw:style-name="gr29" draw:text-style-name="P103" svg:x1="0.075cm" svg:y1="7.71cm" svg:x2="9.073cm" svg:y2="7.71cm"><text:p/></draw:line><draw:g draw:style-name="gr2"><draw:line draw:style-name="gr32" draw:text-style-name="P104" svg:x1="4.075cm" svg:y1="4.202cm" svg:x2="9.076cm" svg:y2="4.202cm"><text:p/></draw:line><draw:line draw:style-name="gr32" draw:text-style-name="P104" svg:x1="4.075cm" svg:y1="4.202cm" svg:x2="4.075cm" svg:y2="0.217cm"><text:p/></draw:line><draw:line draw:style-name="gr32" draw:text-style-name="P104" svg:x1="4.075cm" svg:y1="4.201cm" svg:x2="0.575cm" svg:y2="7.701cm"><text:p/></draw:line><draw:frame draw:style-name="gr36" draw:text-style-name="P101" svg:width="1.1cm" svg:height="0.802cm" svg:x="3.376cm" svg:y="0.101cm"><draw:text-box><text:p text:style-name="P97"><text:span text:style-name="T80">z</text:span></text:p></draw:text-box></draw:frame><draw:frame draw:style-name="gr34" draw:text-style-name="P98" svg:width="0.576cm" svg:height="0.8cm" svg:x="8.384cm" svg:y="3.502cm"><draw:text-box><text:p text:style-name="P97"><text:span text:style-name="T80">y</text:span></text:p></draw:text-box></draw:frame><draw:frame draw:style-name="gr36" draw:text-style-name="P105" svg:width="1.1cm" svg:height="0.802cm" svg:x="0.776cm" svg:y="7.201cm"><draw:text-box><text:p text:style-name="P97"><text:span text:style-name="T82">x</text:span></text:p></draw:text-box></draw:frame><draw:line draw:style-name="gr35" draw:text-style-name="P104" svg:x1="5.075cm" svg:y1="4.102cm" svg:x2="5.075cm" svg:y2="4.302cm"><text:p/></draw:line><draw:line draw:style-name="gr35" draw:text-style-name="P104" svg:x1="3.145cm" svg:y1="5.274cm" svg:x2="3.004cm" svg:y2="5.133cm"><text:p/></draw:line><draw:frame draw:style-name="gr36" draw:text-style-name="P99" svg:width="1.101cm" svg:height="0.802cm" svg:x="3.475cm" svg:y="2.6cm"><draw:text-box><text:p text:style-name="P97"><text:span text:style-name="T81">1</text:span></text:p></draw:text-box></draw:frame><draw:frame draw:style-name="gr36" draw:text-style-name="P99" svg:width="1.1cm" svg:height="0.802cm" svg:x="4.976cm" svg:y="3.602cm"><draw:text-box><text:p text:style-name="P97"><text:span text:style-name="T81">1</text:span></text:p></draw:text-box></draw:frame><draw:frame draw:style-name="gr34" draw:text-style-name="P99" svg:width="1.101cm" svg:height="0.8cm" svg:x="2.475cm" svg:y="4.701cm"><draw:text-box><text:p text:style-name="P97"><text:span text:style-name="T81">1</text:span></text:p></draw:text-box></draw:frame><draw:frame draw:style-name="gr34" draw:text-style-name="P99" svg:width="1.1cm" svg:height="0.8cm" svg:x="3.376cm" svg:y="3.701cm"><draw:text-box><text:p text:style-name="P97"><text:span text:style-name="T81">O</text:span></text:p></draw:text-box></draw:frame><draw:line draw:style-name="gr35" draw:text-style-name="P104" svg:x1="3.975cm" svg:y1="3.205cm" svg:x2="4.175cm" svg:y2="3.205cm"><text:p/></draw:line></draw:g></draw:g><text:span text:style-name="_5f_BVS"><text:span text:style-name="T23"/></text:span></text:p>
      <text:p text:style-name="P42"><text:span text:style-name="_5f_BVS"><text:span text:style-name="T23"/></text:span></text:p>
      <text:p text:style-name="P42"><text:span text:style-name="_5f_BVS"><text:span text:style-name="T23"/></text:span></text:p>
      <text:p text:style-name="P42"><text:span text:style-name="_5f_BVS"><text:span text:style-name="T23"/></text:span></text:p>
      <text:p text:style-name="P42"><text:span text:style-name="_5f_BVS"><text:span text:style-name="T23"/></text:span></text:p>
      <text:p text:style-name="P42"><text:span text:style-name="_5f_BVS"><text:span text:style-name="T23"/></text:span></text:p>
      <text:p text:style-name="P42"><text:span text:style-name="_5f_BVS"><text:span text:style-name="T23"/></text:span></text:p>
      <text:p text:style-name="P42"><text:span text:style-name="_5f_BVS"><text:span text:style-name="T23"/></text:span></text:p>
      <text:p text:style-name="P42"><text:span text:style-name="_5f_BVS"><text:span text:style-name="T23"/></text:span></text:p>
      <text:p text:style-name="P42"><text:span text:style-name="_5f_BVS"><text:span text:style-name="T23"/></text:span></text:p>
      <text:p text:style-name="P42"><text:span text:style-name="_5f_BVS"><text:span text:style-name="T23"/></text:span></text:p>
      <text:p text:style-name="P42"><text:span text:style-name="_5f_BVS"><text:span text:style-name="T23"/></text:span></text:p>
      <text:p text:style-name="P42"><text:span text:style-name="_5f_BVS"><text:span text:style-name="T23"/></text:span></text:p>
      <text:p text:style-name="P42"><text:span text:style-name="_5f_BVS"><text:span text:style-name="T23"/></text:span></text:p>
      <text:p text:style-name="P42"><text:span text:style-name="_5f_BVS"><text:span text:style-name="T23"/></text:span></text:p>
      <text:list xml:id="list182327269970420" text:continue-numbering="true" text:style-name="Num_5f_Exo">
        <text:list-item>
          <text:h text:style-name="P57" text:outline-level="1"><text:span text:style-name="_5f_BVS"><text:span text:style-name="T25">On considère le repère ci-dessous.</text:span></text:span></text:h>
        </text:list-item>
      </text:list>
      <text:h text:style-name="P58" text:outline-level="1"><draw:g text:anchor-type="paragraph" draw:z-index="5" draw:name="Forme 1" draw:style-name="gr1"><draw:g draw:style-name="gr2"><draw:line draw:style-name="gr24" draw:text-style-name="P103" svg:x1="0.097cm" svg:y1="0.607cm" svg:x2="9.097cm" svg:y2="0.607cm"><text:p/></draw:line><draw:line draw:style-name="gr25" draw:text-style-name="P103" svg:x1="0.097cm" svg:y1="8.594cm" svg:x2="0.097cm" svg:y2="0.115cm"><text:p/></draw:line><draw:line draw:style-name="gr26" draw:text-style-name="P103" svg:x1="1.598cm" svg:y1="0.117cm" svg:x2="1.602cm" svg:y2="8.602cm"><text:p/></draw:line><draw:line draw:style-name="gr27" draw:text-style-name="P103" svg:x1="0.097cm" svg:y1="0.107cm" svg:x2="9.097cm" svg:y2="0.107cm"><text:p/></draw:line><draw:line draw:style-name="gr28" draw:text-style-name="P103" svg:x1="0.097cm" svg:y1="1.606cm" svg:x2="9.084cm" svg:y2="1.606cm"><text:p/></draw:line><draw:line draw:style-name="gr29" draw:text-style-name="P103" svg:x1="0.097cm" svg:y1="1.107cm" svg:x2="9.095cm" svg:y2="1.107cm"><text:p/></draw:line><draw:line draw:style-name="gr30" draw:text-style-name="P103" svg:x1="0.598cm" svg:y1="0.107cm" svg:x2="0.598cm" svg:y2="8.581cm"><text:p/></draw:line><draw:line draw:style-name="gr31" draw:text-style-name="P103" svg:x1="1.098cm" svg:y1="0.107cm" svg:x2="1.098cm" svg:y2="8.581cm"><text:p/></draw:line><draw:line draw:style-name="gr25" draw:text-style-name="P103" svg:x1="2.099cm" svg:y1="8.594cm" svg:x2="2.099cm" svg:y2="0.115cm"><text:p/></draw:line><draw:line draw:style-name="gr26" draw:text-style-name="P103" svg:x1="3.599cm" svg:y1="0.117cm" svg:x2="3.603cm" svg:y2="8.602cm"><text:p/></draw:line><draw:line draw:style-name="gr30" draw:text-style-name="P103" svg:x1="2.599cm" svg:y1="0.107cm" svg:x2="2.599cm" svg:y2="8.581cm"><text:p/></draw:line><draw:line draw:style-name="gr31" draw:text-style-name="P103" svg:x1="3.099cm" svg:y1="0.107cm" svg:x2="3.099cm" svg:y2="8.581cm"><text:p/></draw:line><draw:line draw:style-name="gr25" draw:text-style-name="P103" svg:x1="4.099cm" svg:y1="8.594cm" svg:x2="4.099cm" svg:y2="0.115cm"><text:p/></draw:line><draw:line draw:style-name="gr26" draw:text-style-name="P103" svg:x1="5.595cm" svg:y1="0.117cm" svg:x2="5.599cm" svg:y2="8.602cm"><text:p/></draw:line><draw:line draw:style-name="gr30" draw:text-style-name="P103" svg:x1="4.599cm" svg:y1="0.107cm" svg:x2="4.599cm" svg:y2="8.581cm"><text:p/></draw:line><draw:line draw:style-name="gr31" draw:text-style-name="P103" svg:x1="5.099cm" svg:y1="0.107cm" svg:x2="5.099cm" svg:y2="8.581cm"><text:p/></draw:line><draw:line draw:style-name="gr25" draw:text-style-name="P103" svg:x1="6.096cm" svg:y1="8.594cm" svg:x2="6.096cm" svg:y2="0.115cm"><text:p/></draw:line><draw:line draw:style-name="gr26" draw:text-style-name="P103" svg:x1="7.597cm" svg:y1="0.117cm" svg:x2="7.601cm" svg:y2="8.602cm"><text:p/></draw:line><draw:line draw:style-name="gr30" draw:text-style-name="P103" svg:x1="6.596cm" svg:y1="0.107cm" svg:x2="6.596cm" svg:y2="8.581cm"><text:p/></draw:line><draw:line draw:style-name="gr31" draw:text-style-name="P103" svg:x1="7.097cm" svg:y1="0.107cm" svg:x2="7.097cm" svg:y2="8.581cm"><text:p/></draw:line><draw:line draw:style-name="gr25" draw:text-style-name="P103" svg:x1="8.098cm" svg:y1="8.594cm" svg:x2="8.098cm" svg:y2="0.115cm"><text:p/></draw:line><draw:line draw:style-name="gr30" draw:text-style-name="P103" svg:x1="8.599cm" svg:y1="0.107cm" svg:x2="8.599cm" svg:y2="8.581cm"><text:p/></draw:line><draw:line draw:style-name="gr31" draw:text-style-name="P103" svg:x1="9.098cm" svg:y1="0.107cm" svg:x2="9.098cm" svg:y2="8.581cm"><text:p/></draw:line><draw:line draw:style-name="gr24" draw:text-style-name="P103" svg:x1="0.097cm" svg:y1="2.607cm" svg:x2="9.097cm" svg:y2="2.607cm"><text:p/></draw:line><draw:line draw:style-name="gr27" draw:text-style-name="P103" svg:x1="0.097cm" svg:y1="2.107cm" svg:x2="9.097cm" svg:y2="2.107cm"><text:p/></draw:line><draw:line draw:style-name="gr28" draw:text-style-name="P103" svg:x1="0.097cm" svg:y1="3.606cm" svg:x2="9.084cm" svg:y2="3.606cm"><text:p/></draw:line><draw:line draw:style-name="gr29" draw:text-style-name="P103" svg:x1="0.097cm" svg:y1="3.107cm" svg:x2="9.095cm" svg:y2="3.107cm"><text:p/></draw:line><draw:line draw:style-name="gr24" draw:text-style-name="P103" svg:x1="0.097cm" svg:y1="4.607cm" svg:x2="9.097cm" svg:y2="4.607cm"><text:p/></draw:line><draw:line draw:style-name="gr27" draw:text-style-name="P103" svg:x1="0.097cm" svg:y1="4.107cm" svg:x2="9.097cm" svg:y2="4.107cm"><text:p/></draw:line><draw:line draw:style-name="gr28" draw:text-style-name="P103" svg:x1="0.097cm" svg:y1="5.606cm" svg:x2="9.084cm" svg:y2="5.606cm"><text:p/></draw:line><draw:line draw:style-name="gr29" draw:text-style-name="P103" svg:x1="0.097cm" svg:y1="5.107cm" svg:x2="9.095cm" svg:y2="5.107cm"><text:p/></draw:line><draw:line draw:style-name="gr24" draw:text-style-name="P103" svg:x1="0.097cm" svg:y1="6.607cm" svg:x2="9.097cm" svg:y2="6.607cm"><text:p/></draw:line><draw:line draw:style-name="gr27" draw:text-style-name="P103" svg:x1="0.097cm" svg:y1="6.107cm" svg:x2="9.097cm" svg:y2="6.107cm"><text:p/></draw:line><draw:line draw:style-name="gr29" draw:text-style-name="P103" svg:x1="0.097cm" svg:y1="7.107cm" svg:x2="9.095cm" svg:y2="7.107cm"><text:p/></draw:line><draw:line draw:style-name="gr29" draw:text-style-name="P103" svg:x1="0.097cm" svg:y1="7.607cm" svg:x2="9.095cm" svg:y2="7.607cm"><text:p/></draw:line><draw:line draw:style-name="gr29" draw:text-style-name="P103" svg:x1="0.097cm" svg:y1="8.107cm" svg:x2="9.095cm" svg:y2="8.107cm"><text:p/></draw:line><draw:line draw:style-name="gr29" draw:text-style-name="P103" svg:x1="0.097cm" svg:y1="8.598cm" svg:x2="9.095cm" svg:y2="8.598cm"><text:p/></draw:line></draw:g><draw:g draw:style-name="gr2"><draw:line draw:style-name="gr32" draw:text-style-name="P96" svg:x1="3.099cm" svg:y1="5.6cm" svg:x2="9.099cm" svg:y2="5.6cm"><text:p/></draw:line><draw:line draw:style-name="gr32" draw:text-style-name="P96" svg:x1="3.099cm" svg:y1="5.6cm" svg:x2="3.099cm" svg:y2="0.1cm"><text:p/></draw:line><draw:line draw:style-name="gr32" draw:text-style-name="P96" svg:x1="3.097cm" svg:y1="5.6cm" svg:x2="0.097cm" svg:y2="8.6cm"><text:p/></draw:line><draw:frame draw:style-name="gr36" draw:text-style-name="P101" svg:width="1.101cm" svg:height="0.802cm" svg:x="2.397cm" svg:y="0cm"><draw:text-box><text:p text:style-name="P97"><text:span text:style-name="T80">z</text:span></text:p></draw:text-box></draw:frame><draw:frame draw:style-name="gr36" draw:text-style-name="P101" svg:width="1.1cm" svg:height="0.802cm" svg:x="8.5cm" svg:y="4.8cm"><draw:text-box><text:p text:style-name="P97"><text:span text:style-name="T80">y</text:span></text:p></draw:text-box></draw:frame><draw:frame draw:style-name="gr36" draw:text-style-name="P101" svg:width="1.1cm" svg:height="0.802cm" svg:x="0.299cm" svg:y="8.026cm"><draw:text-box><text:p text:style-name="P97"><text:span text:style-name="T80">x</text:span></text:p></draw:text-box></draw:frame><draw:line draw:style-name="gr35" draw:text-style-name="P96" svg:x1="4.099cm" svg:y1="5.5cm" svg:x2="4.099cm" svg:y2="5.7cm"><text:p/></draw:line><draw:line draw:style-name="gr35" draw:text-style-name="P96" svg:x1="2.169cm" svg:y1="6.67cm" svg:x2="2.028cm" svg:y2="6.529cm"><text:p/></draw:line><draw:frame draw:style-name="gr36" draw:text-style-name="P99" svg:width="1.101cm" svg:height="0.802cm" svg:x="2.499cm" svg:y="4.073cm"><draw:text-box><text:p text:style-name="P97"><text:span text:style-name="T81">1</text:span></text:p></draw:text-box></draw:frame><draw:frame draw:style-name="gr34" draw:text-style-name="P99" svg:width="1.101cm" svg:height="0.8cm" svg:x="3.998cm" svg:y="5.001cm"><draw:text-box><text:p text:style-name="P97"><text:span text:style-name="T81">1</text:span></text:p></draw:text-box></draw:frame><draw:frame draw:style-name="gr36" draw:text-style-name="P99" svg:width="1.101cm" svg:height="0.802cm" svg:x="1.499cm" svg:y="6.1cm"><draw:text-box><text:p text:style-name="P97"><text:span text:style-name="T81">1</text:span></text:p></draw:text-box></draw:frame><draw:frame draw:style-name="gr36" draw:text-style-name="P99" svg:width="1.101cm" svg:height="0.802cm" svg:x="2.397cm" svg:y="5.099cm"><draw:text-box><text:p text:style-name="P97"><text:span text:style-name="T81">H</text:span></text:p></draw:text-box></draw:frame><draw:frame draw:style-name="gr34" draw:text-style-name="P99" svg:width="1.101cm" svg:height="0.8cm" svg:x="-0.101cm" svg:y="7.601cm"><draw:text-box><text:p text:style-name="P97"><text:span text:style-name="T81">E</text:span></text:p></draw:text-box></draw:frame><draw:frame draw:style-name="gr36" draw:text-style-name="P99" svg:width="1.101cm" svg:height="0.802cm" svg:x="0.125cm" svg:y="3.099cm"><draw:text-box><text:p text:style-name="P97"><text:span text:style-name="T81">I</text:span></text:p></draw:text-box></draw:frame><draw:line draw:style-name="gr35" draw:text-style-name="P96" svg:x1="0.598cm" svg:y1="3.6cm" svg:x2="0.598cm" svg:y2="8.1cm"><text:p/></draw:line><draw:line draw:style-name="gr35" draw:text-style-name="P96" svg:x1="5.595cm" svg:y1="3.6cm" svg:x2="5.595cm" svg:y2="8.1cm"><text:p/></draw:line><draw:line draw:style-name="gr35" draw:text-style-name="P96" svg:x1="8.098cm" svg:y1="1.1cm" svg:x2="8.098cm" svg:y2="5.6cm"><text:p/></draw:line><draw:line draw:style-name="gr35" draw:text-style-name="P96" svg:x1="0.598cm" svg:y1="3.6cm" svg:x2="5.598cm" svg:y2="3.6cm"><text:p/></draw:line><draw:line draw:style-name="gr35" draw:text-style-name="P96" svg:x1="0.598cm" svg:y1="8.1cm" svg:x2="5.598cm" svg:y2="8.1cm"><text:p/></draw:line><draw:line draw:style-name="gr35" draw:text-style-name="P96" svg:x1="3.099cm" svg:y1="1.1cm" svg:x2="8.099cm" svg:y2="1.1cm"><text:p/></draw:line><draw:line draw:style-name="gr35" draw:text-style-name="P96" svg:x1="0.598cm" svg:y1="3.6cm" svg:x2="3.098cm" svg:y2="1.1cm"><text:p/></draw:line><draw:line draw:style-name="gr35" draw:text-style-name="P96" svg:x1="5.595cm" svg:y1="3.6cm" svg:x2="8.095cm" svg:y2="1.1cm"><text:p/></draw:line><draw:line draw:style-name="gr35" draw:text-style-name="P96" svg:x1="5.595cm" svg:y1="8.1cm" svg:x2="8.095cm" svg:y2="5.6cm"><text:p/></draw:line><draw:frame draw:style-name="gr36" draw:text-style-name="P99" svg:width="1.101cm" svg:height="0.802cm" svg:x="2.524cm" svg:y="0.6cm"><draw:text-box><text:p text:style-name="P97"><text:span text:style-name="T81">L</text:span></text:p></draw:text-box></draw:frame><draw:frame draw:style-name="gr34" draw:text-style-name="P99" svg:width="1.1cm" svg:height="0.8cm" svg:x="5.131cm" svg:y="3cm"><draw:text-box><text:p text:style-name="P97"><text:span text:style-name="T81">J</text:span></text:p></draw:text-box></draw:frame><draw:frame draw:style-name="gr34" draw:text-style-name="P99" svg:width="1.1cm" svg:height="0.8cm" svg:x="5.406cm" svg:y="7.975cm"><draw:text-box><text:p text:style-name="P97"><text:span text:style-name="T81">F</text:span></text:p></draw:text-box></draw:frame><draw:frame draw:style-name="gr36" draw:text-style-name="P99" svg:width="1.101cm" svg:height="0.802cm" svg:x="7.999cm" svg:y="5.099cm"><draw:text-box><text:p text:style-name="P97"><text:span text:style-name="T81">G</text:span></text:p></draw:text-box></draw:frame><draw:frame draw:style-name="gr36" draw:text-style-name="P99" svg:width="1.101cm" svg:height="0.802cm" svg:x="7.999cm" svg:y="0.6cm"><draw:text-box><text:p text:style-name="P97"><text:span text:style-name="T81">K</text:span></text:p></draw:text-box></draw:frame><draw:line draw:style-name="gr35" draw:text-style-name="P96" svg:x1="2.995cm" svg:y1="4.6cm" svg:x2="3.195cm" svg:y2="4.6cm"><text:p/></draw:line></draw:g></draw:g><text:span text:style-name="_5f_BVS"><text:span text:style-name="T25"/></text:span></text:h>
      <text:h text:style-name="P58" text:outline-level="1"><text:span text:style-name="_5f_BVS"><text:span text:style-name="T25"/></text:span></text:h>
      <text:h text:style-name="P58" text:outline-level="1"><text:span text:style-name="_5f_BVS"><text:span text:style-name="T25"/></text:span></text:h>
      <text:h text:style-name="P58" text:outline-level="1"><text:span text:style-name="_5f_BVS"><text:span text:style-name="T25"/></text:span></text:h>
      <text:h text:style-name="P58" text:outline-level="1"><text:span text:style-name="_5f_BVS"><text:span text:style-name="T25"/></text:span></text:h>
      <text:h text:style-name="P58" text:outline-level="1"><text:span text:style-name="_5f_BVS"><text:span text:style-name="T25"/></text:span></text:h>
      <text:h text:style-name="P58" text:outline-level="1"><text:span text:style-name="_5f_BVS"><text:span text:style-name="T25"/></text:span></text:h>
      <text:h text:style-name="P58" text:outline-level="1"><text:span text:style-name="_5f_BVS"><text:span text:style-name="T25"/></text:span></text:h>
      <text:h text:style-name="P58" text:outline-level="1"><text:span text:style-name="_5f_BVS"><text:span text:style-name="T25"/></text:span></text:h>
      <text:h text:style-name="P58" text:outline-level="1"><text:span text:style-name="_5f_BVS"><text:span text:style-name="T25"/></text:span></text:h>
      <text:h text:style-name="P58" text:outline-level="1"><text:span text:style-name="_5f_BVS"><text:span text:style-name="T25"/></text:span></text:h>
      <text:h text:style-name="P58" text:outline-level="1"><text:span text:style-name="_5f_BVS"><text:span text:style-name="T25"/></text:span></text:h>
      <text:h text:style-name="P58" text:outline-level="1"><text:span text:style-name="_5f_BVS"><text:span text:style-name="T25"/></text:span></text:h>
      <text:p text:style-name="P35"><text:span text:style-name="_5f_BVS"/></text:p>
      <text:p text:style-name="P39"><text:span text:style-name="_5f_BVS"/></text:p>
      <text:p text:style-name="P39"><text:span text:style-name="_5f_BVS"/></text:p>
      <text:p text:style-name="P39"><text:span text:style-name="_5f_BVS"/></text:p>
      <text:p text:style-name="P39"><text:span text:style-name="_5f_BVS"/></text:p>
      <text:p text:style-name="P40"><text:span text:style-name="_5f_BVS"/></text:p>
      <text:list xml:id="list182327689664946" text:continue-list="list182326278093089" text:style-name="liste_5f_abc">
        <text:list-item text:start-value="1">
          <text:p text:style-name="P68"><text:span text:style-name="_5f_BVS">Place le</text:span><text:span text:style-name="_5f_BVS"><text:span text:style-name="T69">s</text:span></text:span><text:span text:style-name="_5f_BVS"> point</text:span><text:span text:style-name="_5f_BVS"><text:span text:style-name="T69">s</text:span></text:span><text:span text:style-name="_5f_BVS"> M milieu du segment [EF] </text:span><text:span text:style-name="_5f_BVS"><text:span text:style-name="T70">et N milieu du segment [IE].</text:span></text:span></text:p>
        </text:list-item>
        <text:list-item>
          <text:p text:style-name="P69"><text:span text:style-name="_5f_BVS"><text:span text:style-name="T70">Quelles sont les coordonnées de M et N ?</text:span></text:span></text:p>
        </text:list-item>
      </text:list>
      <text:p text:style-name="P36"><text:span text:style-name="_5f_pointillés_20_gris"><text:tab/></text:span></text:p>
      <text:list xml:id="list182328413563100" text:continue-numbering="true" text:style-name="liste_5f_abc">
        <text:list-item>
          <text:p text:style-name="P76"><text:span text:style-name="_5f_BVS"><text:span text:style-name="T26">Place le</text:span></text:span><text:span text:style-name="_5f_BVS"><text:span text:style-name="T27">s</text:span></text:span><text:span text:style-name="_5f_BVS"><text:span text:style-name="T26"> point</text:span></text:span><text:span text:style-name="_5f_BVS"><text:span text:style-name="T27">s</text:span></text:span><text:span text:style-name="_5f_BVS"><text:span text:style-name="T17"> </text:span></text:span><text:span text:style-name="_5f_BVS"><text:span text:style-name="T28">suivants: <text:line-break/></text:span></text:span><text:span text:style-name="_5f_BVS"><text:span text:style-name="T29">P</text:span></text:span><text:span text:style-name="_5f_BVS"><text:span text:style-name="T17">(</text:span></text:span><text:span text:style-name="_5f_BVS"><text:span text:style-name="T29">2,5</text:span></text:span><text:span text:style-name="_5f_BVS"><text:span text:style-name="T17">; </text:span></text:span><text:span text:style-name="_5f_BVS"><text:span text:style-name="T29">5; </text:span></text:span><text:span text:style-name="_5f_BVS"><text:span text:style-name="T30">2</text:span></text:span><text:span text:style-name="_5f_BVS"><text:span text:style-name="T17">), </text:span></text:span><text:span text:style-name="_5f_BVS"><text:span text:style-name="T27">Q(1; 5; </text:span></text:span><text:span text:style-name="_5f_BVS"><text:span text:style-name="T45">1</text:span></text:span><text:span text:style-name="_5f_BVS"><text:span text:style-name="T27">) et R(0; 3; 4).</text:span></text:span></text:p>
        </text:list-item>
        <text:list-item>
          <text:p text:style-name="P70"><text:span text:style-name="_5f_BVS"><text:span text:style-name="T71">À</text:span></text:span><text:span text:style-name="_5f_BVS"> quelle face du </text:span><text:span text:style-name="_5f_BVS"><text:span text:style-name="T72">pavé droit</text:span></text:span><text:span text:style-name="_5f_BVS"><text:span text:style-name="T74"> </text:span></text:span><text:span text:style-name="_5f_BVS">appartient le point Q ? </text:span><text:span text:style-name="_5f_BVS"><text:span text:style-name="T42">e</text:span></text:span><text:span text:style-name="_5f_BVS">t le point R ?</text:span></text:p>
        </text:list-item>
      </text:list>
      <text:p text:style-name="P36"><text:span text:style-name="_5f_pointillés_20_gris"><text:tab/></text:span></text:p>
      <text:p text:style-name="P36"><text:span text:style-name="_5f_pointillés_20_gris"><text:tab/></text:span></text:p>
      <text:list xml:id="list182327855208824" text:continue-list="list182327269970420" text:style-name="Num_5f_Exo">
        <text:list-item>
          <text:h text:style-name="P92" text:outline-level="1"><text:span text:style-name="_5f_BVS"><text:span text:style-name="T31">On considère le repère ci-dessous.</text:span></text:span></text:h>
        </text:list-item>
      </text:list>
      <text:p text:style-name="P39"><draw:g text:anchor-type="paragraph" draw:z-index="7" draw:name="Forme7" draw:style-name="gr23"><draw:g draw:style-name="gr2"><draw:line draw:style-name="gr24" draw:text-style-name="P103" svg:x1="0.075cm" svg:y1="0.603cm" svg:x2="9.075cm" svg:y2="0.603cm"><text:p/></draw:line><draw:line draw:style-name="gr25" draw:text-style-name="P103" svg:x1="0.075cm" svg:y1="7.589cm" svg:x2="0.075cm" svg:y2="0.11cm"><text:p/></draw:line><draw:line draw:style-name="gr26" draw:text-style-name="P103" svg:x1="1.575cm" svg:y1="0.112cm" svg:x2="1.579cm" svg:y2="7.596cm"><text:p/></draw:line><draw:line draw:style-name="gr27" draw:text-style-name="P103" svg:x1="0.075cm" svg:y1="0.103cm" svg:x2="9.075cm" svg:y2="0.103cm"><text:p/></draw:line><draw:line draw:style-name="gr28" draw:text-style-name="P103" svg:x1="0.075cm" svg:y1="1.602cm" svg:x2="9.062cm" svg:y2="1.602cm"><text:p/></draw:line><draw:line draw:style-name="gr29" draw:text-style-name="P103" svg:x1="0.075cm" svg:y1="1.103cm" svg:x2="9.073cm" svg:y2="1.103cm"><text:p/></draw:line><draw:line draw:style-name="gr30" draw:text-style-name="P103" svg:x1="0.575cm" svg:y1="0.103cm" svg:x2="0.575cm" svg:y2="7.578cm"><text:p/></draw:line><draw:line draw:style-name="gr31" draw:text-style-name="P103" svg:x1="1.075cm" svg:y1="0.103cm" svg:x2="1.075cm" svg:y2="7.578cm"><text:p/></draw:line><draw:line draw:style-name="gr25" draw:text-style-name="P103" svg:x1="2.075cm" svg:y1="7.589cm" svg:x2="2.075cm" svg:y2="0.11cm"><text:p/></draw:line><draw:line draw:style-name="gr26" draw:text-style-name="P103" svg:x1="3.577cm" svg:y1="0.112cm" svg:x2="3.581cm" svg:y2="7.596cm"><text:p/></draw:line><draw:line draw:style-name="gr30" draw:text-style-name="P103" svg:x1="2.575cm" svg:y1="0.103cm" svg:x2="2.575cm" svg:y2="7.578cm"><text:p/></draw:line><draw:line draw:style-name="gr31" draw:text-style-name="P103" svg:x1="3.076cm" svg:y1="0.103cm" svg:x2="3.076cm" svg:y2="7.578cm"><text:p/></draw:line><draw:line draw:style-name="gr25" draw:text-style-name="P103" svg:x1="4.075cm" svg:y1="7.589cm" svg:x2="4.075cm" svg:y2="0.11cm"><text:p/></draw:line><draw:line draw:style-name="gr26" draw:text-style-name="P103" svg:x1="5.575cm" svg:y1="0.112cm" svg:x2="5.579cm" svg:y2="7.596cm"><text:p/></draw:line><draw:line draw:style-name="gr30" draw:text-style-name="P103" svg:x1="4.575cm" svg:y1="0.103cm" svg:x2="4.575cm" svg:y2="7.578cm"><text:p/></draw:line><draw:line draw:style-name="gr31" draw:text-style-name="P103" svg:x1="5.075cm" svg:y1="0.103cm" svg:x2="5.075cm" svg:y2="7.578cm"><text:p/></draw:line><draw:line draw:style-name="gr25" draw:text-style-name="P103" svg:x1="6.075cm" svg:y1="7.589cm" svg:x2="6.075cm" svg:y2="0.11cm"><text:p/></draw:line><draw:line draw:style-name="gr26" draw:text-style-name="P103" svg:x1="7.575cm" svg:y1="0.112cm" svg:x2="7.579cm" svg:y2="7.596cm"><text:p/></draw:line><draw:line draw:style-name="gr30" draw:text-style-name="P103" svg:x1="6.575cm" svg:y1="0.103cm" svg:x2="6.575cm" svg:y2="7.578cm"><text:p/></draw:line><draw:line draw:style-name="gr31" draw:text-style-name="P103" svg:x1="7.075cm" svg:y1="0.103cm" svg:x2="7.075cm" svg:y2="7.578cm"><text:p/></draw:line><draw:line draw:style-name="gr25" draw:text-style-name="P103" svg:x1="8.075cm" svg:y1="7.589cm" svg:x2="8.075cm" svg:y2="0.11cm"><text:p/></draw:line><draw:line draw:style-name="gr30" draw:text-style-name="P103" svg:x1="8.575cm" svg:y1="0.103cm" svg:x2="8.575cm" svg:y2="7.578cm"><text:p/></draw:line><draw:line draw:style-name="gr31" draw:text-style-name="P103" svg:x1="9.075cm" svg:y1="0.103cm" svg:x2="9.075cm" svg:y2="7.578cm"><text:p/></draw:line><draw:line draw:style-name="gr24" draw:text-style-name="P103" svg:x1="0.075cm" svg:y1="2.603cm" svg:x2="9.075cm" svg:y2="2.603cm"><text:p/></draw:line><draw:line draw:style-name="gr27" draw:text-style-name="P103" svg:x1="0.075cm" svg:y1="2.103cm" svg:x2="9.075cm" svg:y2="2.103cm"><text:p/></draw:line><draw:line draw:style-name="gr28" draw:text-style-name="P103" svg:x1="0.075cm" svg:y1="3.602cm" svg:x2="9.062cm" svg:y2="3.602cm"><text:p/></draw:line><draw:line draw:style-name="gr29" draw:text-style-name="P103" svg:x1="0.075cm" svg:y1="3.103cm" svg:x2="9.073cm" svg:y2="3.103cm"><text:p/></draw:line><draw:line draw:style-name="gr24" draw:text-style-name="P103" svg:x1="0.075cm" svg:y1="4.603cm" svg:x2="9.075cm" svg:y2="4.603cm"><text:p/></draw:line><draw:line draw:style-name="gr27" draw:text-style-name="P103" svg:x1="0.075cm" svg:y1="4.103cm" svg:x2="9.075cm" svg:y2="4.103cm"><text:p/></draw:line><draw:line draw:style-name="gr28" draw:text-style-name="P103" svg:x1="0.075cm" svg:y1="5.602cm" svg:x2="9.062cm" svg:y2="5.602cm"><text:p/></draw:line><draw:line draw:style-name="gr29" draw:text-style-name="P103" svg:x1="0.075cm" svg:y1="5.103cm" svg:x2="9.073cm" svg:y2="5.103cm"><text:p/></draw:line><draw:line draw:style-name="gr24" draw:text-style-name="P103" svg:x1="0.075cm" svg:y1="6.603cm" svg:x2="9.075cm" svg:y2="6.603cm"><text:p/></draw:line><draw:line draw:style-name="gr27" draw:text-style-name="P103" svg:x1="0.075cm" svg:y1="6.103cm" svg:x2="9.075cm" svg:y2="6.103cm"><text:p/></draw:line><draw:line draw:style-name="gr29" draw:text-style-name="P103" svg:x1="0.075cm" svg:y1="7.103cm" svg:x2="9.073cm" svg:y2="7.103cm"><text:p/></draw:line><draw:line draw:style-name="gr29" draw:text-style-name="P103" svg:x1="0.075cm" svg:y1="7.603cm" svg:x2="9.073cm" svg:y2="7.603cm"><text:p/></draw:line></draw:g><draw:g draw:style-name="gr2"><draw:g draw:style-name="gr2"><draw:line draw:style-name="gr37" draw:text-style-name="P96" svg:x1="2.575cm" svg:y1="5.099cm" svg:x2="9.073cm" svg:y2="5.099cm"><text:p/></draw:line><draw:line draw:style-name="gr32" draw:text-style-name="P96" svg:x1="2.575cm" svg:y1="5.099cm" svg:x2="2.575cm" svg:y2="0.102cm"><text:p/></draw:line><draw:line draw:style-name="gr32" draw:text-style-name="P96" svg:x1="2.575cm" svg:y1="5.099cm" svg:x2="0.076cm" svg:y2="7.602cm"><text:p/></draw:line><draw:frame draw:style-name="gr38" draw:text-style-name="P98" svg:width="1.101cm" svg:height="0.802cm" svg:x="1.875cm" svg:y="0cm"><draw:text-box><text:p text:style-name="P97"><text:span text:style-name="T80">z</text:span></text:p></draw:text-box></draw:frame><draw:frame draw:style-name="gr38" draw:text-style-name="P98" svg:width="0.5cm" svg:height="0.802cm" svg:x="8.375cm" svg:y="4.399cm"><draw:text-box><text:p text:style-name="P97"><text:span text:style-name="T80">y</text:span></text:p></draw:text-box></draw:frame><draw:frame draw:style-name="gr34" draw:text-style-name="P98" svg:width="1.101cm" svg:height="0.8cm" svg:x="0.475cm" svg:y="7.001cm"><draw:text-box><text:p text:style-name="P97"><text:span text:style-name="T80">x</text:span></text:p></draw:text-box></draw:frame><draw:line draw:style-name="gr35" draw:text-style-name="P96" svg:x1="3.577cm" svg:y1="5cm" svg:x2="3.577cm" svg:y2="5.2cm"><text:p/></draw:line><draw:line draw:style-name="gr35" draw:text-style-name="P96" svg:x1="1.645cm" svg:y1="6.17cm" svg:x2="1.504cm" svg:y2="6.029cm"><text:p/></draw:line><draw:frame draw:style-name="gr36" draw:text-style-name="P99" svg:width="1.1cm" svg:height="0.802cm" svg:x="1.976cm" svg:y="3.5cm"><draw:text-box><text:p text:style-name="P97"><text:span text:style-name="T81">1</text:span></text:p></draw:text-box></draw:frame><draw:frame draw:style-name="gr36" draw:text-style-name="P99" svg:width="1.101cm" svg:height="0.802cm" svg:x="3.475cm" svg:y="5.099cm"><draw:text-box><text:p text:style-name="P97"><text:span text:style-name="T81">1</text:span></text:p></draw:text-box></draw:frame><draw:frame draw:style-name="gr36" draw:text-style-name="P99" svg:width="1.101cm" svg:height="0.802cm" svg:x="0.976cm" svg:y="5.5cm"><draw:text-box><text:p text:style-name="P97"><text:span text:style-name="T81">1</text:span></text:p></draw:text-box></draw:frame><draw:frame draw:style-name="gr34" draw:text-style-name="P99" svg:width="1.101cm" svg:height="0.8cm" svg:x="1.995cm" svg:y="4.6cm"><draw:text-box><text:p text:style-name="P97"><text:span text:style-name="T81">P</text:span></text:p></draw:text-box></draw:frame><draw:frame draw:style-name="gr36" draw:text-style-name="P99" svg:width="1.1cm" svg:height="0.802cm" svg:x="0.376cm" svg:y="6.1cm"><draw:text-box><text:p text:style-name="P97"><text:span text:style-name="T81">M</text:span></text:p></draw:text-box></draw:frame><draw:frame draw:style-name="gr34" draw:text-style-name="P99" svg:width="1.1cm" svg:height="0.8cm" svg:x="0.376cm" svg:y="2.101cm"><draw:text-box><text:p text:style-name="P97"><text:span text:style-name="T81">R</text:span></text:p></draw:text-box></draw:frame><draw:line draw:style-name="gr35" draw:text-style-name="P96" svg:x1="1.075cm" svg:y1="2.6cm" svg:x2="1.075cm" svg:y2="6.6cm"><text:p/></draw:line><draw:line draw:style-name="gr35" draw:text-style-name="P96" svg:x1="6.075cm" svg:y1="2.6cm" svg:x2="6.075cm" svg:y2="6.6cm"><text:p/></draw:line><draw:line draw:style-name="gr35" draw:text-style-name="P96" svg:x1="7.575cm" svg:y1="1.1cm" svg:x2="7.575cm" svg:y2="5.1cm"><text:p/></draw:line><draw:line draw:style-name="gr35" draw:text-style-name="P96" svg:x1="1.075cm" svg:y1="2.6cm" svg:x2="6.075cm" svg:y2="2.6cm"><text:p/></draw:line><draw:line draw:style-name="gr35" draw:text-style-name="P96" svg:x1="1.075cm" svg:y1="6.6cm" svg:x2="6.075cm" svg:y2="6.6cm"><text:p/></draw:line><draw:line draw:style-name="gr35" draw:text-style-name="P96" svg:x1="2.575cm" svg:y1="1.1cm" svg:x2="7.575cm" svg:y2="1.1cm"><text:p/></draw:line><draw:line draw:style-name="gr35" draw:text-style-name="P96" svg:x1="1.075cm" svg:y1="2.6cm" svg:x2="2.575cm" svg:y2="1.1cm"><text:p/></draw:line><draw:line draw:style-name="gr35" draw:text-style-name="P96" svg:x1="6.075cm" svg:y1="2.6cm" svg:x2="7.575cm" svg:y2="1.1cm"><text:p/></draw:line><draw:line draw:style-name="gr35" draw:text-style-name="P96" svg:x1="6.075cm" svg:y1="6.6cm" svg:x2="7.575cm" svg:y2="5.1cm"><text:p/></draw:line><draw:frame draw:style-name="gr36" draw:text-style-name="P99" svg:width="1.101cm" svg:height="0.802cm" svg:x="1.875cm" svg:y="0.6cm"><draw:text-box><text:p text:style-name="P97"><text:span text:style-name="T81">Q</text:span></text:p></draw:text-box></draw:frame><draw:frame draw:style-name="gr34" draw:text-style-name="P99" svg:width="1.101cm" svg:height="0.8cm" svg:x="5.523cm" svg:y="2.101cm"><draw:text-box><text:p text:style-name="P97"><text:span text:style-name="T81">S</text:span></text:p></draw:text-box></draw:frame><draw:frame draw:style-name="gr36" draw:text-style-name="P99" svg:width="1.101cm" svg:height="0.802cm" svg:x="5.862cm" svg:y="6.473cm"><draw:text-box><text:p text:style-name="P97"><text:span text:style-name="T81">N</text:span></text:p></draw:text-box></draw:frame><draw:frame draw:style-name="gr34" draw:text-style-name="P99" svg:width="1.1cm" svg:height="0.8cm" svg:x="7.389cm" svg:y="4.6cm"><draw:text-box><text:p text:style-name="P97"><text:span text:style-name="T81">O</text:span></text:p></draw:text-box></draw:frame><draw:frame draw:style-name="gr36" draw:text-style-name="P99" svg:width="1.1cm" svg:height="0.802cm" svg:x="7.375cm" svg:y="0.584cm"><draw:text-box><text:p text:style-name="P97"><text:span text:style-name="T81">T</text:span></text:p></draw:text-box></draw:frame><draw:line draw:style-name="gr35" draw:text-style-name="P96" svg:x1="2.475cm" svg:y1="4.1cm" svg:x2="2.675cm" svg:y2="4.1cm"><text:p/></draw:line></draw:g></draw:g></draw:g><text:span text:style-name="_5f_BVS"/></text:p>
      <text:p text:style-name="P39"><text:span text:style-name="_5f_BVS"/></text:p>
      <text:p text:style-name="P39"><text:span text:style-name="_5f_BVS"/></text:p>
      <text:p text:style-name="P39"><text:span text:style-name="_5f_BVS"/></text:p>
      <text:p text:style-name="P39"><text:span text:style-name="_5f_BVS"/></text:p>
      <text:p text:style-name="P39"><text:span text:style-name="_5f_BVS"/></text:p>
      <text:p text:style-name="P39"><text:span text:style-name="_5f_BVS"/></text:p>
      <text:p text:style-name="P39"><text:span text:style-name="_5f_BVS"/></text:p>
      <text:p text:style-name="P39"><text:span text:style-name="_5f_BVS"/></text:p>
      <text:p text:style-name="P39"><text:span text:style-name="_5f_BVS"/></text:p>
      <text:p text:style-name="P39"><text:span text:style-name="_5f_BVS"/></text:p>
      <text:p text:style-name="P39"><text:span text:style-name="_5f_BVS"/></text:p>
      <text:p text:style-name="P39"><text:span text:style-name="_5f_BVS"/></text:p>
      <text:p text:style-name="P39"><text:span text:style-name="_5f_BVS"/></text:p>
      <text:p text:style-name="P39"><text:span text:style-name="_5f_BVS"/></text:p>
      <text:p text:style-name="P35"><text:span text:style-name="_5f_BVS"/></text:p>
      <text:list xml:id="list182328418539453" text:continue-list="list182328413563100" text:style-name="liste_5f_abc">
        <text:list-item text:start-value="1">
          <text:p text:style-name="P64">Quelles sont les coordonnées des points R, S, T et Q ?</text:p>
          <text:p text:style-name="P60"><text:span text:style-name="_5f_pointillés_20_gris"><text:tab/></text:span></text:p>
        </text:list-item>
      </text:list>
      <text:p text:style-name="P36"><text:span text:style-name="_5f_pointillés_20_gris"><text:tab/></text:span></text:p>
      <text:list xml:id="list182327502672475" text:continue-numbering="true" text:style-name="liste_5f_abc">
        <text:list-item>
          <text:p text:style-name="P69"><text:span text:style-name="_5f_BVS">Quelles coordonnées ont-ils en commun ?</text:span></text:p>
          <text:p text:style-name="P60"><text:span text:style-name="_5f_pointillés_20_gris"><text:tab/></text:span></text:p>
          <text:p text:style-name="P60"><text:span text:style-name="_5f_pointillés_20_gris"><text:tab/></text:span></text:p>
        </text:list-item>
        <text:list-item>
          <text:p text:style-name="P71"><text:span text:style-name="_5f_BVS"><text:span text:style-name="T14">Pl</text:span></text:span><text:span text:style-name="_5f_BVS"><text:span text:style-name="T15">ace le</text:span></text:span><text:span text:style-name="_5f_BVS"><text:span text:style-name="T16">s</text:span></text:span><text:span text:style-name="_5f_BVS"><text:span text:style-name="T15"> points </text:span></text:span><text:span text:style-name="_5f_BVS"><text:span text:style-name="T16">A(1,5; 2,5; </text:span></text:span><text:span text:style-name="_5f_BVS"><text:span text:style-name="T73">4</text:span></text:span><text:span text:style-name="_5f_BVS"><text:span text:style-name="T16">) et B(0,75; 5; </text:span></text:span><text:span text:style-name="_5f_BVS"><text:span text:style-name="T73">4</text:span></text:span><text:span text:style-name="_5f_BVS"><text:span text:style-name="T16">).</text:span></text:span></text:p>
        </text:list-item>
        <text:list-item>
          <text:p text:style-name="P70"><text:span text:style-name="_5f_BVS"><text:span text:style-name="T14">Q</text:span></text:span><text:span text:style-name="_5f_BVS"><text:span text:style-name="T16">ue remarques-tu ?</text:span></text:span></text:p>
          <text:p text:style-name="P60"><text:span text:style-name="_5f_pointillés_20_gris"><text:tab/></text:span></text:p>
        </text:list-item>
      </text:list>
      <text:p text:style-name="P36"><text:span text:style-name="_5f_pointillés_20_gris"><text:tab/></text:span></text:p>
      <text:list xml:id="list182327853532991" text:continue-numbering="true" text:style-name="liste_5f_abc">
        <text:list-item>
          <text:p text:style-name="P69"><text:span text:style-name="_5f_BVS">Déduis-en les coordonnées des points C et D, milieux respectifs des segments [QT] et [RQ].</text:span></text:p>
          <text:p text:style-name="P60"><text:span text:style-name="_5f_pointillés_20_gris"><text:tab/></text:span></text:p>
        </text:list-item>
      </text:list>
      <text:p text:style-name="P36"><text:span text:style-name="_5f_pointillés_20_gris"><text:tab/></text:span></text:p>
      <text:list xml:id="list182328337924387" text:continue-numbering="true" text:style-name="liste_5f_abc">
        <text:list-header>
          <text:p text:style-name="P60"><text:span text:style-name="_5f_pointillés_20_gris"><text:tab/></text:span></text:p>
        </text:list-header>
        <text:list-item>
          <text:p text:style-name="P71"><text:span text:style-name="_5f_BVS">Vérifie tes résultats précédents en plaçant les points C et D dans le repère.</text:span></text:p>
        </text:list-item>
        <text:list-item>
          <text:p text:style-name="P70"><text:span text:style-name="_5f_BVS">Quelles sont les coordonnées des points N et O ?</text:span></text:p>
          <text:p text:style-name="P60"><text:span text:style-name="_5f_pointillés_20_gris"><text:tab/></text:span></text:p>
        </text:list-item>
        <text:list-item>
          <text:p text:style-name="P69"><text:span text:style-name="_5f_BVS">Déduis-en les coordonnées du point E milieu du segment [NO].</text:span></text:p>
          <text:p text:style-name="P60"><text:span text:style-name="_5f_pointillés_20_gris"><text:tab/></text:span></text:p>
        </text:list-item>
      </text:list>
      <text:p text:style-name="P36"><text:span text:style-name="_5f_pointillés_20_gris"><text:tab/></text:span></text:p>
      <text:list xml:id="list182327583518968" text:continue-numbering="true" text:style-name="liste_5f_abc">
        <text:list-item>
          <text:p text:style-name="P74"><text:span text:style-name="_5f_BVS">Vérifie ton résultat en plaçant le point E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pitch="variable"/>
    <style:font-face style:name="OpenSymbol3" svg:font-family="OpenSymbol" style:font-adornments="Oblique" style:font-pitch="variable" style:font-charset="x-symbol"/>
    <style:font-face style:name="OpenSymbol4" svg:font-family="OpenSymbol" style:font-adornments="Roman" style:font-family-generic="swiss" style:font-pitch="variable" style:font-charset="x-symbol"/>
    <style:font-face style:name="OpenSymbol5" svg:font-family="OpenSymbol" style:font-adornments="Roman" style:font-family-generic="swiss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fill-image draw:name="Bitmap_20_2" draw:display-name="Bitmap 2" xlink:href="Pictures/1000000000000462000000587CE155E8D689C890.png" xlink:type="simple" xlink:show="embed" xlink:actuate="onLoad"/>
    <draw:marker draw:name="Arrow_20_concave" draw:display-name="Arrow concave" svg:viewBox="0 0 1131 1580" svg:d="M1013 1491l118 89-567-1580-564 1580 114-85 136-68 148-46 161-17 161 13 153 46z"/>
    <draw:stroke-dash draw:name="Dashed_20__28_var_29__20_1054" draw:display-name="Dashed (var) 1054" draw:style="rect" draw:dots1="1" draw:dots1-length="0.005cm" draw:dots2="1" draw:dots2-length="0.005cm" draw:distance="0.005cm"/>
    <draw:stroke-dash draw:name="Dashed_20__28_var_29__20_1055" draw:display-name="Dashed (var) 1055" draw:style="rect" draw:dots1="1" draw:dots1-length="0.005cm" draw:dots2="1" draw:dots2-length="0.005cm" draw:distance="0.005cm"/>
    <draw:stroke-dash draw:name="Dashed_20__28_var_29__20_1056" draw:display-name="Dashed (var) 1056" draw:style="rect" draw:dots1="1" draw:dots1-length="0.005cm" draw:dots2="1" draw:dots2-length="0.005cm" draw:distance="0.005cm"/>
    <draw:stroke-dash draw:name="Dashed_20__28_var_29__20_1057" draw:display-name="Dashed (var) 1057" draw:style="rect" draw:dots1="1" draw:dots1-length="0.005cm" draw:dots2="1" draw:dots2-length="0.005cm" draw:distance="0.005cm"/>
    <draw:stroke-dash draw:name="Dashed_20__28_var_29__20_1058" draw:display-name="Dashed (var) 1058" draw:style="rect" draw:dots1="1" draw:dots1-length="0.005cm" draw:dots2="1" draw:dots2-length="0.005cm" draw:distance="0.005cm"/>
    <draw:stroke-dash draw:name="Dashed_20__28_var_29__20_1059" draw:display-name="Dashed (var) 1059" draw:style="rect" draw:dots1="1" draw:dots1-length="0.005cm" draw:dots2="1" draw:dots2-length="0.005cm" draw:distance="0.005cm"/>
    <draw:stroke-dash draw:name="Dashed_20__28_var_29__20_1060" draw:display-name="Dashed (var) 1060" draw:style="rect" draw:dots1="1" draw:dots1-length="0.005cm" draw:dots2="1" draw:dots2-length="0.005cm" draw:distance="0.005cm"/>
    <draw:stroke-dash draw:name="Dashed_20__28_var_29__20_1061" draw:display-name="Dashed (var) 1061" draw:style="rect" draw:dots1="1" draw:dots1-length="0.005cm" draw:dots2="1" draw:dots2-length="0.005cm" draw:distance="0.005cm"/>
    <draw:stroke-dash draw:name="Dashed_20__28_var_29__20_1062" draw:display-name="Dashed (var) 1062" draw:style="rect" draw:dots1="1" draw:dots1-length="0.005cm" draw:dots2="1" draw:dots2-length="0.005cm" draw:distance="0.005cm"/>
    <draw:stroke-dash draw:name="Dashed_20__28_var_29__20_1063" draw:display-name="Dashed (var) 1063" draw:style="rect" draw:dots1="1" draw:dots1-length="0.005cm" draw:dots2="1" draw:dots2-length="0.005cm" draw:distance="0.005cm"/>
    <draw:stroke-dash draw:name="Dashed_20__28_var_29__20_1064" draw:display-name="Dashed (var) 1064" draw:style="rect" draw:dots1="1" draw:dots1-length="0.005cm" draw:dots2="1" draw:dots2-length="0.005cm" draw:distance="0.005cm"/>
    <draw:stroke-dash draw:name="Dashed_20__28_var_29__20_1065" draw:display-name="Dashed (var) 1065" draw:style="rect" draw:dots1="1" draw:dots1-length="0.005cm" draw:dots2="1" draw:dots2-length="0.005cm" draw:distance="0.005cm"/>
    <draw:stroke-dash draw:name="Dashed_20__28_var_29__20_1066" draw:display-name="Dashed (var) 1066" draw:style="rect" draw:dots1="1" draw:dots1-length="0.005cm" draw:dots2="1" draw:dots2-length="0.005cm" draw:distance="0.005cm"/>
    <draw:stroke-dash draw:name="Dashed_20__28_var_29__20_1067" draw:display-name="Dashed (var) 1067" draw:style="rect" draw:dots1="1" draw:dots1-length="0.005cm" draw:dots2="1" draw:dots2-length="0.005cm" draw:distance="0.005cm"/>
    <draw:stroke-dash draw:name="Dashed_20__28_var_29__20_1068" draw:display-name="Dashed (var) 1068" draw:style="rect" draw:dots1="1" draw:dots1-length="0.005cm" draw:dots2="1" draw:dots2-length="0.005cm" draw:distance="0.005cm"/>
    <draw:stroke-dash draw:name="Dashed_20__28_var_29__20_1069" draw:display-name="Dashed (var) 1069" draw:style="rect" draw:dots1="1" draw:dots1-length="0.005cm" draw:dots2="1" draw:dots2-length="0.005cm" draw:distance="0.005cm"/>
    <draw:stroke-dash draw:name="Dashed_20__28_var_29__20_1070" draw:display-name="Dashed (var) 1070" draw:style="rect" draw:dots1="1" draw:dots1-length="0.005cm" draw:dots2="1" draw:dots2-length="0.005cm" draw:distance="0.005cm"/>
    <draw:stroke-dash draw:name="Dashed_20__28_var_29__20_1071" draw:display-name="Dashed (var) 1071" draw:style="rect" draw:dots1="1" draw:dots1-length="0.005cm" draw:dots2="1" draw:dots2-length="0.005cm" draw:distance="0.005cm"/>
    <draw:stroke-dash draw:name="Dashed_20__28_var_29__20_1072" draw:display-name="Dashed (var) 1072" draw:style="rect" draw:dots1="1" draw:dots1-length="0.005cm" draw:dots2="1" draw:dots2-length="0.005cm" draw:distance="0.005cm"/>
    <draw:stroke-dash draw:name="Dashed_20__28_var_29__20_1073" draw:display-name="Dashed (var) 1073" draw:style="rect" draw:dots1="1" draw:dots1-length="0.005cm" draw:dots2="1" draw:dots2-length="0.005cm" draw:distance="0.005cm"/>
    <draw:stroke-dash draw:name="Dashed_20__28_var_29__20_1074" draw:display-name="Dashed (var) 1074" draw:style="rect" draw:dots1="1" draw:dots1-length="0.005cm" draw:dots2="1" draw:dots2-length="0.005cm" draw:distance="0.005cm"/>
    <draw:stroke-dash draw:name="Dashed_20__28_var_29__20_1075" draw:display-name="Dashed (var) 1075" draw:style="rect" draw:dots1="1" draw:dots1-length="0.005cm" draw:dots2="1" draw:dots2-length="0.005cm" draw:distance="0.005cm"/>
    <draw:stroke-dash draw:name="Dashed_20__28_var_29__20_1076" draw:display-name="Dashed (var) 1076" draw:style="rect" draw:dots1="1" draw:dots1-length="0.005cm" draw:dots2="1" draw:dots2-length="0.005cm" draw:distance="0.005cm"/>
    <draw:stroke-dash draw:name="Dashed_20__28_var_29__20_1077" draw:display-name="Dashed (var) 1077" draw:style="rect" draw:dots1="1" draw:dots1-length="0.005cm" draw:dots2="1" draw:dots2-length="0.005cm" draw:distance="0.005cm"/>
    <draw:stroke-dash draw:name="Dashed_20__28_var_29__20_1078" draw:display-name="Dashed (var) 1078" draw:style="rect" draw:dots1="1" draw:dots1-length="0.005cm" draw:dots2="1" draw:dots2-length="0.005cm" draw:distance="0.005cm"/>
    <draw:stroke-dash draw:name="Dashed_20__28_var_29__20_1079" draw:display-name="Dashed (var) 1079" draw:style="rect" draw:dots1="1" draw:dots1-length="0.005cm" draw:dots2="1" draw:dots2-length="0.005cm" draw:distance="0.005cm"/>
    <draw:stroke-dash draw:name="Dashed_20__28_var_29__20_1080" draw:display-name="Dashed (var) 1080" draw:style="rect" draw:dots1="1" draw:dots1-length="0.005cm" draw:dots2="1" draw:dots2-length="0.005cm" draw:distance="0.005cm"/>
    <draw:stroke-dash draw:name="Dashed_20__28_var_29__20_1081" draw:display-name="Dashed (var) 1081" draw:style="rect" draw:dots1="1" draw:dots1-length="0.005cm" draw:dots2="1" draw:dots2-length="0.005cm" draw:distance="0.005cm"/>
    <draw:stroke-dash draw:name="Dashed_20__28_var_29__20_1082" draw:display-name="Dashed (var) 1082" draw:style="rect" draw:dots1="1" draw:dots1-length="0.005cm" draw:dots2="1" draw:dots2-length="0.005cm" draw:distance="0.005cm"/>
    <draw:stroke-dash draw:name="Dashed_20__28_var_29__20_1083" draw:display-name="Dashed (var) 1083" draw:style="rect" draw:dots1="1" draw:dots1-length="0.005cm" draw:dots2="1" draw:dots2-length="0.005cm" draw:distance="0.005cm"/>
    <draw:stroke-dash draw:name="Dashed_20__28_var_29__20_1084" draw:display-name="Dashed (var) 1084" draw:style="rect" draw:dots1="1" draw:dots1-length="0.005cm" draw:dots2="1" draw:dots2-length="0.005cm" draw:distance="0.005cm"/>
    <draw:stroke-dash draw:name="Dashed_20__28_var_29__20_1085" draw:display-name="Dashed (var) 1085" draw:style="rect" draw:dots1="1" draw:dots1-length="0.005cm" draw:dots2="1" draw:dots2-length="0.005cm" draw:distance="0.005cm"/>
    <draw:stroke-dash draw:name="Dashed_20__28_var_29__20_1086" draw:display-name="Dashed (var) 1086" draw:style="rect" draw:dots1="1" draw:dots1-length="0.005cm" draw:dots2="1" draw:dots2-length="0.005cm" draw:distance="0.005cm"/>
    <draw:stroke-dash draw:name="Dashed_20__28_var_29__20_1087" draw:display-name="Dashed (var) 1087" draw:style="rect" draw:dots1="1" draw:dots1-length="0.005cm" draw:dots2="1" draw:dots2-length="0.005cm" draw:distance="0.005cm"/>
    <draw:stroke-dash draw:name="Dashed_20__28_var_29__20_1088" draw:display-name="Dashed (var) 1088" draw:style="rect" draw:dots1="1" draw:dots1-length="0.005cm" draw:dots2="1" draw:dots2-length="0.005cm" draw:distance="0.005cm"/>
    <draw:stroke-dash draw:name="Dashed_20__28_var_29__20_1089" draw:display-name="Dashed (var) 1089" draw:style="rect" draw:dots1="1" draw:dots1-length="0.005cm" draw:dots2="1" draw:dots2-length="0.005cm" draw:distance="0.005cm"/>
    <draw:stroke-dash draw:name="Dashed_20__28_var_29__20_1090" draw:display-name="Dashed (var) 1090" draw:style="rect" draw:dots1="1" draw:dots1-length="0.005cm" draw:dots2="1" draw:dots2-length="0.005cm" draw:distance="0.005cm"/>
    <draw:stroke-dash draw:name="Dashed_20__28_var_29__20_1091" draw:display-name="Dashed (var) 1091" draw:style="rect" draw:dots1="1" draw:dots1-length="0.005cm" draw:dots2="1" draw:dots2-length="0.005cm" draw:distance="0.005cm"/>
    <draw:stroke-dash draw:name="Dashed_20__28_var_29__20_1092" draw:display-name="Dashed (var) 1092" draw:style="rect" draw:dots1="1" draw:dots1-length="0.005cm" draw:dots2="1" draw:dots2-length="0.005cm" draw:distance="0.005cm"/>
    <draw:stroke-dash draw:name="Dashed_20__28_var_29__20_1093" draw:display-name="Dashed (var) 1093" draw:style="rect" draw:dots1="1" draw:dots1-length="0.005cm" draw:dots2="1" draw:dots2-length="0.005cm" draw:distance="0.005cm"/>
    <draw:stroke-dash draw:name="Dashed_20__28_var_29__20_1094" draw:display-name="Dashed (var) 1094" draw:style="rect" draw:dots1="1" draw:dots1-length="0.005cm" draw:dots2="1" draw:dots2-length="0.005cm" draw:distance="0.005cm"/>
    <draw:stroke-dash draw:name="Dashed_20__28_var_29__20_1095" draw:display-name="Dashed (var) 1095" draw:style="rect" draw:dots1="1" draw:dots1-length="0.005cm" draw:dots2="1" draw:dots2-length="0.005cm" draw:distance="0.005cm"/>
    <draw:stroke-dash draw:name="Dashed_20__28_var_29__20_1096" draw:display-name="Dashed (var) 1096" draw:style="rect" draw:dots1="1" draw:dots1-length="0.005cm" draw:dots2="1" draw:dots2-length="0.005cm" draw:distance="0.005cm"/>
    <draw:stroke-dash draw:name="Dashed_20__28_var_29__20_1097" draw:display-name="Dashed (var) 1097" draw:style="rect" draw:dots1="1" draw:dots1-length="0.005cm" draw:dots2="1" draw:dots2-length="0.005cm" draw:distance="0.005cm"/>
    <draw:stroke-dash draw:name="Dashed_20__28_var_29__20_1098" draw:display-name="Dashed (var) 1098" draw:style="rect" draw:dots1="1" draw:dots1-length="0.005cm" draw:dots2="1" draw:dots2-length="0.005cm" draw:distance="0.005cm"/>
    <draw:stroke-dash draw:name="Dashed_20__28_var_29__20_1099" draw:display-name="Dashed (var) 1099" draw:style="rect" draw:dots1="1" draw:dots1-length="0.005cm" draw:dots2="1" draw:dots2-length="0.005cm" draw:distance="0.005cm"/>
    <draw:stroke-dash draw:name="Dashed_20__28_var_29__20_1100" draw:display-name="Dashed (var) 1100" draw:style="rect" draw:dots1="1" draw:dots1-length="0.005cm" draw:dots2="1" draw:dots2-length="0.005cm" draw:distance="0.005cm"/>
    <draw:stroke-dash draw:name="Dashed_20__28_var_29__20_1101" draw:display-name="Dashed (var) 1101" draw:style="rect" draw:dots1="1" draw:dots1-length="0.005cm" draw:dots2="1" draw:dots2-length="0.005cm" draw:distance="0.005cm"/>
    <draw:stroke-dash draw:name="Dashed_20__28_var_29__20_1102" draw:display-name="Dashed (var) 1102" draw:style="rect" draw:dots1="1" draw:dots1-length="0.005cm" draw:dots2="1" draw:dots2-length="0.005cm" draw:distance="0.005cm"/>
    <draw:stroke-dash draw:name="Dashed_20__28_var_29__20_1103" draw:display-name="Dashed (var) 1103" draw:style="rect" draw:dots1="1" draw:dots1-length="0.005cm" draw:dots2="1" draw:dots2-length="0.005cm" draw:distance="0.005cm"/>
    <draw:stroke-dash draw:name="Dashed_20__28_var_29__20_1104" draw:display-name="Dashed (var) 1104" draw:style="rect" draw:dots1="1" draw:dots1-length="0.005cm" draw:dots2="1" draw:dots2-length="0.005cm" draw:distance="0.005cm"/>
    <draw:stroke-dash draw:name="Dashed_20__28_var_29__20_1105" draw:display-name="Dashed (var) 1105" draw:style="rect" draw:dots1="1" draw:dots1-length="0.005cm" draw:dots2="1" draw:dots2-length="0.005cm" draw:distance="0.005cm"/>
    <draw:stroke-dash draw:name="Dashed_20__28_var_29__20_1106" draw:display-name="Dashed (var) 1106" draw:style="rect" draw:dots1="1" draw:dots1-length="0.005cm" draw:dots2="1" draw:dots2-length="0.005cm" draw:distance="0.005cm"/>
    <draw:stroke-dash draw:name="Dashed_20__28_var_29__20_1107" draw:display-name="Dashed (var) 1107" draw:style="rect" draw:dots1="1" draw:dots1-length="0.005cm" draw:dots2="1" draw:dots2-length="0.005cm" draw:distance="0.005cm"/>
    <draw:stroke-dash draw:name="Dashed_20__28_var_29__20_1108" draw:display-name="Dashed (var) 1108" draw:style="rect" draw:dots1="1" draw:dots1-length="0.001cm" draw:dots2="1" draw:dots2-length="0.001cm" draw:distance="0.001cm"/>
    <draw:stroke-dash draw:name="Dashed_20__28_var_29__20_1109" draw:display-name="Dashed (var) 1109" draw:style="rect" draw:dots1="1" draw:dots1-length="0.001cm" draw:dots2="1" draw:dots2-length="0.001cm" draw:distance="0.001cm"/>
    <draw:stroke-dash draw:name="Dashed_20__28_var_29__20_1110" draw:display-name="Dashed (var) 1110" draw:style="rect" draw:dots1="1" draw:dots1-length="0.001cm" draw:dots2="1" draw:dots2-length="0.001cm" draw:distance="0.001cm"/>
    <draw:stroke-dash draw:name="Dashed_20__28_var_29__20_1112" draw:display-name="Dashed (var) 1112" draw:style="rect" draw:dots1="1" draw:dots1-length="0.001cm" draw:dots2="1" draw:dots2-length="0.001cm" draw:distance="0.001cm"/>
    <draw:stroke-dash draw:name="Dashed_20__28_var_29__20_1113" draw:display-name="Dashed (var) 1113" draw:style="rect" draw:dots1="1" draw:dots1-length="0.001cm" draw:dots2="1" draw:dots2-length="0.001cm" draw:distance="0.001cm"/>
    <draw:stroke-dash draw:name="Dashed_20__28_var_29__20_1114" draw:display-name="Dashed (var) 1114" draw:style="rect" draw:dots1="1" draw:dots1-length="0.001cm" draw:dots2="1" draw:dots2-length="0.001cm" draw:distance="0.001cm"/>
    <draw:stroke-dash draw:name="Dashed_20__28_var_29__20_1121" draw:display-name="Dashed (var) 1121" draw:style="rect" draw:dots1="1" draw:dots1-length="0.001cm" draw:dots2="1" draw:dots2-length="0.001cm" draw:distance="0.001cm"/>
    <draw:stroke-dash draw:name="Dashed_20__28_var_29__20_1122" draw:display-name="Dashed (var) 1122" draw:style="rect" draw:dots1="1" draw:dots1-length="0.001cm" draw:dots2="1" draw:dots2-length="0.001cm" draw:distance="0.001cm"/>
    <draw:stroke-dash draw:name="Dashed_20__28_var_29__20_3698" draw:display-name="Dashed (var) 3698" draw:style="rect" draw:dots1="1" draw:dots1-length="0.001cm" draw:dots2="1" draw:dots2-length="0.001cm" draw:distance="0.001cm"/>
    <draw:stroke-dash draw:name="Dashed_20__28_var_29__20_3699" draw:display-name="Dashed (var) 3699" draw:style="rect" draw:dots1="1" draw:dots1-length="0.001cm" draw:dots2="1" draw:dots2-length="0.001cm" draw:distance="0.001cm"/>
    <draw:stroke-dash draw:name="Dashed_20__28_var_29__20_3700" draw:display-name="Dashed (var) 3700" draw:style="rect" draw:dots1="1" draw:dots1-length="0.001cm" draw:dots2="1" draw:dots2-length="0.001cm" draw:distance="0.001cm"/>
    <draw:stroke-dash draw:name="Dashed_20__28_var_29__20_3701" draw:display-name="Dashed (var) 3701" draw:style="rect" draw:dots1="1" draw:dots1-length="0.001cm" draw:dots2="1" draw:dots2-length="0.001cm" draw:distance="0.001cm"/>
    <draw:stroke-dash draw:name="Dashed_20__28_var_29__20_3702" draw:display-name="Dashed (var) 3702" draw:style="rect" draw:dots1="1" draw:dots1-length="0.001cm" draw:dots2="1" draw:dots2-length="0.001cm" draw:distance="0.001cm"/>
    <draw:stroke-dash draw:name="Dashed_20__28_var_29__20_3703" draw:display-name="Dashed (var) 3703" draw:style="rect" draw:dots1="1" draw:dots1-length="0.001cm" draw:dots2="1" draw:dots2-length="0.001cm" draw:distance="0.001cm"/>
    <draw:stroke-dash draw:name="Dashed_20__28_var_29__20_3704" draw:display-name="Dashed (var) 3704" draw:style="rect" draw:dots1="1" draw:dots1-length="0.001cm" draw:dots2="1" draw:dots2-length="0.001cm" draw:distance="0.001cm"/>
    <draw:stroke-dash draw:name="Dashed_20__28_var_29__20_3705" draw:display-name="Dashed (var) 3705" draw:style="rect" draw:dots1="1" draw:dots1-length="0.001cm" draw:dots2="1" draw:dots2-length="0.001cm" draw:distance="0.001cm"/>
    <draw:stroke-dash draw:name="Dashed_20__28_var_29__20_3706" draw:display-name="Dashed (var) 3706" draw:style="rect" draw:dots1="1" draw:dots1-length="0.001cm" draw:dots2="1" draw:dots2-length="0.001cm" draw:distance="0.001cm"/>
    <draw:stroke-dash draw:name="Dashed_20__28_var_29__20_3707" draw:display-name="Dashed (var) 3707" draw:style="rect" draw:dots1="1" draw:dots1-length="0.001cm" draw:dots2="1" draw:dots2-length="0.001cm" draw:distance="0.001cm"/>
    <draw:stroke-dash draw:name="Dashed_20__28_var_29__20_3708" draw:display-name="Dashed (var) 3708" draw:style="rect" draw:dots1="1" draw:dots1-length="0.001cm" draw:dots2="1" draw:dots2-length="0.001cm" draw:distance="0.001cm"/>
    <draw:stroke-dash draw:name="Dashed_20__28_var_29__20_3709" draw:display-name="Dashed (var) 3709" draw:style="rect" draw:dots1="1" draw:dots1-length="0.001cm" draw:dots2="1" draw:dots2-length="0.001cm" draw:distance="0.001cm"/>
    <draw:stroke-dash draw:name="Dashed_20__28_var_29__20_3710" draw:display-name="Dashed (var) 3710" draw:style="rect" draw:dots1="1" draw:dots1-length="0.001cm" draw:dots2="1" draw:dots2-length="0.001cm" draw:distance="0.001cm"/>
    <draw:stroke-dash draw:name="Dashed_20__28_var_29__20_3711" draw:display-name="Dashed (var) 3711" draw:style="rect" draw:dots1="1" draw:dots1-length="0.001cm" draw:dots2="1" draw:dots2-length="0.001cm" draw:distance="0.001cm"/>
    <draw:stroke-dash draw:name="Dashed_20__28_var_29__20_3712" draw:display-name="Dashed (var) 3712" draw:style="rect" draw:dots1="1" draw:dots1-length="0.001cm" draw:dots2="1" draw:dots2-length="0.001cm" draw:distance="0.001cm"/>
    <draw:stroke-dash draw:name="Dashed_20__28_var_29__20_3713" draw:display-name="Dashed (var) 3713" draw:style="rect" draw:dots1="1" draw:dots1-length="0.001cm" draw:dots2="1" draw:dots2-length="0.001cm" draw:distance="0.001cm"/>
    <draw:stroke-dash draw:name="Dashed_20__28_var_29__20_3714" draw:display-name="Dashed (var) 3714" draw:style="rect" draw:dots1="1" draw:dots1-length="0.001cm" draw:dots2="1" draw:dots2-length="0.001cm" draw:distance="0.001cm"/>
    <draw:stroke-dash draw:name="Dashed_20__28_var_29__20_3715" draw:display-name="Dashed (var) 3715" draw:style="rect" draw:dots1="1" draw:dots1-length="0.001cm" draw:dots2="1" draw:dots2-length="0.001cm" draw:distance="0.001cm"/>
    <draw:stroke-dash draw:name="Dashed_20__28_var_29__20_3716" draw:display-name="Dashed (var) 3716" draw:style="rect" draw:dots1="1" draw:dots1-length="0.001cm" draw:dots2="1" draw:dots2-length="0.001cm" draw:distance="0.001cm"/>
    <draw:stroke-dash draw:name="Dashed_20__28_var_29__20_3717" draw:display-name="Dashed (var) 3717" draw:style="rect" draw:dots1="1" draw:dots1-length="0.001cm" draw:dots2="1" draw:dots2-length="0.001cm" draw:distance="0.001cm"/>
    <draw:stroke-dash draw:name="Dashed_20__28_var_29__20_3718" draw:display-name="Dashed (var) 3718" draw:style="rect" draw:dots1="1" draw:dots1-length="0.001cm" draw:dots2="1" draw:dots2-length="0.001cm" draw:distance="0.001cm"/>
    <draw:stroke-dash draw:name="Dashed_20__28_var_29__20_3719" draw:display-name="Dashed (var) 3719" draw:style="rect" draw:dots1="1" draw:dots1-length="0.003cm" draw:dots2="1" draw:dots2-length="0.003cm" draw:distance="0.003cm"/>
    <draw:stroke-dash draw:name="Dashed_20__28_var_29__20_3720" draw:display-name="Dashed (var) 3720" draw:style="rect" draw:dots1="1" draw:dots1-length="0.003cm" draw:dots2="1" draw:dots2-length="0.003cm" draw:distance="0.003cm"/>
    <draw:stroke-dash draw:name="Dashed_20__28_var_29__20_3721" draw:display-name="Dashed (var) 3721" draw:style="rect" draw:dots1="1" draw:dots1-length="0.003cm" draw:dots2="1" draw:dots2-length="0.003cm" draw:distance="0.003cm"/>
    <draw:stroke-dash draw:name="Dashed_20__28_var_29__20_3722" draw:display-name="Dashed (var) 3722" draw:style="rect" draw:dots1="1" draw:dots1-length="0.003cm" draw:dots2="1" draw:dots2-length="0.003cm" draw:distance="0.003cm"/>
    <draw:stroke-dash draw:name="Dashed_20__28_var_29__20_3723" draw:display-name="Dashed (var) 3723" draw:style="rect" draw:dots1="1" draw:dots1-length="0.003cm" draw:dots2="1" draw:dots2-length="0.003cm" draw:distance="0.003cm"/>
    <draw:stroke-dash draw:name="Dashed_20__28_var_29__20_3724" draw:display-name="Dashed (var) 3724" draw:style="rect" draw:dots1="1" draw:dots1-length="0.003cm" draw:dots2="1" draw:dots2-length="0.003cm" draw:distance="0.003cm"/>
    <draw:stroke-dash draw:name="Dashed_20__28_var_29__20_3725" draw:display-name="Dashed (var) 3725" draw:style="rect" draw:dots1="1" draw:dots1-length="0.003cm" draw:dots2="1" draw:dots2-length="0.003cm" draw:distance="0.003cm"/>
    <draw:stroke-dash draw:name="Dashed_20__28_var_29__20_3726" draw:display-name="Dashed (var) 3726" draw:style="rect" draw:dots1="1" draw:dots1-length="0.003cm" draw:dots2="1" draw:dots2-length="0.003cm" draw:distance="0.003cm"/>
    <draw:stroke-dash draw:name="Dashed_20__28_var_29__20_3727" draw:display-name="Dashed (var) 3727" draw:style="rect" draw:dots1="1" draw:dots1-length="0.003cm" draw:dots2="1" draw:dots2-length="0.003cm" draw:distance="0.003cm"/>
    <draw:stroke-dash draw:name="Dashed_20__28_var_29__20_3728" draw:display-name="Dashed (var) 3728" draw:style="rect" draw:dots1="1" draw:dots1-length="0.003cm" draw:dots2="1" draw:dots2-length="0.003cm" draw:distance="0.003cm"/>
    <draw:stroke-dash draw:name="Dashed_20__28_var_29__20_3729" draw:display-name="Dashed (var) 3729" draw:style="rect" draw:dots1="1" draw:dots1-length="0.003cm" draw:dots2="1" draw:dots2-length="0.003cm" draw:distance="0.003cm"/>
    <draw:stroke-dash draw:name="Dashed_20__28_var_29__20_3730" draw:display-name="Dashed (var) 3730" draw:style="rect" draw:dots1="1" draw:dots1-length="0.003cm" draw:dots2="1" draw:dots2-length="0.003cm" draw:distance="0.003cm"/>
    <draw:stroke-dash draw:name="Dashed_20__28_var_29__20_3731" draw:display-name="Dashed (var) 3731" draw:style="rect" draw:dots1="1" draw:dots1-length="0.003cm" draw:dots2="1" draw:dots2-length="0.003cm" draw:distance="0.003cm"/>
    <draw:stroke-dash draw:name="Dashed_20__28_var_29__20_3732" draw:display-name="Dashed (var) 3732" draw:style="rect" draw:dots1="1" draw:dots1-length="0.003cm" draw:dots2="1" draw:dots2-length="0.003cm" draw:distance="0.003cm"/>
    <draw:stroke-dash draw:name="Dashed_20__28_var_29__20_3733" draw:display-name="Dashed (var) 3733" draw:style="rect" draw:dots1="1" draw:dots1-length="0.003cm" draw:dots2="1" draw:dots2-length="0.003cm" draw:distance="0.003cm"/>
    <draw:stroke-dash draw:name="Dashed_20__28_var_29__20_3734" draw:display-name="Dashed (var) 3734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3" fo:font-family="OpenSymbol" style:font-style-name="Oblique" style:font-pitch="variable" style:font-charset="x-symbol" fo:font-size="10pt" fo:font-style="normal" style:font-name-asian="OpenSymbol3" style:font-family-asian="OpenSymbol" style:font-style-name-asian="Oblique" style:font-pitch-asian="variable" style:font-charset-asian="x-symbol" style:font-name-complex="OpenSymbol3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3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gris" style:display-name="_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3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En-tête" style:master-page-name="">
      <loext:graphic-properties draw:fill="none" draw:fill-color="#ffe6b3"/>
      <style:paragraph-properties fo:margin-left="0cm" fo:margin-right="0cm" fo:text-align="start" style:justify-single-word="false" fo:text-indent="0cm" style:auto-text-indent="false" style:page-number="auto" fo:background-color="transparent" fo:padding="0cm" fo:border="none" style:shadow="none"/>
      <style:text-properties officeooo:paragraph-rsid="00ccef2a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normal" fo:text-transform="none" fo:color="#1ca2b8" loext:opacity="100%" style:font-name="Bitstream Vera Sans1" fo:font-size="16pt" fo:language="zxx" fo:country="none" fo:font-style="normal" fo:text-shadow="none" fo:font-weight="bold" officeooo:rsid="002e6cc3" style:font-size-asian="16pt" style:language-asian="zxx" style:country-asian="none" style:font-style-asian="normal" style:font-size-complex="16pt" style:font-style-complex="normal"/>
    </style:style>
    <style:style style:name="MT5" style:family="text">
      <style:text-properties fo:font-variant="normal" fo:text-transform="none" fo:color="#1ca2b8" loext:opacity="100%" style:font-name="Bitstream Vera Sans1" fo:font-size="16pt" fo:language="zxx" fo:country="none" fo:font-style="normal" fo:text-shadow="none" fo:font-weight="bold" officeooo:rsid="00bb26f2" style:font-size-asian="16pt" style:language-asian="zxx" style:country-asian="none" style:font-style-asian="normal" style:font-size-complex="16pt" style:font-style-complex="normal"/>
    </style:style>
    <style:style style:name="MT6" style:family="text">
      <style:text-properties fo:font-variant="normal" fo:text-transform="none" fo:color="#1ca2b8" loext:opacity="100%" style:font-name="Bitstream Vera Sans1" fo:font-size="16pt" fo:language="zxx" fo:country="none" fo:font-style="normal" fo:text-shadow="none" fo:font-weight="bold" officeooo:rsid="003cdcaa" style:font-size-asian="16pt" style:language-asian="zxx" style:country-asian="none" style:font-style-asian="normal" style:font-size-complex="16pt" style:font-style-complex="normal"/>
    </style:style>
    <style:style style:name="MT7" style:family="text">
      <style:text-properties fo:font-variant="normal" fo:text-transform="none" fo:color="#1ca2b8" loext:opacity="100%" style:font-name="Bitstream Vera Sans1" fo:font-size="16pt" fo:language="fr" fo:country="FR" fo:font-style="normal" fo:text-shadow="none" fo:font-weight="bold" officeooo:rsid="003cdcaa" style:font-size-asian="16pt" style:language-asian="zxx" style:country-asian="none" style:font-style-asian="normal" style:font-size-complex="16pt" style:font-style-complex="normal"/>
    </style:style>
    <style:style style:name="MT8" style:family="text">
      <style:text-properties fo:font-variant="normal" fo:text-transform="none" fo:color="#1ca2b8" loext:opacity="100%" style:font-name="Bitstream Vera Sans1" fo:font-size="16pt" fo:language="fr" fo:country="FR" fo:font-style="normal" fo:text-shadow="none" fo:font-weight="bold" officeooo:rsid="00c0ef07" style:font-size-asian="16pt" style:language-asian="zxx" style:country-asian="none" style:font-style-asian="normal" style:font-size-complex="16pt" style:font-style-complex="normal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01cm" fo:margin-left="0cm" fo:margin-right="0cm" fo:margin-bottom="0.7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5_20_impaire_20__28_D_29_" style:display-name="_Fiche éditeur série 5 impaire (D)" style:page-layout-name="Mpm18" draw:style-name="Mdp2" style:next-style-name="_5f_Fiche_20_éditeur_20_série_20_5_20_paire_20__28_G_29_">
      <style:header>
        <text:p text:style-name="Header">Série 5 : Graphiques</text:p>
      </style:header>
      <style:footer>
        <text:p text:style-name="MP14">Chapitre D1 : Proportionnalité</text:p>
      </style:footer>
      <style:footer-left>
        <text:p text:style-name="MP24">Chapitre D1 : Proportionnalité</text:p>
      </style:footer-left>
    </style:master-page>
    <style:master-page style:name="_5f_Fiche_20_éditeur_20_série_20_5_20_paire_20__28_G_29_" style:display-name="_Fiche éditeur série 5 paire (G)" style:page-layout-name="Mpm19" draw:style-name="Mdp2" style:next-style-name="_5f_Fiche_20_éditeur_20_série_20_5_20_impaire_20__28_D_29_">
      <style:header>
        <text:p text:style-name="Header">Série 5 : Graphiques</text:p>
      </style:header>
      <style:footer>
        <text:p text:style-name="MP25">Proportionnalité : Chapitre D1</text:p>
      </style:footer>
      <style:footer-left>
        <text:p text:style-name="MP26">Chapitre D1 : Proportionnalité</text:p>
      </style:footer-left>
    </style:master-page>
    <style:master-page style:name="First_20_Page" style:display-name="First Page" style:page-layout-name="Mpm20" draw:style-name="Mdp2" style:next-style-name="Standard"/>
    <style:master-page style:name="Envelope" style:page-layout-name="Mpm21" draw:style-name="Mdp2"/>
    <style:master-page style:name="Index" style:page-layout-name="Mpm20" draw:style-name="Mdp2"/>
    <style:master-page style:name="Footnote" style:page-layout-name="Mpm22" draw:style-name="Mdp2"/>
    <style:master-page style:name="Landscape" style:page-layout-name="Mpm23" draw:style-name="Mdp2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7"><text:span text:style-name="MT4">S</text:span><text:span text:style-name="MT5">e repérer</text:span><text:span text:style-name="MT4"> dans l</text:span><text:span text:style-name="MT6">’</text:span><text:span text:style-name="MT5">espace</text:span></text:p>
      </style:header>
      <style:header-first>
        <text:p text:style-name="MP27"><text:span text:style-name="MT4">S</text:span><text:span text:style-name="MT5">e repérer</text:span><text:span text:style-name="MT4"> dans l</text:span><text:span text:style-name="MT7">e </text:span><text:span text:style-name="MT8">plan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SAMATH</meta:initial-creator>
    <meta:creation-date>2014-10-23T16:08:44.23</meta:creation-date>
    <dc:date>2024-04-25T18:22:52.716269350</dc:date>
    <meta:editing-duration>PT17H4M25S</meta:editing-duration>
    <meta:editing-cycles>153</meta:editing-cycles>
    <meta:generator>LibreOffice/7.3.7.2$Linux_X86_64 LibreOffice_project/30$Build-2</meta:generator>
    <dc:subject>diviser</dc:subject>
    <dc:title>A3_3 série 1 </dc:title>
    <meta:document-statistic meta:table-count="2" meta:image-count="0" meta:object-count="0" meta:page-count="3" meta:paragraph-count="155" meta:word-count="892" meta:character-count="4465" meta:non-whitespace-character-count="3241"/>
  </office:meta>
</office:document-meta>
</file>